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0391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8" style:family="text">
      <style:text-properties fo:color="#000000" style:font-name="Monospace" fo:font-size="10pt" fo:font-weight="bold" style:font-size-asian="10pt" style:font-weight-asian="bold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2" style:family="text">
      <style:text-properties fo:color="#000000" style:font-name="Monospace" fo:font-size="10pt" fo:font-weight="bold" style:font-size-asian="10pt" style:font-weight-asian="bold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3f7f5f" style:font-name="Monospace" fo:font-size="10pt" style:font-size-asian="10pt"/>
    </style:style>
    <style:style style:name="T1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3f7f5f" style:font-name="Monospace" fo:font-size="10pt" style:font-size-asian="10pt"/>
    </style:style>
    <style:style style:name="T2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644632" style:font-name="Monospace" fo:font-size="10pt" fo:font-weight="bold" style:font-size-asian="10pt" style:font-weight-asian="bold"/>
    </style:style>
    <style:style style:name="T22" style:family="text">
      <style:text-properties fo:color="#644632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23" style:family="text">
      <style:text-properties fo:color="#644632" style:font-name="Monospace" fo:font-size="10pt" fo:font-weight="bold" style:font-size-asian="10pt" style:font-weight-asian="bold"/>
    </style:style>
    <style:style style:name="T24" style:family="text">
      <style:text-properties fo:color="#644632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25" style:family="text">
      <style:text-properties fo:color="#005032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005032" style:font-name="Monospace" fo:font-size="10pt" style:font-size-asian="10pt"/>
    </style:style>
    <style:style style:name="T27" style:family="text">
      <style:text-properties fo:color="#005032"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fo:color="#005032" style:font-name="Monospace" fo:font-size="10pt" style:font-size-asian="10pt"/>
    </style:style>
    <style:style style:name="T29" style:family="text">
      <style:text-properties fo:color="#642880" style:font-name="Monospace" fo:font-size="10pt" fo:font-weight="bold" style:font-size-asian="10pt" style:font-weight-asian="bold"/>
    </style:style>
    <style:style style:name="T30" style:family="text">
      <style:text-properties fo:color="#642880" style:font-name="Monospace" fo:font-size="10pt" fo:font-weight="bold" style:font-size-asian="10pt" style:font-weight-asian="bold"/>
    </style:style>
    <style:style style:name="T31" style:family="text">
      <style:text-properties fo:color="#0000c0" style:font-name="Monospace" fo:font-size="10pt" style:font-size-asian="10pt"/>
    </style:style>
    <style:style style:name="T32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33" style:family="text">
      <style:text-properties fo:color="#0000c0" style:font-name="Monospace" fo:font-size="10pt" style:font-size-asian="10pt"/>
    </style:style>
    <style:style style:name="T34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#include</text:span><text:span text:style-name="T5"> </text:span><text:span text:style-name="T13">&lt;fstream&gt;</text:span></text:p>
      <text:p text:style-name="P1"><text:span text:style-name="T1">#include</text:span><text:span text:style-name="T5"> </text:span><text:span text:style-name="T13">&lt;iostream&gt;</text:span></text:p>
      <text:p text:style-name="P1"><text:span text:style-name="T1">#include</text:span><text:span text:style-name="T5"> </text:span><text:span text:style-name="T13">&lt;complex&gt;</text:span></text:p>
      <text:p text:style-name="P1"><text:span text:style-name="T1">#include</text:span><text:span text:style-name="T5"> </text:span><text:span text:style-name="T13">&lt;cmath&gt;</text:span></text:p>
      <text:p text:style-name="P1"><text:span text:style-name="T1">#include</text:span><text:span text:style-name="T5"> </text:span><text:span text:style-name="T13">&lt;set&gt;</text:span></text:p>
      <text:p text:style-name="P2"/>
      <text:p text:style-name="P1"><text:span text:style-name="T1">#include</text:span><text:span text:style-name="T5"> </text:span><text:span text:style-name="T13">&lt;vector&gt;</text:span></text:p>
      <text:p text:style-name="P1"><text:span text:style-name="T1">#include</text:span><text:span text:style-name="T5"> </text:span><text:span text:style-name="T13">&lt;algorithm&gt;</text:span></text:p>
      <text:p text:style-name="P2"/>
      <text:p text:style-name="P1"><text:span text:style-name="T1">#include</text:span><text:span text:style-name="T5"> </text:span><text:span text:style-name="T13">&lt;deal.II/base/quadrature_lib.h&gt;</text:span></text:p>
      <text:p text:style-name="P1"><text:span text:style-name="T1">#include</text:span><text:span text:style-name="T5"> </text:span><text:span text:style-name="T13">&lt;deal.II/base/logstream.h&gt;</text:span></text:p>
      <text:p text:style-name="P1"><text:span text:style-name="T1">#include</text:span><text:span text:style-name="T5"> </text:span><text:span text:style-name="T13">&lt;deal.II/base/function.h&gt;</text:span></text:p>
      <text:p text:style-name="P1"><text:span text:style-name="T1">#include</text:span><text:span text:style-name="T5"> </text:span><text:span text:style-name="T13">&lt;deal.II/base/function_lib.h&gt;</text:span></text:p>
      <text:p text:style-name="P1"><text:span text:style-name="T1">#include</text:span><text:span text:style-name="T5"> </text:span><text:span text:style-name="T13">&lt;deal.II/base/utilities.h&gt;</text:span></text:p>
      <text:p text:style-name="P2"/>
      <text:p text:style-name="P1"><text:span text:style-name="T1">#include</text:span><text:span text:style-name="T5"> </text:span><text:span text:style-name="T13">&lt;deal.II/lac/block_vector.h&gt;</text:span></text:p>
      <text:p text:style-name="P1"><text:span text:style-name="T1">#include</text:span><text:span text:style-name="T5"> </text:span><text:span text:style-name="T13">&lt;deal.II/lac/full_matrix.h&gt;</text:span></text:p>
      <text:p text:style-name="P2"/>
      <text:p text:style-name="P1"><text:span text:style-name="T1">#include</text:span><text:span text:style-name="T5"> </text:span><text:span text:style-name="T13">&lt;deal.II/lac/block_sparse_matrix.h&gt;</text:span></text:p>
      <text:p text:style-name="P1"><text:span text:style-name="T1">#include</text:span><text:span text:style-name="T5"> </text:span><text:span text:style-name="T13">&lt;deal.II/lac/solver_cg.h&gt;</text:span></text:p>
      <text:p text:style-name="P1"><text:span text:style-name="T1">#include</text:span><text:span text:style-name="T5"> </text:span><text:span text:style-name="T13">&lt;deal.II/lac/precondition.h&gt;</text:span></text:p>
      <text:p text:style-name="P1"><text:span text:style-name="T1">#include</text:span><text:span text:style-name="T5"> </text:span><text:span text:style-name="T13">&lt;deal.II/lac/constraint_matrix.h&gt;</text:span></text:p>
      <text:p text:style-name="P2"/>
      <text:p text:style-name="P1"><text:span text:style-name="T1">#include</text:span><text:span text:style-name="T5"> </text:span><text:span text:style-name="T13">&lt;deal.II/grid/tria.h&gt;</text:span></text:p>
      <text:p text:style-name="P1"><text:span text:style-name="T1">#include</text:span><text:span text:style-name="T5"> </text:span><text:span text:style-name="T13">&lt;deal.II/grid/grid_generator.h&gt;</text:span></text:p>
      <text:p text:style-name="P1"><text:span text:style-name="T1">#include</text:span><text:span text:style-name="T5"> </text:span><text:span text:style-name="T13">&lt;deal.II/grid/tria_accessor.h&gt;</text:span></text:p>
      <text:p text:style-name="P1"><text:span text:style-name="T1">#include</text:span><text:span text:style-name="T5"> </text:span><text:span text:style-name="T13">&lt;deal.II/grid/tria_iterator.h&gt;</text:span></text:p>
      <text:p text:style-name="P1"><text:span text:style-name="T1">#include</text:span><text:span text:style-name="T5"> </text:span><text:span text:style-name="T13">&lt;deal.II/grid/tria_boundary_lib.h&gt;</text:span></text:p>
      <text:p text:style-name="P1"><text:span text:style-name="T1">#include</text:span><text:span text:style-name="T5"> </text:span><text:span text:style-name="T13">&lt;deal.II/grid/grid_tools.h&gt;</text:span></text:p>
      <text:p text:style-name="P1"><text:span text:style-name="T1">#include</text:span><text:span text:style-name="T5"> </text:span><text:span text:style-name="T13">&lt;deal.II/grid/grid_refinement.h&gt;</text:span></text:p>
      <text:p text:style-name="P1"><text:span text:style-name="T1">#include</text:span><text:span text:style-name="T5"> </text:span><text:span text:style-name="T13">&lt;deal.II/grid/grid_out.h&gt;</text:span></text:p>
      <text:p text:style-name="P2"/>
      <text:p text:style-name="P1"><text:span text:style-name="T1">#include</text:span><text:span text:style-name="T5"> </text:span><text:span text:style-name="T13">&lt;deal.II/dofs/dof_renumbering.h&gt;</text:span></text:p>
      <text:p text:style-name="P1"><text:span text:style-name="T1">#include</text:span><text:span text:style-name="T5"> </text:span><text:span text:style-name="T13">&lt;deal.II/dofs/dof_accessor.h&gt;</text:span></text:p>
      <text:p text:style-name="P1"><text:span text:style-name="T1">#include</text:span><text:span text:style-name="T5"> </text:span><text:span text:style-name="T13">&lt;deal.II/dofs/dof_tools.h&gt;</text:span></text:p>
      <text:p text:style-name="P2"/>
      <text:p text:style-name="P1"><text:span text:style-name="T1">#include</text:span><text:span text:style-name="T5"> </text:span><text:span text:style-name="T13">&lt;deal.II/fe/fe_q.h&gt;</text:span></text:p>
      <text:p text:style-name="P1"><text:span text:style-name="T1">#include</text:span><text:span text:style-name="T5"> </text:span><text:span text:style-name="T13">&lt;deal.II/fe/fe_system.h&gt;</text:span></text:p>
      <text:p text:style-name="P1"><text:span text:style-name="T1">#include</text:span><text:span text:style-name="T5"> </text:span><text:span text:style-name="T13">&lt;deal.II/fe/fe_nothing.h&gt;</text:span></text:p>
      <text:p text:style-name="P2"/>
      <text:p text:style-name="P1"><text:span text:style-name="T1">#include</text:span><text:span text:style-name="T5"> </text:span><text:span text:style-name="T13">&lt;deal.II/numerics/vector_tools.h&gt;</text:span></text:p>
      <text:p text:style-name="P1"><text:span text:style-name="T1">#include</text:span><text:span text:style-name="T5"> </text:span><text:span text:style-name="T13">&lt;deal.II/numerics/matrix_tools.h&gt;</text:span></text:p>
      <text:p text:style-name="P1"><text:span text:style-name="T1">#include</text:span><text:span text:style-name="T5"> </text:span><text:span text:style-name="T13">&lt;deal.II/numerics/data_out.h&gt;</text:span></text:p>
      <text:p text:style-name="P2"/>
      <text:p text:style-name="P1"><text:span text:style-name="T1">#include</text:span><text:span text:style-name="T5"> </text:span><text:span text:style-name="T13">&lt;deal.II/lac/compressed_set_sparsity_pattern.h&gt;</text:span></text:p>
      <text:p text:style-name="P1"><text:span text:style-name="T1">#include</text:span><text:span text:style-name="T5"> </text:span><text:span text:style-name="T13">&lt;deal.II/lac/sparse_direct.h&gt;</text:span></text:p>
      <text:p text:style-name="P1"><text:span text:style-name="T1">#include</text:span><text:span text:style-name="T5"> </text:span><text:span text:style-name="T13">&lt;deal.II/hp/dof_handler.h&gt;</text:span></text:p>
      <text:p text:style-name="P1"><text:span text:style-name="T1">#include</text:span><text:span text:style-name="T5"> </text:span><text:span text:style-name="T13">&lt;deal.II/hp/fe_values.h&gt;</text:span></text:p>
      <text:p text:style-name="P2"/>
      <text:p text:style-name="P1"><text:span text:style-name="T1">#define</text:span><text:span text:style-name="T5"> PRINT(expr) {std::cout &lt;&lt; </text:span><text:span text:style-name="T13">""</text:span><text:span text:style-name="T5">#expr</text:span><text:span text:style-name="T13">" = "</text:span><text:span text:style-name="T5"> &lt;&lt; std::setprecision(15) &lt;&lt; (expr) &lt;&lt; std::endl;}</text:span></text:p>
      <text:p text:style-name="P1"><text:span text:style-name="T17">/*----------------------------------------------------------------------------------------*/</text:span></text:p>
      <text:p text:style-name="P2"/>
      <text:p text:style-name="P1"><text:span text:style-name="T1">namespace</text:span><text:span text:style-name="T5"> hp_Stokes</text:span></text:p>
      <text:p text:style-name="P1"><text:span text:style-name="T5">{</text:span></text:p>
      <text:p text:style-name="P1"><text:soft-page-break/><text:span text:style-name="T5"><text:tab/></text:span><text:span text:style-name="T1">using</text:span><text:span text:style-name="T5"> </text:span><text:span text:style-name="T1">namespace</text:span><text:span text:style-name="T5"> </text:span><text:span text:style-name="T6">dealii</text:span><text:span text:style-name="T5">;</text:span></text:p>
      <text:p text:style-name="P1"><text:span text:style-name="T5"><text:tab/></text:span><text:span text:style-name="T1">using</text:span><text:span text:style-name="T5"> </text:span><text:span text:style-name="T1">namespace</text:span><text:span text:style-name="T5"> std;</text:span></text:p>
      <text:p text:style-name="P2"/>
      <text:p text:style-name="P1"><text:span text:style-name="T5"><text:tab/> 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6"><text:tab/></text:span><text:span text:style-name="T2">class</text:span><text:span text:style-name="T6"> </text:span><text:span text:style-name="T25">ExactSolution</text:span><text:span text:style-name="T6"> : </text:span><text:span text:style-name="T2">public</text:span><text:span text:style-name="T6"> Function&lt;</text:span><text:span text:style-name="T22">dim</text:span><text:span text:style-name="T6">&gt;</text:span></text:p>
      <text:p text:style-name="P1"><text:span text:style-name="T5"><text:tab/>{</text:span></text:p>
      <text:p text:style-name="P1"><text:span text:style-name="T5"><text:tab/></text:span><text:span text:style-name="T1">public</text:span><text:span text:style-name="T5">:</text:span></text:p>
      <text:p text:style-name="P1"><text:span text:style-name="T5"><text:tab/><text:tab/></text:span><text:span text:style-name="T8">ExactSolution</text:span><text:span text:style-name="T5"> () : </text:span><text:span text:style-name="T6">Function&lt;</text:span><text:span text:style-name="T22">dim</text:span><text:span text:style-name="T6">&gt;</text:span><text:span text:style-name="T5">(</text:span><text:span text:style-name="T21">dim</text:span><text:span text:style-name="T5">+1) {}</text:span></text:p>
      <text:p text:style-name="P1"><text:span text:style-name="T5"><text:tab/><text:tab/></text:span><text:span text:style-name="T1">virtual</text:span><text:span text:style-name="T5"> </text:span><text:span text:style-name="T1">void</text:span><text:span text:style-name="T5"> </text:span><text:span text:style-name="T8">vector_value</text:span><text:span text:style-name="T5"> (</text:span><text:span text:style-name="T1">const</text:span><text:span text:style-name="T5"> </text:span><text:span text:style-name="T6">Point</text:span><text:span text:style-name="T5">&lt;</text:span><text:span text:style-name="T21">dim</text:span><text:span text:style-name="T5">&gt; &amp;p,</text:span></text:p>
      <text:p text:style-name="P1"><text:span text:style-name="T5"><text:tab/><text:tab/><text:tab/></text:span><text:span text:style-name="T6">Vector</text:span><text:span text:style-name="T5">&lt;</text:span><text:span text:style-name="T1">double</text:span><text:span text:style-name="T5">&gt; <text:s text:c="2"/>&amp;value) </text:span><text:span text:style-name="T1">const</text:span><text:span text:style-name="T5">;</text:span></text:p>
      <text:p text:style-name="P1"><text:span text:style-name="T5"><text:tab/><text:tab/></text:span><text:span text:style-name="T1">virtual</text:span><text:span text:style-name="T5"> </text:span><text:span text:style-name="T1">void</text:span><text:span text:style-name="T5"> </text:span><text:span text:style-name="T8">vector_gradient</text:span><text:span text:style-name="T5"> (</text:span><text:span text:style-name="T1">const</text:span><text:span text:style-name="T5"> </text:span><text:span text:style-name="T6">Point</text:span><text:span text:style-name="T5">&lt;</text:span><text:span text:style-name="T21">dim</text:span><text:span text:style-name="T5">&gt; &amp;p,</text:span></text:p>
      <text:p text:style-name="P1"><text:span text:style-name="T5"><text:tab/><text:tab/><text:tab/></text:span><text:span text:style-name="T25">vector</text:span><text:span text:style-name="T5">&lt; </text:span><text:span text:style-name="T6">Tensor</text:span><text:span text:style-name="T5">&lt; 1, </text:span><text:span text:style-name="T21">dim</text:span><text:span text:style-name="T5"> &gt; &gt; &amp;gradients) </text:span><text:span text:style-name="T1">const</text:span><text:span text:style-name="T5">;</text:span></text:p>
      <text:p text:style-name="P1"><text:span text:style-name="T5"><text:tab/>};</text:span></text:p>
      <text:p text:style-name="P1"><text:span text:style-name="T5"><text:tab/> <text:s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void</text:span><text:span text:style-name="T5"> </text:span><text:span text:style-name="T7">ExactSolution &lt;dim&gt;::vector_value</text:span><text:span text:style-name="T5"> (</text:span><text:span text:style-name="T1">const</text:span><text:span text:style-name="T5"> </text:span><text:span text:style-name="T6">Point</text:span><text:span text:style-name="T5">&lt;</text:span><text:span text:style-name="T21">dim</text:span><text:span text:style-name="T5">&gt; &amp;p,</text:span></text:p>
      <text:p text:style-name="P1"><text:span text:style-name="T5"><text:tab/><text:tab/></text:span><text:span text:style-name="T6">Vector</text:span><text:span text:style-name="T5">&lt;</text:span><text:span text:style-name="T1">double</text:span><text:span text:style-name="T5">&gt; <text:s text:c="2"/>&amp;values) </text:span><text:span text:style-name="T1">const</text:span></text:p>
      <text:p text:style-name="P1"><text:span text:style-name="T5"><text:tab/>{</text:span></text:p>
      <text:p text:style-name="P1"><text:span text:style-name="T5"><text:tab/><text:tab/>values(0) = -1.0 * </text:span><text:span text:style-name="T6">exp</text:span><text:span text:style-name="T5"> (p(0)) * (p(1) * </text:span><text:span text:style-name="T6">cos</text:span><text:span text:style-name="T5"> (p(1)) + </text:span><text:span text:style-name="T6">sin</text:span><text:span text:style-name="T5"> (p(1)));</text:span></text:p>
      <text:p text:style-name="P1"><text:span text:style-name="T5"><text:tab/><text:tab/>values(1) = </text:span><text:span text:style-name="T6">exp</text:span><text:span text:style-name="T5">(p(0)) * p(1) * </text:span><text:span text:style-name="T6">sin</text:span><text:span text:style-name="T5"> (p(1));</text:span></text:p>
      <text:p text:style-name="P1"><text:span text:style-name="T5"><text:tab/><text:tab/>values(2) = 2.0 * </text:span><text:span text:style-name="T6">exp</text:span><text:span text:style-name="T5"> (p(0)) * </text:span><text:span text:style-name="T6">sin</text:span><text:span text:style-name="T5"> (p(1)) - (2.0 * (1.0 - </text:span><text:span text:style-name="T29">exp</text:span><text:span text:style-name="T5">(1.0)) * (</text:span><text:span text:style-name="T29">cos</text:span><text:span text:style-name="T5"> (1.0) - 1.0)) / 3.0;</text:span></text:p>
      <text:p text:style-name="P1"><text:span text:style-name="T5"><text:tab/>}</text:span></text:p>
      <text:p text:style-name="P1"><text:span text:style-name="T5"><text:tab/> <text:s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void</text:span><text:span text:style-name="T5"> </text:span><text:span text:style-name="T7">ExactSolution &lt;dim&gt;::vector_gradient</text:span><text:span text:style-name="T5"> <text:s/>(</text:span><text:span text:style-name="T1">const</text:span><text:span text:style-name="T5"> </text:span><text:span text:style-name="T6">Point</text:span><text:span text:style-name="T5">&lt;</text:span><text:span text:style-name="T21">dim</text:span><text:span text:style-name="T5">&gt; &amp;p,</text:span></text:p>
      <text:p text:style-name="P1"><text:span text:style-name="T5"><text:tab/><text:tab/></text:span><text:span text:style-name="T25">vector</text:span><text:span text:style-name="T5">&lt; </text:span><text:span text:style-name="T6">Tensor</text:span><text:span text:style-name="T5">&lt; 1, </text:span><text:span text:style-name="T21">dim</text:span><text:span text:style-name="T5"> &gt; &gt; &amp;gradients) </text:span><text:span text:style-name="T1">const</text:span></text:p>
      <text:p text:style-name="P1"><text:span text:style-name="T5"><text:tab/>{</text:span></text:p>
      <text:p text:style-name="P1"><text:span text:style-name="T5"><text:tab/><text:tab/>gradients[0][0]= -1.0 * </text:span><text:span text:style-name="T6">exp</text:span><text:span text:style-name="T5"> (p(0)) * (p(1) * </text:span><text:span text:style-name="T6">cos</text:span><text:span text:style-name="T5"> (p(1)) + </text:span><text:span text:style-name="T6">sin</text:span><text:span text:style-name="T5"> (p(1)));</text:span></text:p>
      <text:p text:style-name="P1"><text:span text:style-name="T5"><text:tab/><text:tab/>gradients[0][1]= -1.0 * </text:span><text:span text:style-name="T6">exp</text:span><text:span text:style-name="T5"> (p(0)) * ( 2.0 * </text:span><text:span text:style-name="T6">cos</text:span><text:span text:style-name="T5"> (p(1)) - p(1) * </text:span><text:span text:style-name="T6">sin</text:span><text:span text:style-name="T5"> (p(1)));</text:span></text:p>
      <text:p text:style-name="P1"><text:span text:style-name="T5"><text:tab/><text:tab/>gradients[1][0]= <text:s/></text:span><text:span text:style-name="T6">exp</text:span><text:span text:style-name="T5">(p(0)) * p(1) * </text:span><text:span text:style-name="T6">sin</text:span><text:span text:style-name="T5"> (p(1));</text:span></text:p>
      <text:p text:style-name="P1"><text:span text:style-name="T5"><text:tab/><text:tab/>gradients[1][1]= <text:s/></text:span><text:span text:style-name="T6">exp</text:span><text:span text:style-name="T5">(p(0)) * (</text:span><text:span text:style-name="T6">sin</text:span><text:span text:style-name="T5"> (p(1)) + p(1) * </text:span><text:span text:style-name="T6">cos</text:span><text:span text:style-name="T5">(p(1)));</text:span></text:p>
      <text:p text:style-name="P1"><text:span text:style-name="T5"><text:tab/><text:tab/>gradients[2][0]= <text:s/>2.0 * </text:span><text:span text:style-name="T6">exp</text:span><text:span text:style-name="T5"> (p(0)) * </text:span><text:span text:style-name="T6">sin</text:span><text:span text:style-name="T5"> (p(1));</text:span></text:p>
      <text:p text:style-name="P1"><text:span text:style-name="T5"><text:tab/><text:tab/>gradients[2][1]= <text:s/>2.0 * </text:span><text:span text:style-name="T6">exp</text:span><text:span text:style-name="T5"> (p(0)) * </text:span><text:span text:style-name="T6">cos</text:span><text:span text:style-name="T5"> (p(1));</text:span></text:p>
      <text:p text:style-name="P1"><text:span text:style-name="T5"><text:tab/>}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7">// Calculate Right Hand Side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6"><text:tab/></text:span><text:span text:style-name="T2">class</text:span><text:span text:style-name="T6"> </text:span><text:span text:style-name="T25">RightHandSide</text:span><text:span text:style-name="T6"> : </text:span><text:span text:style-name="T2">public</text:span><text:span text:style-name="T6"> Function&lt;</text:span><text:span text:style-name="T22">dim</text:span><text:span text:style-name="T6">&gt;</text:span></text:p>
      <text:p text:style-name="P1"><text:span text:style-name="T5"><text:tab/>{</text:span></text:p>
      <text:p text:style-name="P1"><text:span text:style-name="T5"><text:tab/></text:span><text:span text:style-name="T1">public</text:span><text:span text:style-name="T5">:</text:span></text:p>
      <text:p text:style-name="P1"><text:span text:style-name="T5"><text:tab/><text:tab/></text:span><text:span text:style-name="T8">RightHandSide</text:span><text:span text:style-name="T5"> () : </text:span><text:span text:style-name="T6">Function&lt;</text:span><text:span text:style-name="T22">dim</text:span><text:span text:style-name="T6">&gt;</text:span><text:span text:style-name="T5">(</text:span><text:span text:style-name="T21">dim</text:span><text:span text:style-name="T5">+1) {}</text:span></text:p>
      <text:p text:style-name="P1"><text:span text:style-name="T5"><text:tab/><text:tab/></text:span><text:span text:style-name="T1">virtual</text:span><text:span text:style-name="T5"> </text:span><text:span text:style-name="T1">double</text:span><text:span text:style-name="T5"> </text:span><text:span text:style-name="T8">value</text:span><text:span text:style-name="T5"> (</text:span><text:span text:style-name="T1">const</text:span><text:span text:style-name="T5"> </text:span><text:span text:style-name="T6">Point</text:span><text:span text:style-name="T5">&lt;</text:span><text:span text:style-name="T21">dim</text:span><text:span text:style-name="T5">&gt; &amp;p, </text:span><text:span text:style-name="T1">const</text:span><text:span text:style-name="T5"> </text:span><text:span text:style-name="T1">unsigned</text:span><text:span text:style-name="T5"> </text:span><text:span text:style-name="T1">int</text:span><text:span text:style-name="T5"> component = 0) </text:span><text:span text:style-name="T1">const</text:span><text:span text:style-name="T5">;</text:span></text:p>
      <text:p text:style-name="P1"><text:span text:style-name="T5"><text:tab/><text:tab/></text:span><text:span text:style-name="T1">virtual</text:span><text:span text:style-name="T5"> </text:span><text:span text:style-name="T1">void</text:span><text:span text:style-name="T5"> </text:span><text:span text:style-name="T8">vector_value</text:span><text:span text:style-name="T5"> (</text:span><text:span text:style-name="T1">const</text:span><text:span text:style-name="T5"> </text:span><text:span text:style-name="T6">Point</text:span><text:span text:style-name="T5">&lt;</text:span><text:span text:style-name="T21">dim</text:span><text:span text:style-name="T5">&gt; &amp;p, </text:span><text:span text:style-name="T6">Vector</text:span><text:span text:style-name="T5">&lt;</text:span><text:span text:style-name="T1">double</text:span><text:span text:style-name="T5">&gt; &amp;value) </text:span><text:span text:style-name="T1">const</text:span><text:span text:style-name="T5">;</text:span></text:p>
      <text:p text:style-name="P1"><text:span text:style-name="T5"><text:tab/>};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double</text:span><text:span text:style-name="T5"> </text:span><text:span text:style-name="T7">RightHandSide &lt;dim&gt;::value</text:span><text:span text:style-name="T5"> (</text:span><text:span text:style-name="T1">const</text:span><text:span text:style-name="T5"> </text:span><text:span text:style-name="T6">Point</text:span><text:span text:style-name="T5">&lt;</text:span><text:span text:style-name="T21">dim</text:span><text:span text:style-name="T5">&gt; &amp; p, </text:span><text:span text:style-name="T1">const</text:span><text:span text:style-name="T5"> </text:span><text:span text:style-name="T1">unsigned</text:span><text:span text:style-name="T5"> </text:span><text:span text:style-name="T1">int</text:span><text:span text:style-name="T5"> <text:s/>component) </text:span><text:span text:style-name="T1">const</text:span></text:p>
      <text:p text:style-name="P1"><text:span text:style-name="T5"><text:tab/>{</text:span></text:p>
      <text:p text:style-name="P1"><text:span text:style-name="T5"><text:tab/><text:tab/></text:span><text:span text:style-name="T1">return</text:span><text:span text:style-name="T5"> 0;</text:span></text:p>
      <text:p text:style-name="P1"><text:span text:style-name="T5"><text:tab/>}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void</text:span></text:p>
      <text:p text:style-name="P1"><text:span text:style-name="T5"><text:tab/><text:tab/></text:span><text:span text:style-name="T7">RightHandSide &lt;dim&gt;::vector_value</text:span><text:span text:style-name="T5"> (</text:span><text:span text:style-name="T1">const</text:span><text:span text:style-name="T5"> </text:span><text:span text:style-name="T6">Point</text:span><text:span text:style-name="T5">&lt;</text:span><text:span text:style-name="T21">dim</text:span><text:span text:style-name="T5">&gt; &amp;p, </text:span><text:span text:style-name="T6">Vector</text:span><text:span text:style-name="T5">&lt;</text:span><text:span text:style-name="T1">double</text:span><text:span text:style-name="T5">&gt; &amp;values) </text:span><text:span text:style-name="T1">const</text:span></text:p>
      <text:p text:style-name="P1"><text:span text:style-name="T5"><text:tab/>{</text:span></text:p>
      <text:p text:style-name="P1"><text:soft-page-break/><text:span text:style-name="T5"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c=0; c&lt;</text:span><text:span text:style-name="T1">this</text:span><text:span text:style-name="T5">-&gt;</text:span><text:span text:style-name="T6">n_components</text:span><text:span text:style-name="T5">; ++c)</text:span></text:p>
      <text:p text:style-name="P1"><text:span text:style-name="T5"><text:tab/><text:tab/><text:tab/>values(c) = </text:span><text:span text:style-name="T26">RightHandSide</text:span><text:span text:style-name="T5">::</text:span><text:span text:style-name="T6">value</text:span><text:span text:style-name="T5"> (p, c);</text:span></text:p>
      <text:p text:style-name="P1"><text:span text:style-name="T5"><text:tab/>}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class</text:span><text:span text:style-name="T5"> </text:span><text:span text:style-name="T26">StokesProblem</text:span></text:p>
      <text:p text:style-name="P1"><text:span text:style-name="T5"><text:tab/>{</text:span></text:p>
      <text:p text:style-name="P1"><text:span text:style-name="T5"><text:tab/></text:span><text:span text:style-name="T1">public</text:span><text:span text:style-name="T5">:</text:span></text:p>
      <text:p text:style-name="P1"><text:span text:style-name="T5"><text:tab/><text:tab/></text:span><text:span text:style-name="T8">StokesProblem</text:span><text:span text:style-name="T5"> ();</text:span></text:p>
      <text:p text:style-name="P1"><text:span text:style-name="T5"><text:tab/><text:tab/></text:span><text:span text:style-name="T8">~StokesProblem</text:span><text:span text:style-name="T5">();</text:span></text:p>
      <text:p text:style-name="P1"><text:span text:style-name="T5"><text:tab/><text:tab/></text:span><text:span text:style-name="T1">void</text:span><text:span text:style-name="T5"> </text:span><text:span text:style-name="T8">run</text:span><text:span text:style-name="T5">();</text:span></text:p>
      <text:p text:style-name="P2"/>
      <text:p text:style-name="P1"><text:span text:style-name="T5"><text:tab/></text:span><text:span text:style-name="T1">private</text:span><text:span text:style-name="T5">:</text:span></text:p>
      <text:p text:style-name="P1"><text:span text:style-name="T5"><text:tab/><text:tab/></text:span><text:span text:style-name="T17">//</text:span><text:span text:style-name="T18">enum</text:span></text:p>
      <text:p text:style-name="P1"><text:span text:style-name="T5"><text:tab/><text:tab/></text:span><text:span text:style-name="T17">//{</text:span></text:p>
      <text:p text:style-name="P1"><text:span text:style-name="T5"><text:tab/><text:tab/></text:span><text:span text:style-name="T17">//<text:tab/>patch_on,</text:span></text:p>
      <text:p text:style-name="P1"><text:span text:style-name="T5"><text:tab/><text:tab/></text:span><text:span text:style-name="T17">//<text:tab/>patch_off</text:span></text:p>
      <text:p text:style-name="P1"><text:span text:style-name="T5"><text:tab/><text:tab/></text:span><text:span text:style-name="T17">//};</text:span></text:p>
      <text:p text:style-name="P2"/>
      <text:p text:style-name="P1"><text:span text:style-name="T5"><text:tab/><text:tab/></text:span><text:span text:style-name="T17">//static </text:span><text:span text:style-name="T18">bool</text:span><text:span text:style-name="T17"> cell_is_on_patch (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2&gt;::cell_iterator &amp;cell);</text:span></text:p>
      <text:p text:style-name="P1"><text:span text:style-name="T5"><text:tab/><text:tab/></text:span><text:span text:style-name="T17">//static </text:span><text:span text:style-name="T18">bool</text:span><text:span text:style-name="T17"> cell_is_NOT_on_patch (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2&gt;::cell_iterator &amp;cell);</text:span></text:p>
      <text:p text:style-name="P2"/>
      <text:p text:style-name="P1"><text:span text:style-name="T5"><text:tab/><text:tab/></text:span><text:span text:style-name="T1">const</text:span><text:span text:style-name="T5"> </text:span><text:span text:style-name="T26">RightHandSide</text:span><text:span text:style-name="T5">&lt;</text:span><text:span text:style-name="T21">dim</text:span><text:span text:style-name="T5">&gt; </text:span><text:span text:style-name="T31">rhs_function</text:span><text:span text:style-name="T5">;</text:span></text:p>
      <text:p text:style-name="P1"><text:span text:style-name="T5"><text:tab/><text:tab/></text:span><text:span text:style-name="T1">const</text:span><text:span text:style-name="T5"> </text:span><text:span text:style-name="T26">ExactSolution</text:span><text:span text:style-name="T5">&lt;</text:span><text:span text:style-name="T21">dim</text:span><text:span text:style-name="T5">&gt; </text:span><text:span text:style-name="T31">exact_solution</text:span><text:span text:style-name="T5">;</text:span></text:p>
      <text:p text:style-name="P2"/>
      <text:p text:style-name="P1"><text:span text:style-name="T5"><text:tab/><text:tab/></text:span><text:span text:style-name="T1">void</text:span><text:span text:style-name="T5"> </text:span><text:span text:style-name="T8">generate_mesh</text:span><text:span text:style-name="T5"> ();</text:span></text:p>
      <text:p text:style-name="P1"><text:span text:style-name="T5"><text:tab/><text:tab/></text:span><text:span text:style-name="T1">void</text:span><text:span text:style-name="T5"> </text:span><text:span text:style-name="T8">setup_system</text:span><text:span text:style-name="T5"> ();</text:span></text:p>
      <text:p text:style-name="P1"><text:span text:style-name="T5"><text:tab/><text:tab/></text:span><text:span text:style-name="T1">void</text:span><text:span text:style-name="T5"> </text:span><text:span text:style-name="T8">assemble_system</text:span><text:span text:style-name="T5"> ();</text:span></text:p>
      <text:p text:style-name="P1"><text:span text:style-name="T5"><text:tab/><text:tab/></text:span><text:span text:style-name="T1">void</text:span><text:span text:style-name="T5"> </text:span><text:span text:style-name="T8">solve</text:span><text:span text:style-name="T5"> ();</text:span></text:p>
      <text:p text:style-name="P1"><text:span text:style-name="T5"><text:tab/><text:tab/></text:span><text:span text:style-name="T1">double</text:span><text:span text:style-name="T5"> </text:span><text:span text:style-name="T8">pressure_mean_value</text:span><text:span text:style-name="T5"> () </text:span><text:span text:style-name="T1">const</text:span><text:span text:style-name="T5">;</text:span></text:p>
      <text:p text:style-name="P1"><text:span text:style-name="T5"><text:tab/><text:tab/></text:span><text:span text:style-name="T1">void</text:span><text:span text:style-name="T5"> </text:span><text:span text:style-name="T8">compute_error</text:span><text:span text:style-name="T5"> ();</text:span></text:p>
      <text:p text:style-name="P1"><text:span text:style-name="T5"><text:tab/><text:tab/></text:span><text:span text:style-name="T17">//void estimate (Vector&lt;double&gt; </text:span><text:span text:style-name="T18">&amp;est_per_cell</text:span><text:span text:style-name="T17">);</text:span></text:p>
      <text:p text:style-name="P2"/>
      <text:p text:style-name="P1"><text:span text:style-name="T5"><text:tab/><text:tab/></text:span><text:span text:style-name="T17">//void h_patch_conv_load_no (double </text:span><text:span text:style-name="T18">&amp;h_convergence_est_per_cell</text:span><text:span text:style-name="T17">, unsigned </text:span><text:span text:style-name="T18">int</text:span><text:span text:style-name="T17"> </text:span><text:span text:style-name="T18">&amp;h_workload_num</text:span><text:span text:style-name="T17">, 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dim&gt;::active_cell_iterator &amp;cell) </text:span><text:span text:style-name="T18">const</text:span><text:span text:style-name="T17">;</text:span></text:p>
      <text:p text:style-name="P1"><text:span text:style-name="T5"><text:tab/><text:tab/></text:span><text:span text:style-name="T17">//void p_patch_conv_load_no (double </text:span><text:span text:style-name="T18">&amp;p_convergence_est_per_cell</text:span><text:span text:style-name="T17">, unsigned </text:span><text:span text:style-name="T18">int</text:span><text:span text:style-name="T17"> </text:span><text:span text:style-name="T18">&amp;p_workload_num</text:span><text:span text:style-name="T17">, 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dim&gt;::active_cell_iterator &amp;cell ) </text:span><text:span text:style-name="T18">const</text:span><text:span text:style-name="T17">;</text:span></text:p>
      <text:p text:style-name="P2"/>
      <text:p text:style-name="P1"><text:span text:style-name="T5"><text:tab/><text:tab/></text:span><text:span text:style-name="T17">//vector&lt;hp::DoFHandler&lt;dim&gt;::active_cell_iterator&gt; get_patch_around_cell( </text:span><text:span text:style-name="T18">typename</text:span><text:span text:style-name="T17"> </text:span><text:span text:style-name="T18">hp</text:span><text:span text:style-name="T17">::DoFHandler&lt;dim&gt;::active_cell_iterator &amp;cell);</text:span></text:p>
      <text:p text:style-name="P1"><text:span text:style-name="T5"><text:tab/><text:tab/></text:span><text:span text:style-name="T17">//vector&lt;hp::DoFHandler&lt;dim&gt;::active_cell_iterator&gt; get_cells_at_coarsest_common_level ( vector&lt;hp::DoFHandler&lt;dim&gt;::active_cell_iterator&gt; <text:s/>&amp;patch);</text:span></text:p>
      <text:p text:style-name="P1"><text:span text:style-name="T5"><text:tab/><text:tab/></text:span><text:span text:style-name="T17">//void build_triangulation_from_patch (vector&lt;hp::DoFHandler&lt;dim&gt;::active_cell_iterator&gt; <text:s/>&amp;patch, </text:span><text:span text:style-name="T18">Triangulation</text:span><text:span text:style-name="T17">&lt;dim&gt; </text:span><text:span text:style-name="T18">&amp;tria_patch</text:span><text:span text:style-name="T17">, unsigned </text:span><text:span text:style-name="T18">int</text:span><text:span text:style-name="T17"> </text:span><text:span text:style-name="T18">&amp;level_h_refine</text:span><text:span text:style-name="T17">, unsigned </text:span><text:span text:style-name="T18">int</text:span><text:span text:style-name="T17"> </text:span><text:span text:style-name="T18">&amp;level_p_refine</text:span><text:span text:style-name="T17">);</text:span></text:p>
      <text:p text:style-name="P2"/>
      <text:p text:style-name="P1"><text:span text:style-name="T5"><text:tab/><text:tab/></text:span><text:span text:style-name="T17">//</text:span><text:span text:style-name="T18">bool</text:span><text:span text:style-name="T17"> decreasing (pair&lt;double,</text:span><text:span text:style-name="T18">hp</text:span><text:span text:style-name="T17">::DoFHandler&lt;dim&gt; &gt; </text:span><text:span text:style-name="T18">&amp;i</text:span><text:span text:style-name="T17">, pair&lt;double,</text:span><text:span text:style-name="T18">hp</text:span><text:span text:style-name="T17">::DoFHandler&lt;dim&gt; &gt; </text:span><text:span text:style-name="T18">&amp;j</text:span><text:span text:style-name="T17">);</text:span></text:p>
      <text:p text:style-name="P2"/>
      <text:p text:style-name="P1"><text:span text:style-name="T5"><text:tab/><text:tab/></text:span><text:span text:style-name="T17">//void </text:span><text:span text:style-name="T18">postprocess</text:span><text:span text:style-name="T17"> (</text:span><text:span text:style-name="T18">const</text:span><text:span text:style-name="T17"> unsigned </text:span><text:span text:style-name="T18">int</text:span><text:span text:style-name="T17"> cycle);</text:span></text:p>
      <text:p text:style-name="P2"/>
      <text:p text:style-name="P1"><text:span text:style-name="T5"><text:tab/><text:tab/></text:span><text:span text:style-name="T17">//</text:span><text:span text:style-name="T18">const</text:span><text:span text:style-name="T17"> double Tolerance;</text:span></text:p>
      <text:p text:style-name="P1"><text:soft-page-break/><text:span text:style-name="T5"><text:tab/><text:tab/></text:span><text:span text:style-name="T1">const</text:span><text:span text:style-name="T5"> </text:span><text:span text:style-name="T1">unsigned</text:span><text:span text:style-name="T5"> </text:span><text:span text:style-name="T1">int</text:span><text:span text:style-name="T5"> </text:span><text:span text:style-name="T31">max_degree</text:span><text:span text:style-name="T5">;</text:span></text:p>
      <text:p text:style-name="P2"/>
      <text:p text:style-name="P1"><text:span text:style-name="T5"><text:tab/><text:tab/></text:span><text:span text:style-name="T6">Triangulation</text:span><text:span text:style-name="T5">&lt;</text:span><text:span text:style-name="T21">dim</text:span><text:span text:style-name="T5">&gt; </text:span><text:span text:style-name="T31">triangulation</text:span><text:span text:style-name="T5">;</text:span></text:p>
      <text:p text:style-name="P1"><text:span text:style-name="T5"><text:tab/><text:tab/>hp::</text:span><text:span text:style-name="T6">DoFHandler</text:span><text:span text:style-name="T5">&lt;</text:span><text:span text:style-name="T21">dim</text:span><text:span text:style-name="T5">&gt; </text:span><text:span text:style-name="T31">dof_handler</text:span><text:span text:style-name="T5">;</text:span></text:p>
      <text:p text:style-name="P2"/>
      <text:p text:style-name="P1"><text:span text:style-name="T5"><text:tab/><text:tab/></text:span><text:span text:style-name="T17">//FESystem&lt;2&gt; <text:s text:c="4"/>stokes_fe;</text:span></text:p>
      <text:p text:style-name="P1"><text:span text:style-name="T5"><text:tab/><text:tab/></text:span><text:span text:style-name="T17">//FESystem&lt;2&gt; <text:s text:c="4"/>fe_no;</text:span></text:p>
      <text:p text:style-name="P1"><text:span text:style-name="T5"><text:tab/><text:tab/></text:span><text:span text:style-name="T17">//</text:span><text:span text:style-name="T18">Triangulation</text:span><text:span text:style-name="T17">&lt;2&gt; tria_patch;</text:span></text:p>
      <text:p text:style-name="P1"><text:span text:style-name="T5"><text:tab/><text:tab/></text:span><text:span text:style-name="T17">//</text:span><text:span text:style-name="T18">hp</text:span><text:span text:style-name="T17">::DoFHandler&lt;2&gt; dof_handler_patch;</text:span></text:p>
      <text:p text:style-name="P2"/>
      <text:p text:style-name="P1"><text:span text:style-name="T5"><text:tab/><text:tab/>hp::</text:span><text:span text:style-name="T6">FECollection</text:span><text:span text:style-name="T5">&lt;</text:span><text:span text:style-name="T21">dim</text:span><text:span text:style-name="T5">&gt; </text:span><text:span text:style-name="T31">fe_collection</text:span><text:span text:style-name="T5">;</text:span></text:p>
      <text:p text:style-name="P1"><text:span text:style-name="T5"><text:tab/><text:tab/>hp::</text:span><text:span text:style-name="T6">QCollection</text:span><text:span text:style-name="T5">&lt;</text:span><text:span text:style-name="T21">dim</text:span><text:span text:style-name="T5">&gt; </text:span><text:span text:style-name="T31">quadrature_collection</text:span><text:span text:style-name="T5">;</text:span></text:p>
      <text:p text:style-name="P1"><text:span text:style-name="T5"><text:tab/><text:tab/>hp::</text:span><text:span text:style-name="T6">QCollection</text:span><text:span text:style-name="T5">&lt;</text:span><text:span text:style-name="T21">dim</text:span><text:span text:style-name="T5">-1&gt; </text:span><text:span text:style-name="T31">face_quadrature_collection</text:span><text:span text:style-name="T5">;</text:span></text:p>
      <text:p text:style-name="P2"/>
      <text:p text:style-name="P1"><text:span text:style-name="T5"><text:tab/><text:tab/></text:span><text:span text:style-name="T6">ConstraintMatrix</text:span><text:span text:style-name="T5"> </text:span><text:span text:style-name="T31">constraints</text:span><text:span text:style-name="T5">;</text:span></text:p>
      <text:p text:style-name="P1"><text:span text:style-name="T5"><text:tab/><text:tab/></text:span><text:span text:style-name="T6">BlockSparsityPattern</text:span><text:span text:style-name="T5"> </text:span><text:span text:style-name="T31">sparsity_pattern</text:span><text:span text:style-name="T5">;</text:span></text:p>
      <text:p text:style-name="P1"><text:span text:style-name="T5"><text:tab/><text:tab/></text:span><text:span text:style-name="T6">BlockSparseMatrix</text:span><text:span text:style-name="T5">&lt;</text:span><text:span text:style-name="T1">double</text:span><text:span text:style-name="T5">&gt; </text:span><text:span text:style-name="T31">system_matrix</text:span><text:span text:style-name="T5">;</text:span></text:p>
      <text:p text:style-name="P2"/>
      <text:p text:style-name="P1"><text:span text:style-name="T5"><text:tab/><text:tab/></text:span><text:span text:style-name="T6">BlockVector</text:span><text:span text:style-name="T5">&lt;</text:span><text:span text:style-name="T1">double</text:span><text:span text:style-name="T5">&gt; </text:span><text:span text:style-name="T31">solution</text:span><text:span text:style-name="T5">;</text:span></text:p>
      <text:p text:style-name="P1"><text:span text:style-name="T5"><text:tab/><text:tab/></text:span><text:span text:style-name="T6">BlockVector</text:span><text:span text:style-name="T5">&lt;</text:span><text:span text:style-name="T1">double</text:span><text:span text:style-name="T5">&gt; </text:span><text:span text:style-name="T31">system_rhs</text:span><text:span text:style-name="T5">;</text:span></text:p>
      <text:p text:style-name="P1"><text:span text:style-name="T5"><text:tab/><text:tab/></text:span><text:span text:style-name="T1">double</text:span><text:span text:style-name="T5"> </text:span><text:span text:style-name="T31">L2_norm_est</text:span><text:span text:style-name="T5">;</text:span></text:p>
      <text:p text:style-name="P1"><text:span text:style-name="T5"><text:tab/><text:tab/></text:span><text:span text:style-name="T1">double</text:span><text:span text:style-name="T5"> </text:span><text:span text:style-name="T31">L1_norm_est</text:span><text:span text:style-name="T5">;</text:span></text:p>
      <text:p text:style-name="P1"><text:span text:style-name="T5"><text:tab/><text:tab/></text:span><text:span text:style-name="T6">Vector</text:span><text:span text:style-name="T5">&lt;</text:span><text:span text:style-name="T1">double</text:span><text:span text:style-name="T5">&gt; </text:span><text:span text:style-name="T31">est_per_cell</text:span><text:span text:style-name="T5">;</text:span></text:p>
      <text:p text:style-name="P2"/>
      <text:p text:style-name="P1"><text:span text:style-name="T5"><text:tab/>};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2"/>
      <text:p text:style-name="P1"><text:span text:style-name="T5"><text:tab/></text:span><text:span text:style-name="T1">class</text:span><text:span text:style-name="T5"> </text:span><text:span text:style-name="T26">SchurComplement</text:span><text:span text:style-name="T5"> : </text:span><text:span text:style-name="T1">public</text:span><text:span text:style-name="T5"> </text:span><text:span text:style-name="T6">Subscriptor</text:span></text:p>
      <text:p text:style-name="P1"><text:span text:style-name="T5"><text:tab/>{</text:span></text:p>
      <text:p text:style-name="P1"><text:span text:style-name="T5"><text:tab/></text:span><text:span text:style-name="T1">public</text:span><text:span text:style-name="T5">:</text:span></text:p>
      <text:p text:style-name="P1"><text:span text:style-name="T5"><text:tab/><text:tab/></text:span><text:span text:style-name="T8">SchurComplement</text:span><text:span text:style-name="T5"> (</text:span><text:span text:style-name="T1">const</text:span><text:span text:style-name="T5"> </text:span><text:span text:style-name="T6">BlockSparseMatrix</text:span><text:span text:style-name="T5">&lt;</text:span><text:span text:style-name="T1">double</text:span><text:span text:style-name="T5">&gt; &amp;system_matrix,</text:span></text:p>
      <text:p text:style-name="P1"><text:span text:style-name="T5"><text:tab/><text:tab/><text:tab/></text:span><text:span text:style-name="T1">const</text:span><text:span text:style-name="T5"> </text:span><text:span text:style-name="T6">SparseDirectUMFPACK</text:span><text:span text:style-name="T5"> &amp;A_inverse);</text:span></text:p>
      <text:p text:style-name="P1"><text:span text:style-name="T5"><text:tab/><text:tab/></text:span><text:span text:style-name="T1">void</text:span><text:span text:style-name="T5"> </text:span><text:span text:style-name="T8">vmult</text:span><text:span text:style-name="T5"> (</text:span><text:span text:style-name="T6">Vector</text:span><text:span text:style-name="T5">&lt;</text:span><text:span text:style-name="T1">double</text:span><text:span text:style-name="T5">&gt; <text:s text:c="6"/>&amp;dst,</text:span></text:p>
      <text:p text:style-name="P1"><text:span text:style-name="T5"><text:tab/><text:tab/><text:tab/></text:span><text:span text:style-name="T1">const</text:span><text:span text:style-name="T5"> </text:span><text:span text:style-name="T6">Vector</text:span><text:span text:style-name="T5">&lt;</text:span><text:span text:style-name="T1">double</text:span><text:span text:style-name="T5">&gt; &amp;src) </text:span><text:span text:style-name="T1">const</text:span><text:span text:style-name="T5">;</text:span></text:p>
      <text:p text:style-name="P1"><text:span text:style-name="T5"><text:tab/></text:span><text:span text:style-name="T1">private</text:span><text:span text:style-name="T5">:</text:span></text:p>
      <text:p text:style-name="P1"><text:span text:style-name="T5"><text:tab/><text:tab/></text:span><text:span text:style-name="T1">const</text:span><text:span text:style-name="T5"> </text:span><text:span text:style-name="T6">SmartPointer</text:span><text:span text:style-name="T5">&lt;</text:span><text:span text:style-name="T1">const</text:span><text:span text:style-name="T5"> </text:span><text:span text:style-name="T6">BlockSparseMatrix</text:span><text:span text:style-name="T5">&lt;</text:span><text:span text:style-name="T1">double</text:span><text:span text:style-name="T5">&gt; &gt; </text:span><text:span text:style-name="T31">system_matrix</text:span><text:span text:style-name="T5">;</text:span></text:p>
      <text:p text:style-name="P1"><text:span text:style-name="T5"><text:tab/><text:tab/></text:span><text:span text:style-name="T1">const</text:span><text:span text:style-name="T5"> </text:span><text:span text:style-name="T6">SmartPointer</text:span><text:span text:style-name="T5">&lt;</text:span><text:span text:style-name="T1">const</text:span><text:span text:style-name="T5"> </text:span><text:span text:style-name="T6">SparseDirectUMFPACK</text:span><text:span text:style-name="T5">&gt; </text:span><text:span text:style-name="T31">A_inverse</text:span><text:span text:style-name="T5">;</text:span></text:p>
      <text:p text:style-name="P1"><text:span text:style-name="T5"><text:tab/><text:tab/></text:span><text:span text:style-name="T1">mutable</text:span><text:span text:style-name="T5"> </text:span><text:span text:style-name="T6">Vector</text:span><text:span text:style-name="T5">&lt;</text:span><text:span text:style-name="T1">double</text:span><text:span text:style-name="T5">&gt; </text:span><text:span text:style-name="T31">tmp1</text:span><text:span text:style-name="T5">, </text:span><text:span text:style-name="T31">tmp2</text:span><text:span text:style-name="T5">;</text:span></text:p>
      <text:p text:style-name="P1"><text:span text:style-name="T5"><text:tab/>};</text:span></text:p>
      <text:p text:style-name="P1"><text:span text:style-name="T6"><text:tab/></text:span><text:span text:style-name="T7">SchurComplement::</text:span></text:p>
      <text:p text:style-name="P1"><text:span text:style-name="T8"><text:tab/><text:tab/>SchurComplement</text:span><text:span text:style-name="T5"> (</text:span><text:span text:style-name="T1">const</text:span><text:span text:style-name="T5"> </text:span><text:span text:style-name="T6">BlockSparseMatrix</text:span><text:span text:style-name="T5">&lt;</text:span><text:span text:style-name="T1">double</text:span><text:span text:style-name="T5">&gt; &amp;system_matrix,</text:span></text:p>
      <text:p text:style-name="P1"><text:span text:style-name="T5"><text:tab/><text:tab/></text:span><text:span text:style-name="T1">const</text:span><text:span text:style-name="T5"> </text:span><text:span text:style-name="T6">SparseDirectUMFPACK</text:span><text:span text:style-name="T5"> &amp;A_inverse)</text:span></text:p>
      <text:p text:style-name="P1"><text:span text:style-name="T5"><text:tab/><text:tab/>:</text:span></text:p>
      <text:p text:style-name="P1"><text:span text:style-name="T5"><text:tab/></text:span><text:span text:style-name="T6">system_matrix</text:span><text:span text:style-name="T5"> (&amp;system_matrix),</text:span></text:p>
      <text:p text:style-name="P1"><text:span text:style-name="T5"><text:tab/><text:tab/></text:span><text:span text:style-name="T6">A_inverse</text:span><text:span text:style-name="T5"> (&amp;A_inverse),</text:span></text:p>
      <text:p text:style-name="P1"><text:span text:style-name="T5"><text:tab/><text:tab/></text:span><text:span text:style-name="T6">tmp1</text:span><text:span text:style-name="T5"> (system_matrix.</text:span><text:span text:style-name="T6">block</text:span><text:span text:style-name="T5">(0,0).</text:span><text:span text:style-name="T6">m</text:span><text:span text:style-name="T5">()),</text:span></text:p>
      <text:p text:style-name="P1"><text:span text:style-name="T5"><text:tab/><text:tab/></text:span><text:span text:style-name="T6">tmp2</text:span><text:span text:style-name="T5"> (system_matrix.</text:span><text:span text:style-name="T6">block</text:span><text:span text:style-name="T5">(0,0).</text:span><text:span text:style-name="T6">m</text:span><text:span text:style-name="T5">())</text:span></text:p>
      <text:p text:style-name="P1"><text:span text:style-name="T5"><text:tab/>{}</text:span></text:p>
      <text:p text:style-name="P1"><text:span text:style-name="T5"><text:tab/></text:span><text:span text:style-name="T1">void</text:span><text:span text:style-name="T5"> </text:span><text:span text:style-name="T7">SchurComplement::vmult</text:span><text:span text:style-name="T5"> (</text:span><text:span text:style-name="T6">Vector</text:span><text:span text:style-name="T5">&lt;</text:span><text:span text:style-name="T1">double</text:span><text:span text:style-name="T5">&gt; <text:s text:c="6"/>&amp;dst,</text:span></text:p>
      <text:p text:style-name="P1"><text:span text:style-name="T5"><text:tab/><text:tab/></text:span><text:span text:style-name="T1">const</text:span><text:span text:style-name="T5"> </text:span><text:span text:style-name="T6">Vector</text:span><text:span text:style-name="T5">&lt;</text:span><text:span text:style-name="T1">double</text:span><text:span text:style-name="T5">&gt; &amp;src) </text:span><text:span text:style-name="T1">const</text:span></text:p>
      <text:p text:style-name="P1"><text:span text:style-name="T5"><text:tab/>{</text:span></text:p>
      <text:p text:style-name="P1"><text:span text:style-name="T5"><text:tab/><text:tab/></text:span><text:span text:style-name="T31">system_matrix</text:span><text:span text:style-name="T5">-&gt;</text:span><text:span text:style-name="T6">block</text:span><text:span text:style-name="T5">(0,1).</text:span><text:span text:style-name="T6">vmult</text:span><text:span text:style-name="T5"> (</text:span><text:span text:style-name="T31">tmp1</text:span><text:span text:style-name="T5">, src);</text:span></text:p>
      <text:p text:style-name="P1"><text:span text:style-name="T5"><text:tab/><text:tab/></text:span><text:span text:style-name="T31">A_inverse</text:span><text:span text:style-name="T5">-&gt;</text:span><text:span text:style-name="T6">vmult</text:span><text:span text:style-name="T5"> (</text:span><text:span text:style-name="T31">tmp2</text:span><text:span text:style-name="T5">, </text:span><text:span text:style-name="T31">tmp1</text:span><text:span text:style-name="T5">);</text:span></text:p>
      <text:p text:style-name="P1"><text:span text:style-name="T5"><text:tab/><text:tab/></text:span><text:span text:style-name="T31">system_matrix</text:span><text:span text:style-name="T5">-&gt;</text:span><text:span text:style-name="T6">block</text:span><text:span text:style-name="T5">(1,0).</text:span><text:span text:style-name="T6">vmult</text:span><text:span text:style-name="T5"> (dst, </text:span><text:span text:style-name="T31">tmp2</text:span><text:span text:style-name="T5">);</text:span></text:p>
      <text:p text:style-name="P1"><text:span text:style-name="T5"><text:tab/>}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oft-page-break/><text:span text:style-name="T5"><text:tab/></text:span><text:span text:style-name="T17">// constructor and </text:span><text:span text:style-name="T18">destructor</text:span></text:p>
      <text:p text:style-name="P1"><text:span text:style-name="T5"><text:tab/></text:span><text:span text:style-name="T17">//Tolerance (0.0001),</text:span></text:p>
      <text:p text:style-name="P2"/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6"><text:tab/></text:span><text:span text:style-name="T7">StokesProblem&lt;dim&gt;::StokesProblem</text:span><text:span text:style-name="T6">(): </text:span><text:span text:style-name="T32">dof_handler</text:span><text:span text:style-name="T6">(</text:span><text:span text:style-name="T32">triangulation</text:span><text:span text:style-name="T6">), <text:s/></text:span><text:span text:style-name="T32">max_degree</text:span><text:span text:style-name="T6"> (5)</text:span></text:p>
      <text:p text:style-name="P2"/>
      <text:p text:style-name="P2"/>
      <text:p text:style-name="P1"><text:span text:style-name="T5"><text:tab/><text:tab/></text:span><text:span text:style-name="T17">//stokes_fe (FE_Q&lt;2&gt;(QGaussLobatto&lt;1&gt; (unsigned </text:span><text:span text:style-name="T18">int</text:span><text:span text:style-name="T17"> degree + 2)), 2, FE_Q&lt;2&gt; (QGaussLobatto&lt;1&gt; (unsigned </text:span><text:span text:style-name="T18">int</text:span><text:span text:style-name="T17"> degree + 1)), 1),</text:span></text:p>
      <text:p text:style-name="P1"><text:span text:style-name="T5"><text:tab/><text:tab/></text:span><text:span text:style-name="T17">//fe_no (FE_Nothing&lt;2&gt;(), 3)</text:span></text:p>
      <text:p text:style-name="P1"><text:span text:style-name="T5"><text:tab/>{</text:span></text:p>
      <text:p text:style-name="P1"><text:span text:style-name="T5"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degree=1; degree&lt;=</text:span><text:span text:style-name="T31">max_degree</text:span><text:span text:style-name="T5">; ++degree)</text:span></text:p>
      <text:p text:style-name="P1"><text:span text:style-name="T5"><text:tab/><text:tab/>{</text:span></text:p>
      <text:p text:style-name="P2"/>
      <text:p text:style-name="P1"><text:span text:style-name="T5"><text:tab/><text:tab/><text:tab/></text:span><text:span text:style-name="T31">fe_collection</text:span><text:span text:style-name="T5">.</text:span><text:span text:style-name="T6">push_back</text:span><text:span text:style-name="T5">(</text:span><text:span text:style-name="T6">FESystem</text:span><text:span text:style-name="T5">&lt;</text:span><text:span text:style-name="T21">dim</text:span><text:span text:style-name="T5">&gt;(</text:span><text:span text:style-name="T6">FE_Q</text:span><text:span text:style-name="T5">&lt;</text:span><text:span text:style-name="T21">dim</text:span><text:span text:style-name="T5">&gt; (</text:span><text:span text:style-name="T6">QGaussLobatto</text:span><text:span text:style-name="T5">&lt;1&gt; (degree + 2)), </text:span><text:span text:style-name="T21">dim</text:span><text:span text:style-name="T5">, </text:span><text:span text:style-name="T6">FE_Q</text:span><text:span text:style-name="T5">&lt;</text:span><text:span text:style-name="T21">dim</text:span><text:span text:style-name="T5">&gt; (</text:span><text:span text:style-name="T6">QGaussLobatto</text:span><text:span text:style-name="T5">&lt;1&gt; (degree + 1)), 1));</text:span><text:span text:style-name="T17">//QGaussLobatto&lt;1&gt;?</text:span></text:p>
      <text:p text:style-name="P1"><text:span text:style-name="T5"><text:tab/><text:tab/><text:tab/></text:span><text:span text:style-name="T31">quadrature_collection</text:span><text:span text:style-name="T5">.</text:span><text:span text:style-name="T6">push_back</text:span><text:span text:style-name="T5">(</text:span><text:span text:style-name="T6">QGauss</text:span><text:span text:style-name="T5">&lt;</text:span><text:span text:style-name="T21">dim</text:span><text:span text:style-name="T5">&gt; (degree+2));</text:span></text:p>
      <text:p text:style-name="P1"><text:span text:style-name="T5"><text:tab/><text:tab/><text:tab/></text:span><text:span text:style-name="T31">face_quadrature_collection</text:span><text:span text:style-name="T5">.</text:span><text:span text:style-name="T6">push_back</text:span><text:span text:style-name="T5"> (</text:span><text:span text:style-name="T6">QGauss</text:span><text:span text:style-name="T5">&lt;</text:span><text:span text:style-name="T21">dim</text:span><text:span text:style-name="T5">-1&gt; (degree+1));</text:span></text:p>
      <text:p text:style-name="P1"><text:span text:style-name="T5"><text:tab/><text:tab/>}</text:span></text:p>
      <text:p text:style-name="P1"><text:span text:style-name="T5"><text:tab/><text:tab/></text:span><text:span text:style-name="T17">//fe_collection.push_back(FESystem&lt;dim&gt; (FE_Nothing&lt;dim&gt;(), dim+1) );</text:span></text:p>
      <text:p text:style-name="P1"><text:span text:style-name="T5"><text:tab/><text:tab/></text:span><text:span text:style-name="T17">//quadrature_collection.push_back(QGauss&lt;dim&gt;(0));</text:span></text:p>
      <text:p text:style-name="P1"><text:span text:style-name="T5"><text:tab/><text:tab/></text:span><text:span text:style-name="T17">//face_quadrature_collection.push_back (QGauss&lt;dim-1&gt;(0));</text:span></text:p>
      <text:p text:style-name="P1"><text:span text:style-name="T5"><text:tab/>}</text:span></text:p>
      <text:p text:style-name="P1"><text:span text:style-name="T5"><text:tab/></text:span><text:span text:style-name="T17">/*.....................................................................................*/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8">StokesProblem &lt;dim&gt;::~StokesProblem</text:span><text:span text:style-name="T5">() {</text:span></text:p>
      <text:p text:style-name="P1"><text:span text:style-name="T5"><text:tab/><text:tab/></text:span><text:span text:style-name="T31">dof_handler</text:span><text:span text:style-name="T5">.</text:span><text:span text:style-name="T6">clear</text:span><text:span text:style-name="T5">();</text:span></text:p>
      <text:p text:style-name="P1"><text:span text:style-name="T5"><text:tab/>}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7">/*</text:span></text:p>
      <text:p text:style-name="P1"><text:span text:style-name="T17"><text:tab/>template &lt;int dim&gt;</text:span></text:p>
      <text:p text:style-name="P1"><text:span text:style-name="T17"><text:tab/></text:span><text:span text:style-name="T18">bool</text:span><text:span text:style-name="T17"> StokesProblem &lt;dim&gt;::decreasing (pair&lt;double,</text:span><text:span text:style-name="T18">hp</text:span><text:span text:style-name="T17">::DoFHandler&lt;dim&gt; &gt; </text:span><text:span text:style-name="T18">&amp;i</text:span><text:span text:style-name="T17">, pair&lt;double,</text:span><text:span text:style-name="T18">hp</text:span><text:span text:style-name="T17">::DoFHandler&lt;dim&gt; &gt; </text:span><text:span text:style-name="T18">&amp;j</text:span><text:span text:style-name="T17">)</text:span></text:p>
      <text:p text:style-name="P1"><text:span text:style-name="T17"><text:tab/>{</text:span></text:p>
      <text:p text:style-name="P1"><text:span text:style-name="T17"><text:tab/><text:tab/>return ((i.first) &gt; (j.first));</text:span></text:p>
      <text:p text:style-name="P1"><text:span text:style-name="T17"><text:tab/>}</text:span></text:p>
      <text:p text:style-name="P1"><text:span text:style-name="T17"><text:tab/>*/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7">/*</text:span></text:p>
      <text:p text:style-name="P1"><text:span text:style-name="T17"><text:tab/>template &lt;int dim&gt;</text:span></text:p>
      <text:p text:style-name="P1"><text:span text:style-name="T17"><text:tab/></text:span><text:span text:style-name="T18">bool</text:span><text:span text:style-name="T17"> StokesProblem &lt;dim&gt;::cell_is_on_patch (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dim&gt;::cell_iterator &amp;cell)</text:span></text:p>
      <text:p text:style-name="P1"><text:span text:style-name="T17"><text:tab/>{</text:span></text:p>
      <text:p text:style-name="P1"><text:span text:style-name="T17"><text:tab/><text:tab/>return (cell-&gt;material_id() == patch_on);</text:span></text:p>
      <text:p text:style-name="P1"><text:span text:style-name="T17"><text:tab/>}</text:span></text:p>
      <text:p text:style-name="P1"><text:span text:style-name="T17"><text:tab/>*/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7">/*</text:span></text:p>
      <text:p text:style-name="P1"><text:span text:style-name="T17"><text:tab/>template &lt;int dim&gt;</text:span></text:p>
      <text:p text:style-name="P1"><text:span text:style-name="T17"><text:tab/></text:span><text:span text:style-name="T18">bool</text:span><text:span text:style-name="T17"> StokesProblem &lt;dim&gt;::cell_is_NOT_on_patch (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dim&gt;::cell_iterator &amp;cell)</text:span></text:p>
      <text:p text:style-name="P1"><text:span text:style-name="T17"><text:tab/>{</text:span></text:p>
      <text:p text:style-name="P1"><text:soft-page-break/><text:span text:style-name="T17"><text:tab/><text:tab/>return (cell-&gt;material_id() == patch_off);</text:span></text:p>
      <text:p text:style-name="P1"><text:span text:style-name="T17"><text:tab/>}</text:span></text:p>
      <text:p text:style-name="P1"><text:span text:style-name="T17"><text:tab/>*/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7">// Generate mesh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void</text:span><text:span text:style-name="T5"> </text:span><text:span text:style-name="T8">StokesProblem &lt;dim&gt;::generate_mesh</text:span><text:span text:style-name="T5">(){</text:span></text:p>
      <text:p text:style-name="P2"/>
      <text:p text:style-name="P1"><text:span text:style-name="T5"><text:tab/><text:tab/>vector&lt;</text:span><text:span text:style-name="T6">Point</text:span><text:span text:style-name="T5">&lt;</text:span><text:span text:style-name="T21">dim</text:span><text:span text:style-name="T5">&gt;&gt; </text:span><text:span text:style-name="T6">vertices</text:span><text:span text:style-name="T5"> (8);</text:span></text:p>
      <text:p text:style-name="P2"/>
      <text:p text:style-name="P1"><text:span text:style-name="T5"><text:tab/><text:tab/></text:span><text:span text:style-name="T6">vertices</text:span><text:span text:style-name="T5"> [0]=</text:span><text:span text:style-name="T6">Point</text:span><text:span text:style-name="T5">&lt;</text:span><text:span text:style-name="T21">dim</text:span><text:span text:style-name="T5">&gt; (-1,-1);</text:span></text:p>
      <text:p text:style-name="P1"><text:span text:style-name="T5"><text:tab/><text:tab/></text:span><text:span text:style-name="T6">vertices</text:span><text:span text:style-name="T5"> [1]=</text:span><text:span text:style-name="T6">Point</text:span><text:span text:style-name="T5">&lt;</text:span><text:span text:style-name="T21">dim</text:span><text:span text:style-name="T5">&gt; (0,-1);</text:span></text:p>
      <text:p text:style-name="P1"><text:span text:style-name="T5"><text:tab/><text:tab/></text:span><text:span text:style-name="T6">vertices</text:span><text:span text:style-name="T5"> [2]=</text:span><text:span text:style-name="T6">Point</text:span><text:span text:style-name="T5">&lt;</text:span><text:span text:style-name="T21">dim</text:span><text:span text:style-name="T5">&gt; (-1,0);</text:span></text:p>
      <text:p text:style-name="P1"><text:span text:style-name="T5"><text:tab/><text:tab/></text:span><text:span text:style-name="T6">vertices</text:span><text:span text:style-name="T5"> [3]=</text:span><text:span text:style-name="T6">Point</text:span><text:span text:style-name="T5">&lt;</text:span><text:span text:style-name="T21">dim</text:span><text:span text:style-name="T5">&gt; (0,0);</text:span></text:p>
      <text:p text:style-name="P1"><text:span text:style-name="T5"><text:tab/><text:tab/></text:span><text:span text:style-name="T6">vertices</text:span><text:span text:style-name="T5"> [4]=</text:span><text:span text:style-name="T6">Point</text:span><text:span text:style-name="T5">&lt;</text:span><text:span text:style-name="T21">dim</text:span><text:span text:style-name="T5">&gt; (1,0);</text:span></text:p>
      <text:p text:style-name="P1"><text:span text:style-name="T5"><text:tab/><text:tab/></text:span><text:span text:style-name="T6">vertices</text:span><text:span text:style-name="T5"> [5]=</text:span><text:span text:style-name="T6">Point</text:span><text:span text:style-name="T5">&lt;</text:span><text:span text:style-name="T21">dim</text:span><text:span text:style-name="T5">&gt; (-1,1);</text:span></text:p>
      <text:p text:style-name="P1"><text:span text:style-name="T5"><text:tab/><text:tab/></text:span><text:span text:style-name="T6">vertices</text:span><text:span text:style-name="T5"> [6]=</text:span><text:span text:style-name="T6">Point</text:span><text:span text:style-name="T5">&lt;</text:span><text:span text:style-name="T21">dim</text:span><text:span text:style-name="T5">&gt; (0,1);</text:span></text:p>
      <text:p text:style-name="P1"><text:span text:style-name="T5"><text:tab/><text:tab/></text:span><text:span text:style-name="T6">vertices</text:span><text:span text:style-name="T5"> [7]=</text:span><text:span text:style-name="T6">Point</text:span><text:span text:style-name="T5">&lt;</text:span><text:span text:style-name="T21">dim</text:span><text:span text:style-name="T5">&gt; (1,1);</text:span></text:p>
      <text:p text:style-name="P2"/>
      <text:p text:style-name="P1"><text:span text:style-name="T5"><text:tab/><text:tab/></text:span><text:span text:style-name="T1">const</text:span><text:span text:style-name="T5"> </text:span><text:span text:style-name="T1">unsigned</text:span><text:span text:style-name="T5"> </text:span><text:span text:style-name="T1">int</text:span><text:span text:style-name="T5"> n_cells=3;</text:span></text:p>
      <text:p text:style-name="P1"><text:span text:style-name="T5"><text:tab/><text:tab/></text:span><text:span text:style-name="T25">vector</text:span><text:span text:style-name="T5">&lt;</text:span><text:span text:style-name="T6">CellData</text:span><text:span text:style-name="T5">&lt;</text:span><text:span text:style-name="T21">dim</text:span><text:span text:style-name="T5">&gt; &gt; cell(n_cells);</text:span></text:p>
      <text:p text:style-name="P1"><text:span text:style-name="T5"><text:tab/><text:tab/>cell[0].</text:span><text:span text:style-name="T6">vertices</text:span><text:span text:style-name="T5">[0]=0;</text:span></text:p>
      <text:p text:style-name="P1"><text:span text:style-name="T5"><text:tab/><text:tab/>cell[0].</text:span><text:span text:style-name="T6">vertices</text:span><text:span text:style-name="T5">[1]=1;</text:span></text:p>
      <text:p text:style-name="P1"><text:span text:style-name="T5"><text:tab/><text:tab/>cell[0].</text:span><text:span text:style-name="T6">vertices</text:span><text:span text:style-name="T5">[2]=2;</text:span></text:p>
      <text:p text:style-name="P1"><text:span text:style-name="T5"><text:tab/><text:tab/>cell[0].</text:span><text:span text:style-name="T6">vertices</text:span><text:span text:style-name="T5">[3]=3;</text:span></text:p>
      <text:p text:style-name="P2"/>
      <text:p text:style-name="P1"><text:span text:style-name="T5"><text:tab/><text:tab/>cell[1].</text:span><text:span text:style-name="T6">vertices</text:span><text:span text:style-name="T5">[0]=2;</text:span></text:p>
      <text:p text:style-name="P1"><text:span text:style-name="T5"><text:tab/><text:tab/>cell[1].</text:span><text:span text:style-name="T6">vertices</text:span><text:span text:style-name="T5">[1]=3;</text:span></text:p>
      <text:p text:style-name="P1"><text:span text:style-name="T5"><text:tab/><text:tab/>cell[1].</text:span><text:span text:style-name="T6">vertices</text:span><text:span text:style-name="T5">[2]=5;</text:span></text:p>
      <text:p text:style-name="P1"><text:span text:style-name="T5"><text:tab/><text:tab/>cell[1].</text:span><text:span text:style-name="T6">vertices</text:span><text:span text:style-name="T5">[3]=6;</text:span></text:p>
      <text:p text:style-name="P2"/>
      <text:p text:style-name="P1"><text:span text:style-name="T5"><text:tab/><text:tab/>cell[2].</text:span><text:span text:style-name="T6">vertices</text:span><text:span text:style-name="T5">[0]=3;</text:span></text:p>
      <text:p text:style-name="P1"><text:span text:style-name="T5"><text:tab/><text:tab/>cell[2].</text:span><text:span text:style-name="T6">vertices</text:span><text:span text:style-name="T5">[1]=4;</text:span></text:p>
      <text:p text:style-name="P1"><text:span text:style-name="T5"><text:tab/><text:tab/>cell[2].</text:span><text:span text:style-name="T6">vertices</text:span><text:span text:style-name="T5">[2]=6;</text:span></text:p>
      <text:p text:style-name="P1"><text:span text:style-name="T5"><text:tab/><text:tab/>cell[2].</text:span><text:span text:style-name="T6">vertices</text:span><text:span text:style-name="T5">[3]=7;</text:span></text:p>
      <text:p text:style-name="P2"/>
      <text:p text:style-name="P1"><text:span text:style-name="T5"><text:tab/><text:tab/></text:span><text:span text:style-name="T31">triangulation</text:span><text:span text:style-name="T5">.</text:span><text:span text:style-name="T6">create_triangulation</text:span><text:span text:style-name="T5">(</text:span><text:span text:style-name="T6">vertices</text:span><text:span text:style-name="T5">,cell,</text:span><text:span text:style-name="T6">SubCellData</text:span><text:span text:style-name="T5">());</text:span></text:p>
      <text:p text:style-name="P1"><text:span text:style-name="T5"><text:tab/><text:tab/></text:span><text:span text:style-name="T31">triangulation</text:span><text:span text:style-name="T5">.</text:span><text:span text:style-name="T6">refine_global</text:span><text:span text:style-name="T5"> (5);</text:span></text:p>
      <text:p text:style-name="P1"><text:span text:style-name="T5"><text:tab/><text:tab/></text:span><text:span text:style-name="T26">ofstream</text:span><text:span text:style-name="T5"> out (</text:span><text:span text:style-name="T13">"grid-L-Shape.eps"</text:span><text:span text:style-name="T5">);</text:span></text:p>
      <text:p text:style-name="P1"><text:span text:style-name="T5"><text:tab/><text:tab/></text:span><text:span text:style-name="T6">GridOut</text:span><text:span text:style-name="T5"> grid_out;</text:span></text:p>
      <text:p text:style-name="P1"><text:span text:style-name="T5"><text:tab/><text:tab/>grid_out.</text:span><text:span text:style-name="T6">write_eps</text:span><text:span text:style-name="T5"> (</text:span><text:span text:style-name="T31">triangulation</text:span><text:span text:style-name="T5">, out);</text:span></text:p>
      <text:p text:style-name="P1"><text:span text:style-name="T5"><text:tab/><text:tab/>cout&lt;&lt;</text:span><text:span text:style-name="T13">"Number of active cells: "</text:span><text:span text:style-name="T5">&lt;&lt; </text:span><text:span text:style-name="T31">triangulation</text:span><text:span text:style-name="T5">.</text:span><text:span text:style-name="T6">n_active_cells</text:span><text:span text:style-name="T5">() &lt;&lt; </text:span><text:span text:style-name="T6">endl</text:span><text:span text:style-name="T5">;</text:span></text:p>
      <text:p text:style-name="P1"><text:span text:style-name="T5"><text:tab/><text:tab/>cout&lt;&lt;</text:span><text:span text:style-name="T13">"Total number of cells: "</text:span><text:span text:style-name="T5"> &lt;&lt; </text:span><text:span text:style-name="T31">triangulation</text:span><text:span text:style-name="T5">.</text:span><text:span text:style-name="T6">n_cells</text:span><text:span text:style-name="T5">() &lt;&lt; </text:span><text:span text:style-name="T6">endl</text:span><text:span text:style-name="T5"> ;</text:span></text:p>
      <text:p text:style-name="P1"><text:span text:style-name="T5"><text:tab/>}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7">// setup system()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void</text:span><text:span text:style-name="T5"> </text:span><text:span text:style-name="T8">StokesProblem &lt;dim&gt;::setup_system</text:span><text:span text:style-name="T5">(){</text:span></text:p>
      <text:p text:style-name="P1"><text:span text:style-name="T5"><text:tab/><text:tab/></text:span><text:span text:style-name="T31">dof_handler</text:span><text:span text:style-name="T5">.</text:span><text:span text:style-name="T6">distribute_dofs</text:span><text:span text:style-name="T5"> (</text:span><text:span text:style-name="T31">fe_collection</text:span><text:span text:style-name="T5">);</text:span></text:p>
      <text:p text:style-name="P2"/>
      <text:p text:style-name="P1"><text:span text:style-name="T5"><text:tab/><text:tab/></text:span><text:span text:style-name="T26">vector</text:span><text:span text:style-name="T5">&lt;</text:span><text:span text:style-name="T1">unsigned</text:span><text:span text:style-name="T5"> </text:span><text:span text:style-name="T1">int</text:span><text:span text:style-name="T5">&gt; block_component (</text:span><text:span text:style-name="T21">dim</text:span><text:span text:style-name="T5">+1, 0);</text:span></text:p>
      <text:p text:style-name="P1"><text:span text:style-name="T5"><text:tab/><text:tab/>block_component[</text:span><text:span text:style-name="T21">dim</text:span><text:span text:style-name="T5">]=1;</text:span></text:p>
      <text:p text:style-name="P1"><text:span text:style-name="T5"><text:tab/><text:tab/>DoFRenumbering::</text:span><text:span text:style-name="T6">component_wise</text:span><text:span text:style-name="T5">(</text:span><text:span text:style-name="T31">dof_handler</text:span><text:span text:style-name="T5">, block_component);</text:span></text:p>
      <text:p text:style-name="P2"/>
      <text:p text:style-name="P1"><text:span text:style-name="T5"><text:tab/><text:tab/>{</text:span></text:p>
      <text:p text:style-name="P1"><text:soft-page-break/><text:span text:style-name="T5"><text:tab/><text:tab/><text:tab/></text:span><text:span text:style-name="T31">constraints</text:span><text:span text:style-name="T5">.</text:span><text:span text:style-name="T6">clear</text:span><text:span text:style-name="T5"> ();</text:span></text:p>
      <text:p text:style-name="P1"><text:span text:style-name="T5"><text:tab/><text:tab/><text:tab/></text:span><text:span text:style-name="T6">FEValuesExtractors::Vector</text:span><text:span text:style-name="T5"> velocities(0);</text:span></text:p>
      <text:p text:style-name="P1"><text:span text:style-name="T5"><text:tab/><text:tab/><text:tab/>DoFTools::</text:span><text:span text:style-name="T6">make_hanging_node_constraints</text:span><text:span text:style-name="T5"> (</text:span><text:span text:style-name="T31">dof_handler</text:span><text:span text:style-name="T5">, </text:span><text:span text:style-name="T31">constraints</text:span><text:span text:style-name="T5">);</text:span></text:p>
      <text:p text:style-name="P1"><text:span text:style-name="T5"><text:tab/><text:tab/><text:tab/>VectorTools::</text:span><text:span text:style-name="T6">interpolate_boundary_values</text:span><text:span text:style-name="T5"> (</text:span><text:span text:style-name="T31">dof_handler</text:span><text:span text:style-name="T5">,0,</text:span><text:span text:style-name="T31">exact_solution</text:span><text:span text:style-name="T5">,</text:span><text:span text:style-name="T31">constraints</text:span><text:span text:style-name="T5">, </text:span><text:span text:style-name="T31">fe_collection</text:span><text:span text:style-name="T5">.</text:span><text:span text:style-name="T6">component_mask</text:span><text:span text:style-name="T5">(velocities));</text:span></text:p>
      <text:p text:style-name="P1"><text:span text:style-name="T5"><text:tab/><text:tab/>}</text:span></text:p>
      <text:p text:style-name="P1"><text:span text:style-name="T5"><text:tab/><text:tab/></text:span><text:span text:style-name="T31">constraints</text:span><text:span text:style-name="T5">.</text:span><text:span text:style-name="T6">close</text:span><text:span text:style-name="T5">();</text:span></text:p>
      <text:p text:style-name="P2"/>
      <text:p text:style-name="P1"><text:span text:style-name="T5"><text:tab/><text:tab/></text:span><text:span text:style-name="T25">vector</text:span><text:span text:style-name="T5">&lt;</text:span><text:span text:style-name="T6">types::global_dof_index</text:span><text:span text:style-name="T5">&gt; dofs_per_block (2);</text:span></text:p>
      <text:p text:style-name="P1"><text:span text:style-name="T5"><text:tab/><text:tab/>DoFTools::</text:span><text:span text:style-name="T6">count_dofs_per_block</text:span><text:span text:style-name="T5"> (</text:span><text:span text:style-name="T31">dof_handler</text:span><text:span text:style-name="T5">, dofs_per_block, block_component);</text:span></text:p>
      <text:p text:style-name="P1"><text:span text:style-name="T5"><text:tab/><text:tab/></text:span><text:span text:style-name="T1">const</text:span><text:span text:style-name="T5"> </text:span><text:span text:style-name="T1">unsigned</text:span><text:span text:style-name="T5"> </text:span><text:span text:style-name="T1">int</text:span><text:span text:style-name="T5"> n_u=dofs_per_block[0], n_p=dofs_per_block[1];</text:span></text:p>
      <text:p text:style-name="P2"/>
      <text:p text:style-name="P1"><text:span text:style-name="T5"><text:tab/><text:tab/>cout&lt;&lt; </text:span><text:span text:style-name="T13">"Number of degrees of freedom: "</text:span><text:span text:style-name="T5"> &lt;&lt; </text:span><text:span text:style-name="T31">dof_handler</text:span><text:span text:style-name="T5">. </text:span><text:span text:style-name="T6">n_dofs</text:span><text:span text:style-name="T5">()&lt;&lt;</text:span></text:p>
      <text:p text:style-name="P1"><text:span text:style-name="T5"><text:tab/><text:tab/><text:tab/></text:span><text:span text:style-name="T13">"("</text:span><text:span text:style-name="T5"> &lt;&lt; n_u &lt;&lt; </text:span><text:span text:style-name="T13">"+"</text:span><text:span text:style-name="T5"> &lt;&lt; n_p &lt;&lt; </text:span><text:span text:style-name="T13">")"</text:span><text:span text:style-name="T5"> &lt;&lt; </text:span><text:span text:style-name="T6">endl</text:span><text:span text:style-name="T5">;</text:span></text:p>
      <text:p text:style-name="P1"><text:span text:style-name="T5"><text:tab/><text:tab/>{</text:span></text:p>
      <text:p text:style-name="P1"><text:span text:style-name="T5"><text:tab/><text:tab/><text:tab/></text:span><text:span text:style-name="T6">BlockCompressedSetSparsityPattern</text:span><text:span text:style-name="T5"> csp (dofs_per_block,dofs_per_block);</text:span></text:p>
      <text:p text:style-name="P2"/>
      <text:p text:style-name="P1"><text:span text:style-name="T5"><text:tab/><text:tab/><text:tab/>DoFTools::</text:span><text:span text:style-name="T6">make_sparsity_pattern</text:span><text:span text:style-name="T5"> (</text:span><text:span text:style-name="T31">dof_handler</text:span><text:span text:style-name="T5">, csp, </text:span><text:span text:style-name="T31">constraints</text:span><text:span text:style-name="T5">, </text:span><text:span text:style-name="T1">false</text:span><text:span text:style-name="T5">);</text:span></text:p>
      <text:p text:style-name="P1"><text:span text:style-name="T5"><text:tab/><text:tab/><text:tab/></text:span><text:span text:style-name="T31">sparsity_pattern</text:span><text:span text:style-name="T5">.</text:span><text:span text:style-name="T6">copy_from</text:span><text:span text:style-name="T5">(csp);</text:span></text:p>
      <text:p text:style-name="P1"><text:span text:style-name="T5"><text:tab/><text:tab/>}</text:span></text:p>
      <text:p text:style-name="P2"/>
      <text:p text:style-name="P1"><text:span text:style-name="T5"><text:tab/><text:tab/></text:span><text:span text:style-name="T31">system_matrix</text:span><text:span text:style-name="T5">.</text:span><text:span text:style-name="T6">reinit</text:span><text:span text:style-name="T5"> (</text:span><text:span text:style-name="T31">sparsity_pattern</text:span><text:span text:style-name="T5">);</text:span></text:p>
      <text:p text:style-name="P1"><text:span text:style-name="T5"><text:tab/><text:tab/></text:span><text:span text:style-name="T31">solution</text:span><text:span text:style-name="T5">.</text:span><text:span text:style-name="T6">reinit</text:span><text:span text:style-name="T5"> (dofs_per_block);</text:span></text:p>
      <text:p text:style-name="P1"><text:span text:style-name="T5"><text:tab/><text:tab/></text:span><text:span text:style-name="T31">system_rhs</text:span><text:span text:style-name="T5">.</text:span><text:span text:style-name="T6">reinit</text:span><text:span text:style-name="T5"> (dofs_per_block);</text:span></text:p>
      <text:p text:style-name="P2"/>
      <text:p text:style-name="P1"><text:span text:style-name="T5"><text:tab/>}</text:span><text:span text:style-name="T17">// End of function setup_system()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7">// assemble system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void</text:span><text:span text:style-name="T5"> </text:span><text:span text:style-name="T8">StokesProblem &lt;dim&gt;::assemble_system</text:span><text:span text:style-name="T5"> () {</text:span></text:p>
      <text:p text:style-name="P1"><text:span text:style-name="T5"><text:tab/><text:tab/></text:span><text:span text:style-name="T6">hp::FEValues</text:span><text:span text:style-name="T5">&lt;</text:span><text:span text:style-name="T21">dim</text:span><text:span text:style-name="T5">&gt; </text:span><text:span text:style-name="T6">hp_fe_values</text:span><text:span text:style-name="T5"> (</text:span><text:span text:style-name="T31">fe_collection</text:span><text:span text:style-name="T5">, </text:span><text:span text:style-name="T31">quadrature_collection</text:span><text:span text:style-name="T5">, </text:span><text:span text:style-name="T6">update_values</text:span><text:span text:style-name="T5">|</text:span><text:span text:style-name="T6">update_quadrature_points</text:span><text:span text:style-name="T5">|</text:span><text:span text:style-name="T6">update_JxW_values</text:span><text:span text:style-name="T5">|</text:span><text:span text:style-name="T6">update_gradients</text:span><text:span text:style-name="T5">);</text:span></text:p>
      <text:p text:style-name="P2"/>
      <text:p text:style-name="P2"/>
      <text:p text:style-name="P1"><text:span text:style-name="T5"><text:tab/><text:tab/></text:span><text:span text:style-name="T6">FullMatrix</text:span><text:span text:style-name="T5">&lt;</text:span><text:span text:style-name="T1">double</text:span><text:span text:style-name="T5">&gt; local_matrix;</text:span></text:p>
      <text:p text:style-name="P1"><text:span text:style-name="T5"><text:tab/><text:tab/></text:span><text:span text:style-name="T6">Vector</text:span><text:span text:style-name="T5">&lt;</text:span><text:span text:style-name="T1">double</text:span><text:span text:style-name="T5">&gt; local_rhs;</text:span></text:p>
      <text:p text:style-name="P1"><text:span text:style-name="T5"><text:tab/><text:tab/></text:span><text:span text:style-name="T25">vector</text:span><text:span text:style-name="T5">&lt;</text:span><text:span text:style-name="T6">types::global_dof_index</text:span><text:span text:style-name="T5">&gt; local_dof_indices;</text:span></text:p>
      <text:p text:style-name="P2"/>
      <text:p text:style-name="P1"><text:span text:style-name="T5"><text:tab/><text:tab/></text:span><text:span text:style-name="T25">vector</text:span><text:span text:style-name="T5">&lt;</text:span><text:span text:style-name="T6">Vector</text:span><text:span text:style-name="T5">&lt;</text:span><text:span text:style-name="T1">double</text:span><text:span text:style-name="T5">&gt; &gt; <text:s/>rhs_values;</text:span></text:p>
      <text:p text:style-name="P2"/>
      <text:p text:style-name="P1"><text:span text:style-name="T5"><text:tab/><text:tab/></text:span><text:span text:style-name="T1">const</text:span><text:span text:style-name="T5"> </text:span><text:span text:style-name="T6">FEValuesExtractors::Vector</text:span><text:span text:style-name="T5"> velocities (0);</text:span></text:p>
      <text:p text:style-name="P1"><text:span text:style-name="T5"><text:tab/><text:tab/></text:span><text:span text:style-name="T1">const</text:span><text:span text:style-name="T5"> </text:span><text:span text:style-name="T6">FEValuesExtractors::Scalar</text:span><text:span text:style-name="T5"> pressure (</text:span><text:span text:style-name="T21">dim</text:span><text:span text:style-name="T5">);</text:span></text:p>
      <text:p text:style-name="P2"/>
      <text:p text:style-name="P1"><text:span text:style-name="T5"><text:tab/><text:tab/></text:span><text:span text:style-name="T25">vector</text:span><text:span text:style-name="T5">&lt;</text:span><text:span text:style-name="T6">Tensor</text:span><text:span text:style-name="T5">&lt;2,</text:span><text:span text:style-name="T21">dim</text:span><text:span text:style-name="T5">&gt; &gt; grad_phi_u;</text:span></text:p>
      <text:p text:style-name="P1"><text:span text:style-name="T5"><text:tab/><text:tab/></text:span><text:span text:style-name="T26">vector</text:span><text:span text:style-name="T5">&lt;</text:span><text:span text:style-name="T1">double</text:span><text:span text:style-name="T5">&gt; div_phi_u;</text:span></text:p>
      <text:p text:style-name="P1"><text:span text:style-name="T5"><text:tab/><text:tab/></text:span><text:span text:style-name="T25">vector</text:span><text:span text:style-name="T5">&lt;</text:span><text:span text:style-name="T6">Tensor</text:span><text:span text:style-name="T5">&lt;1,</text:span><text:span text:style-name="T21">dim</text:span><text:span text:style-name="T5">&gt; &gt; phi_u;</text:span></text:p>
      <text:p text:style-name="P1"><text:span text:style-name="T5"><text:tab/><text:tab/></text:span><text:span text:style-name="T26">vector</text:span><text:span text:style-name="T5">&lt;</text:span><text:span text:style-name="T1">double</text:span><text:span text:style-name="T5">&gt; phi_p;</text:span></text:p>
      <text:p text:style-name="P2"/>
      <text:p text:style-name="P1"><text:span text:style-name="T5"><text:tab/><text:tab/></text:span><text:span text:style-name="T1">typename</text:span><text:span text:style-name="T5"> </text:span><text:span text:style-name="T6">hp::DoFHandler&lt;</text:span><text:span text:style-name="T22">dim</text:span><text:span text:style-name="T6">&gt;::active_cell_iterator</text:span></text:p>
      <text:p text:style-name="P1"><text:span text:style-name="T5"><text:tab/><text:tab/><text:tab/>cell = </text:span><text:span text:style-name="T31">dof_handler</text:span><text:span text:style-name="T5">.</text:span><text:span text:style-name="T6">begin_active</text:span><text:span text:style-name="T5">(),</text:span></text:p>
      <text:p text:style-name="P1"><text:span text:style-name="T5"><text:tab/><text:tab/><text:tab/>endc = </text:span><text:span text:style-name="T31">dof_handler</text:span><text:span text:style-name="T5">.</text:span><text:span text:style-name="T6">end</text:span><text:span text:style-name="T5">();</text:span></text:p>
      <text:p text:style-name="P1"><text:span text:style-name="T5"><text:tab/><text:tab/></text:span><text:span text:style-name="T1">for</text:span><text:span text:style-name="T5"> (; cell!=endc; ++cell)</text:span></text:p>
      <text:p text:style-name="P1"><text:soft-page-break/><text:span text:style-name="T5"><text:tab/><text:tab/>{</text:span></text:p>
      <text:p text:style-name="P1"><text:span text:style-name="T5"><text:tab/><text:tab/><text:tab/></text:span><text:span text:style-name="T1">const</text:span><text:span text:style-name="T5"> </text:span><text:span text:style-name="T1">unsigned</text:span><text:span text:style-name="T5"> </text:span><text:span text:style-name="T1">int</text:span><text:span text:style-name="T5"> <text:s text:c="2"/>dofs_per_cell = cell-&gt;</text:span><text:span text:style-name="T6">get_fe</text:span><text:span text:style-name="T5">().</text:span><text:span text:style-name="T6">dofs_per_cell</text:span><text:span text:style-name="T5">;</text:span></text:p>
      <text:p text:style-name="P1"><text:span text:style-name="T5"><text:tab/><text:tab/><text:tab/>local_matrix.</text:span><text:span text:style-name="T6">reinit</text:span><text:span text:style-name="T5"> (dofs_per_cell, dofs_per_cell);</text:span></text:p>
      <text:p text:style-name="P1"><text:span text:style-name="T5"><text:tab/><text:tab/><text:tab/>local_rhs.</text:span><text:span text:style-name="T6">reinit</text:span><text:span text:style-name="T5"> (dofs_per_cell);</text:span></text:p>
      <text:p text:style-name="P2"/>
      <text:p text:style-name="P1"><text:span text:style-name="T5"><text:tab/><text:tab/><text:tab/></text:span><text:span text:style-name="T6">hp_fe_values</text:span><text:span text:style-name="T5">.</text:span><text:span text:style-name="T6">reinit</text:span><text:span text:style-name="T5"> (cell);</text:span></text:p>
      <text:p text:style-name="P1"><text:span text:style-name="T5"><text:tab/><text:tab/><text:tab/></text:span><text:span text:style-name="T1">const</text:span><text:span text:style-name="T5"> </text:span><text:span text:style-name="T6">FEValues</text:span><text:span text:style-name="T5">&lt;</text:span><text:span text:style-name="T21">dim</text:span><text:span text:style-name="T5">&gt; &amp;fe_values = </text:span><text:span text:style-name="T6">hp_fe_values</text:span><text:span text:style-name="T5">.</text:span><text:span text:style-name="T6">get_present_fe_values</text:span><text:span text:style-name="T5"> ();</text:span></text:p>
      <text:p text:style-name="P1"><text:span text:style-name="T5"><text:tab/><text:tab/><text:tab/></text:span><text:span text:style-name="T1">const</text:span><text:span text:style-name="T5"> </text:span><text:span text:style-name="T26">vector</text:span><text:span text:style-name="T5">&lt;</text:span><text:span text:style-name="T1">double</text:span><text:span text:style-name="T5">&gt;&amp; JxW_values = fe_values.</text:span><text:span text:style-name="T6">get_JxW_values</text:span><text:span text:style-name="T5"> ();</text:span></text:p>
      <text:p text:style-name="P1"><text:span text:style-name="T5"><text:tab/><text:tab/><text:tab/></text:span><text:span text:style-name="T1">const</text:span><text:span text:style-name="T5"> </text:span><text:span text:style-name="T1">unsigned</text:span><text:span text:style-name="T5"> </text:span><text:span text:style-name="T1">int</text:span><text:span text:style-name="T5"> n_q_points = fe_values.</text:span><text:span text:style-name="T6">n_quadrature_points</text:span><text:span text:style-name="T5">;</text:span></text:p>
      <text:p text:style-name="P2"/>
      <text:p text:style-name="P1"><text:span text:style-name="T5"><text:tab/><text:tab/><text:tab/>rhs_values.</text:span><text:span text:style-name="T6">resize</text:span><text:span text:style-name="T5">(n_q_points, </text:span><text:span text:style-name="T6">Vector&lt;</text:span><text:span text:style-name="T2">double</text:span><text:span text:style-name="T6">&gt;</text:span><text:span text:style-name="T5">(</text:span><text:span text:style-name="T21">dim</text:span><text:span text:style-name="T5">+1));</text:span></text:p>
      <text:p text:style-name="P1"><text:span text:style-name="T5"><text:tab/><text:tab/><text:tab/></text:span><text:span text:style-name="T31">rhs_function</text:span><text:span text:style-name="T5">.vector_value_list (fe_values.</text:span><text:span text:style-name="T6">get_quadrature_points</text:span><text:span text:style-name="T5">(), rhs_values);</text:span></text:p>
      <text:p text:style-name="P2"/>
      <text:p text:style-name="P1"><text:span text:style-name="T5"><text:tab/><text:tab/><text:tab/>grad_phi_u.</text:span><text:span text:style-name="T6">resize</text:span><text:span text:style-name="T5">(dofs_per_cell);</text:span></text:p>
      <text:p text:style-name="P1"><text:span text:style-name="T5"><text:tab/><text:tab/><text:tab/>div_phi_u.resize(dofs_per_cell);</text:span></text:p>
      <text:p text:style-name="P1"><text:span text:style-name="T5"><text:tab/><text:tab/><text:tab/>phi_u.</text:span><text:span text:style-name="T6">resize</text:span><text:span text:style-name="T5"> (dofs_per_cell);</text:span></text:p>
      <text:p text:style-name="P1"><text:span text:style-name="T5"><text:tab/><text:tab/><text:tab/>phi_p.resize(dofs_per_cell);</text:span></text:p>
      <text:p text:style-name="P2"/>
      <text:p text:style-name="P1"><text:span text:style-name="T5"><text:tab/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q=0; q&lt;n_q_points; ++q)</text:span></text:p>
      <text:p text:style-name="P1"><text:span text:style-name="T5"><text:tab/><text:tab/><text:tab/>{</text:span></text:p>
      <text:p text:style-name="P1"><text:span text:style-name="T5"><text:tab/><text:tab/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k=0; k&lt;dofs_per_cell; ++k)</text:span></text:p>
      <text:p text:style-name="P1"><text:span text:style-name="T5"><text:tab/><text:tab/><text:tab/><text:tab/>{</text:span></text:p>
      <text:p text:style-name="P1"><text:span text:style-name="T5"><text:tab/><text:tab/><text:tab/><text:tab/><text:tab/>grad_phi_u[k] = fe_values[velocities].</text:span><text:span text:style-name="T6">gradient</text:span><text:span text:style-name="T5"> (k, q);</text:span></text:p>
      <text:p text:style-name="P1"><text:span text:style-name="T5"><text:tab/><text:tab/><text:tab/><text:tab/><text:tab/>div_phi_u[k] = fe_values[velocities].</text:span><text:span text:style-name="T6">divergence</text:span><text:span text:style-name="T5"> (k, q);</text:span></text:p>
      <text:p text:style-name="P1"><text:span text:style-name="T5"><text:tab/><text:tab/><text:tab/><text:tab/><text:tab/>phi_u[k] = fe_values[velocities].</text:span><text:span text:style-name="T6">value</text:span><text:span text:style-name="T5"> (k, q);</text:span></text:p>
      <text:p text:style-name="P1"><text:span text:style-name="T5"><text:tab/><text:tab/><text:tab/><text:tab/><text:tab/>phi_p[k] = fe_values[pressure].</text:span><text:span text:style-name="T6">value</text:span><text:span text:style-name="T5"> (k, q);</text:span></text:p>
      <text:p text:style-name="P1"><text:span text:style-name="T5"><text:tab/><text:tab/><text:tab/><text:tab/>}</text:span></text:p>
      <text:p text:style-name="P1"><text:span text:style-name="T5"><text:tab/><text:tab/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i=0; i&lt;dofs_per_cell; ++i)</text:span></text:p>
      <text:p text:style-name="P1"><text:span text:style-name="T5"><text:tab/><text:tab/><text:tab/><text:tab/>{</text:span></text:p>
      <text:p text:style-name="P1"><text:span text:style-name="T5"><text:tab/><text:tab/><text:tab/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j=0; j&lt;=i; ++j)</text:span></text:p>
      <text:p text:style-name="P1"><text:span text:style-name="T5"><text:tab/><text:tab/><text:tab/><text:tab/><text:tab/>{</text:span></text:p>
      <text:p text:style-name="P1"><text:span text:style-name="T5"><text:tab/><text:tab/><text:tab/><text:tab/><text:tab/><text:tab/>local_matrix(i,j) += (</text:span><text:span text:style-name="T6">double_contract</text:span><text:span text:style-name="T5"> (grad_phi_u[i], grad_phi_u[j])</text:span></text:p>
      <text:p text:style-name="P1"><text:span text:style-name="T5"><text:tab/><text:tab/><text:tab/><text:tab/><text:tab/><text:tab/><text:tab/>- div_phi_u[i] * phi_p[j]</text:span></text:p>
      <text:p text:style-name="P1"><text:span text:style-name="T5"><text:tab/><text:tab/><text:tab/><text:tab/><text:tab/><text:tab/>- phi_p[i] * div_phi_u[j]</text:span></text:p>
      <text:p text:style-name="P1"><text:span text:style-name="T5"><text:tab/><text:tab/><text:tab/><text:tab/><text:tab/><text:tab/>+ phi_p[i] * phi_p[j])</text:span></text:p>
      <text:p text:style-name="P1"><text:span text:style-name="T5"><text:tab/><text:tab/><text:tab/><text:tab/><text:tab/><text:tab/><text:tab/>* JxW_values[q];</text:span></text:p>
      <text:p text:style-name="P1"><text:span text:style-name="T5"><text:tab/><text:tab/><text:tab/><text:tab/><text:tab/>} </text:span><text:span text:style-name="T17">// end of loop over 'j'</text:span></text:p>
      <text:p text:style-name="P1"><text:span text:style-name="T5"><text:tab/><text:tab/><text:tab/><text:tab/><text:tab/>local_rhs(i) += (phi_u[i][0] * rhs_values[q](0) + phi_u[i][1] * rhs_values [q](1)) * JxW_values[q];</text:span><text:span text:style-name="T17">//?</text:span></text:p>
      <text:p text:style-name="P1"><text:span text:style-name="T5"><text:tab/><text:tab/><text:tab/><text:tab/>} </text:span><text:span text:style-name="T17">// end of loop 'i'</text:span></text:p>
      <text:p text:style-name="P1"><text:span text:style-name="T5"><text:tab/><text:tab/><text:tab/>} </text:span><text:span text:style-name="T17">// end of loop 'q'</text:span></text:p>
      <text:p text:style-name="P1"><text:span text:style-name="T5"><text:tab/><text:tab/><text:tab/></text:span><text:span text:style-name="T17">// to create the upper triangle of local_matrix</text:span></text:p>
      <text:p text:style-name="P2"/>
      <text:p text:style-name="P1"><text:span text:style-name="T5"><text:tab/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i=0; i&lt;dofs_per_cell; ++i)</text:span></text:p>
      <text:p text:style-name="P1"><text:span text:style-name="T5"><text:tab/><text:tab/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j=i+1; j&lt;dofs_per_cell; ++j)</text:span></text:p>
      <text:p text:style-name="P1"><text:span text:style-name="T5"><text:tab/><text:tab/><text:tab/><text:tab/><text:tab/>local_matrix(i,j) = local_matrix(j,i);</text:span></text:p>
      <text:p text:style-name="P1"><text:span text:style-name="T5"><text:tab/><text:tab/><text:tab/></text:span><text:span text:style-name="T17">//local system to global system</text:span></text:p>
      <text:p text:style-name="P1"><text:span text:style-name="T5"><text:tab/><text:tab/><text:tab/>local_dof_indices.</text:span><text:span text:style-name="T6">resize</text:span><text:span text:style-name="T5"> (dofs_per_cell);</text:span></text:p>
      <text:p text:style-name="P1"><text:span text:style-name="T5"><text:tab/><text:tab/><text:tab/>cell-&gt;</text:span><text:span text:style-name="T6">get_dof_indices</text:span><text:span text:style-name="T5"> (local_dof_indices);</text:span></text:p>
      <text:p text:style-name="P1"><text:span text:style-name="T5"><text:tab/><text:tab/><text:tab/></text:span><text:span text:style-name="T31">constraints</text:span><text:span text:style-name="T5">.</text:span><text:span text:style-name="T6">distribute_local_to_global</text:span><text:span text:style-name="T5"> (local_matrix, local_rhs, local_dof_indices, </text:span><text:span text:style-name="T31">system_matrix</text:span><text:span text:style-name="T5">, </text:span><text:span text:style-name="T31">system_rhs</text:span><text:span text:style-name="T5">);</text:span></text:p>
      <text:p text:style-name="P1"><text:span text:style-name="T5"><text:tab/><text:tab/>} </text:span><text:span text:style-name="T17">// end of iteration for cells</text:span></text:p>
      <text:p text:style-name="P1"><text:soft-page-break/><text:span text:style-name="T5"><text:tab/>}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void</text:span><text:span text:style-name="T5"> </text:span><text:span text:style-name="T8">StokesProblem &lt;dim&gt;::solve</text:span><text:span text:style-name="T5"> ()</text:span></text:p>
      <text:p text:style-name="P1"><text:span text:style-name="T5"><text:tab/>{</text:span></text:p>
      <text:p text:style-name="P1"><text:span text:style-name="T5"><text:tab/><text:tab/></text:span><text:span text:style-name="T6">SparseDirectUMFPACK</text:span><text:span text:style-name="T5"> A_inverse;</text:span></text:p>
      <text:p text:style-name="P1"><text:span text:style-name="T5"><text:tab/><text:tab/>A_inverse.</text:span><text:span text:style-name="T6">initialize</text:span><text:span text:style-name="T5"> (</text:span><text:span text:style-name="T31">system_matrix</text:span><text:span text:style-name="T5">.</text:span><text:span text:style-name="T6">block</text:span><text:span text:style-name="T5">(0,0),</text:span></text:p>
      <text:p text:style-name="P1"><text:span text:style-name="T5"><text:tab/><text:tab/><text:tab/>SparseDirectUMFPACK::</text:span><text:span text:style-name="T6">AdditionalData</text:span><text:span text:style-name="T5">());</text:span></text:p>
      <text:p text:style-name="P1"><text:span text:style-name="T5"><text:tab/><text:tab/></text:span><text:span text:style-name="T6">Vector</text:span><text:span text:style-name="T5">&lt;</text:span><text:span text:style-name="T1">double</text:span><text:span text:style-name="T5">&gt; tmp (</text:span><text:span text:style-name="T31">solution</text:span><text:span text:style-name="T5">.</text:span><text:span text:style-name="T6">block</text:span><text:span text:style-name="T5">(0).</text:span><text:span text:style-name="T6">size</text:span><text:span text:style-name="T5">());</text:span></text:p>
      <text:p text:style-name="P1"><text:span text:style-name="T5"><text:tab/><text:tab/>{</text:span></text:p>
      <text:p text:style-name="P1"><text:span text:style-name="T5"><text:tab/><text:tab/><text:tab/></text:span><text:span text:style-name="T6">Vector</text:span><text:span text:style-name="T5">&lt;</text:span><text:span text:style-name="T1">double</text:span><text:span text:style-name="T5">&gt; schur_rhs (</text:span><text:span text:style-name="T31">solution</text:span><text:span text:style-name="T5">.</text:span><text:span text:style-name="T6">block</text:span><text:span text:style-name="T5">(1).</text:span><text:span text:style-name="T6">size</text:span><text:span text:style-name="T5">());</text:span></text:p>
      <text:p text:style-name="P1"><text:span text:style-name="T5"><text:tab/><text:tab/><text:tab/>A_inverse.</text:span><text:span text:style-name="T6">vmult</text:span><text:span text:style-name="T5"> (tmp, </text:span><text:span text:style-name="T31">system_rhs</text:span><text:span text:style-name="T5">.</text:span><text:span text:style-name="T6">block</text:span><text:span text:style-name="T5">(0));</text:span></text:p>
      <text:p text:style-name="P1"><text:span text:style-name="T5"><text:tab/><text:tab/><text:tab/></text:span><text:span text:style-name="T31">system_matrix</text:span><text:span text:style-name="T5">.</text:span><text:span text:style-name="T6">block</text:span><text:span text:style-name="T5">(1,0).</text:span><text:span text:style-name="T6">vmult</text:span><text:span text:style-name="T5"> (schur_rhs, tmp);</text:span></text:p>
      <text:p text:style-name="P1"><text:span text:style-name="T5"><text:tab/><text:tab/><text:tab/>schur_rhs -= </text:span><text:span text:style-name="T31">system_rhs</text:span><text:span text:style-name="T5">.</text:span><text:span text:style-name="T6">block</text:span><text:span text:style-name="T5">(1);</text:span></text:p>
      <text:p text:style-name="P2"/>
      <text:p text:style-name="P1"><text:span text:style-name="T5"><text:tab/><text:tab/><text:tab/></text:span><text:span text:style-name="T26">SchurComplement</text:span><text:span text:style-name="T5"> schur_complement (</text:span><text:span text:style-name="T31">system_matrix</text:span><text:span text:style-name="T5">, A_inverse);</text:span></text:p>
      <text:p text:style-name="P1"><text:span text:style-name="T5"><text:tab/><text:tab/><text:tab/></text:span><text:span text:style-name="T6">SolverControl</text:span><text:span text:style-name="T5"> solver_control (</text:span><text:span text:style-name="T31">solution</text:span><text:span text:style-name="T5">.</text:span><text:span text:style-name="T6">block</text:span><text:span text:style-name="T5">(1).</text:span><text:span text:style-name="T6">size</text:span><text:span text:style-name="T5">(),</text:span></text:p>
      <text:p text:style-name="P1"><text:span text:style-name="T5"><text:tab/><text:tab/><text:tab/><text:tab/><text:tab/>1e-4);</text:span></text:p>
      <text:p text:style-name="P2"/>
      <text:p text:style-name="P1"><text:span text:style-name="T5"><text:tab/><text:tab/><text:tab/></text:span><text:span text:style-name="T6">SolverCG</text:span><text:span text:style-name="T5">&lt;&gt; <text:s text:c="3"/>cg (solver_control);</text:span></text:p>
      <text:p text:style-name="P2"/>
      <text:p text:style-name="P1"><text:span text:style-name="T5"><text:tab/><text:tab/><text:tab/></text:span><text:span text:style-name="T6">SparseDirectUMFPACK</text:span><text:span text:style-name="T5"> preconditioner;</text:span></text:p>
      <text:p text:style-name="P1"><text:span text:style-name="T5"><text:tab/><text:tab/><text:tab/>preconditioner.</text:span><text:span text:style-name="T6">initialize</text:span><text:span text:style-name="T5"> (</text:span><text:span text:style-name="T31">system_matrix</text:span><text:span text:style-name="T5">.</text:span><text:span text:style-name="T6">block</text:span><text:span text:style-name="T5">(1,1),</text:span></text:p>
      <text:p text:style-name="P1"><text:span text:style-name="T5"><text:tab/><text:tab/><text:tab/><text:tab/><text:tab/>SparseDirectUMFPACK::</text:span><text:span text:style-name="T6">AdditionalData</text:span><text:span text:style-name="T5">());</text:span></text:p>
      <text:p text:style-name="P2"/>
      <text:p text:style-name="P1"><text:span text:style-name="T5"><text:tab/><text:tab/><text:tab/>cg.</text:span><text:span text:style-name="T6">solve</text:span><text:span text:style-name="T5"> (schur_complement, </text:span><text:span text:style-name="T31">solution</text:span><text:span text:style-name="T5">.</text:span><text:span text:style-name="T6">block</text:span><text:span text:style-name="T5">(1), schur_rhs,</text:span></text:p>
      <text:p text:style-name="P1"><text:span text:style-name="T5"><text:tab/><text:tab/><text:tab/><text:tab/>preconditioner);</text:span></text:p>
      <text:p text:style-name="P1"><text:span text:style-name="T5"><text:tab/><text:tab/><text:tab/></text:span><text:span text:style-name="T17">//</text:span><text:span text:style-name="T18">cout</text:span><text:span text:style-name="T17">&lt;&lt;" </text:span><text:span text:style-name="T18">residuals</text:span><text:span text:style-name="T17"> of each step " &lt;&lt; solver_control.enable_history_data() &lt;&lt; </text:span><text:span text:style-name="T18">endl</text:span><text:span text:style-name="T17">;</text:span></text:p>
      <text:p text:style-name="P1"><text:span text:style-name="T5"><text:tab/><text:tab/><text:tab/></text:span><text:span text:style-name="T31">constraints</text:span><text:span text:style-name="T5">.</text:span><text:span text:style-name="T6">distribute</text:span><text:span text:style-name="T5"> (</text:span><text:span text:style-name="T31">solution</text:span><text:span text:style-name="T5">);</text:span></text:p>
      <text:p text:style-name="P1"><text:span text:style-name="T5"><text:tab/><text:tab/><text:tab/>cout &lt;&lt; </text:span><text:span text:style-name="T13">" <text:s/>"</text:span></text:p>
      <text:p text:style-name="P1"><text:span text:style-name="T5"><text:tab/><text:tab/><text:tab/><text:tab/>&lt;&lt; solver_control.</text:span><text:span text:style-name="T6">last_step</text:span><text:span text:style-name="T5">()</text:span></text:p>
      <text:p text:style-name="P1"><text:span text:style-name="T5"><text:tab/><text:tab/><text:tab/><text:tab/>&lt;&lt; </text:span><text:span text:style-name="T13">" outer CG </text:span><text:span text:style-name="T14">Schur</text:span><text:span text:style-name="T13"> complement iterations for pressure"</text:span></text:p>
      <text:p text:style-name="P1"><text:span text:style-name="T5"><text:tab/><text:tab/><text:tab/><text:tab/>&lt;&lt; </text:span><text:span text:style-name="T6">endl</text:span><text:span text:style-name="T5">;</text:span></text:p>
      <text:p text:style-name="P1"><text:span text:style-name="T5"><text:tab/><text:tab/>}</text:span></text:p>
      <text:p text:style-name="P1"><text:span text:style-name="T5"><text:tab/><text:tab/></text:span><text:span text:style-name="T31">system_matrix</text:span><text:span text:style-name="T5">.</text:span><text:span text:style-name="T6">block</text:span><text:span text:style-name="T5">(0,1).</text:span><text:span text:style-name="T6">vmult</text:span><text:span text:style-name="T5"> (tmp, </text:span><text:span text:style-name="T31">solution</text:span><text:span text:style-name="T5">.</text:span><text:span text:style-name="T6">block</text:span><text:span text:style-name="T5">(1));</text:span></text:p>
      <text:p text:style-name="P1"><text:span text:style-name="T5"><text:tab/><text:tab/>tmp *= -1.0;</text:span></text:p>
      <text:p text:style-name="P1"><text:span text:style-name="T5"><text:tab/><text:tab/>tmp += </text:span><text:span text:style-name="T31">system_rhs</text:span><text:span text:style-name="T5">.</text:span><text:span text:style-name="T6">block</text:span><text:span text:style-name="T5">(0);</text:span></text:p>
      <text:p text:style-name="P1"><text:span text:style-name="T5"><text:tab/><text:tab/>A_inverse.</text:span><text:span text:style-name="T6">vmult</text:span><text:span text:style-name="T5"> (</text:span><text:span text:style-name="T31">solution</text:span><text:span text:style-name="T5">.</text:span><text:span text:style-name="T6">block</text:span><text:span text:style-name="T5">(0), tmp);</text:span></text:p>
      <text:p text:style-name="P2"/>
      <text:p text:style-name="P1"><text:span text:style-name="T5"><text:tab/><text:tab/></text:span><text:span text:style-name="T31">constraints</text:span><text:span text:style-name="T5">.</text:span><text:span text:style-name="T6">distribute</text:span><text:span text:style-name="T5"> (</text:span><text:span text:style-name="T31">solution</text:span><text:span text:style-name="T5">);</text:span></text:p>
      <text:p text:style-name="P1"><text:span text:style-name="T5"><text:tab/><text:tab/></text:span><text:span text:style-name="T31">solution</text:span><text:span text:style-name="T5">.</text:span><text:span text:style-name="T6">block</text:span><text:span text:style-name="T5"> (1).</text:span><text:span text:style-name="T6">add</text:span><text:span text:style-name="T5"> (-1.0 * pressure_mean_value ());</text:span></text:p>
      <text:p text:style-name="P1"><text:span text:style-name="T5"><text:tab/><text:tab/></text:span><text:span text:style-name="T31">constraints</text:span><text:span text:style-name="T5">.</text:span><text:span text:style-name="T6">distribute</text:span><text:span text:style-name="T5"> (</text:span><text:span text:style-name="T31">solution</text:span><text:span text:style-name="T5">);</text:span></text:p>
      <text:p text:style-name="P1"><text:span text:style-name="T5"><text:tab/>}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double</text:span><text:span text:style-name="T5"> </text:span><text:span text:style-name="T8">StokesProblem &lt;dim&gt;::pressure_mean_value</text:span><text:span text:style-name="T5"> () </text:span><text:span text:style-name="T1">const</text:span></text:p>
      <text:p text:style-name="P1"><text:span text:style-name="T5"><text:tab/>{</text:span></text:p>
      <text:p text:style-name="P1"><text:span text:style-name="T5"><text:tab/><text:tab/></text:span><text:span text:style-name="T17">// get pressure such that satisfies mean value property:</text:span></text:p>
      <text:p text:style-name="P1"><text:span text:style-name="T5"><text:tab/><text:tab/></text:span><text:span text:style-name="T6">hp::FEValues</text:span><text:span text:style-name="T5">&lt;</text:span><text:span text:style-name="T21">dim</text:span><text:span text:style-name="T5">&gt; </text:span><text:span text:style-name="T6">hp_fe_values</text:span><text:span text:style-name="T5"> (</text:span><text:span text:style-name="T31">fe_collection</text:span><text:span text:style-name="T5">, </text:span><text:span text:style-name="T31">quadrature_collection</text:span><text:span text:style-name="T5">, </text:span><text:span text:style-name="T6">update_values</text:span><text:span text:style-name="T5">|</text:span><text:span text:style-name="T6">update_JxW_values</text:span><text:span text:style-name="T5">);</text:span></text:p>
      <text:p text:style-name="P1"><text:span text:style-name="T5"><text:tab/><text:tab/></text:span><text:span text:style-name="T1">const</text:span><text:span text:style-name="T5"> </text:span><text:span text:style-name="T6">FEValuesExtractors::Scalar</text:span><text:span text:style-name="T5"> pressure (</text:span><text:span text:style-name="T21">dim</text:span><text:span text:style-name="T5">);</text:span></text:p>
      <text:p text:style-name="P2"/>
      <text:p text:style-name="P1"><text:span text:style-name="T5"><text:tab/><text:tab/></text:span><text:span text:style-name="T26">vector</text:span><text:span text:style-name="T5">&lt;</text:span><text:span text:style-name="T1">double</text:span><text:span text:style-name="T5">&gt; values;</text:span></text:p>
      <text:p text:style-name="P1"><text:span text:style-name="T5"><text:tab/><text:tab/></text:span><text:span text:style-name="T1">double</text:span><text:span text:style-name="T5"> domain_mean_val_p=0;</text:span></text:p>
      <text:p text:style-name="P1"><text:span text:style-name="T5"><text:tab/><text:tab/></text:span><text:span text:style-name="T17">// double measure_domain=0;</text:span></text:p>
      <text:p text:style-name="P1"><text:soft-page-break/><text:span text:style-name="T5"><text:tab/><text:tab/></text:span><text:span text:style-name="T1">typename</text:span><text:span text:style-name="T5"> </text:span><text:span text:style-name="T6">hp::DoFHandler&lt;</text:span><text:span text:style-name="T22">dim</text:span><text:span text:style-name="T6">&gt;::active_cell_iterator</text:span></text:p>
      <text:p text:style-name="P1"><text:span text:style-name="T5"><text:tab/><text:tab/><text:tab/>cell = </text:span><text:span text:style-name="T31">dof_handler</text:span><text:span text:style-name="T5">.</text:span><text:span text:style-name="T6">begin_active</text:span><text:span text:style-name="T5">(),</text:span></text:p>
      <text:p text:style-name="P1"><text:span text:style-name="T5"><text:tab/><text:tab/><text:tab/>endc = </text:span><text:span text:style-name="T31">dof_handler</text:span><text:span text:style-name="T5">.</text:span><text:span text:style-name="T6">end</text:span><text:span text:style-name="T5">();</text:span></text:p>
      <text:p text:style-name="P1"><text:span text:style-name="T5"><text:tab/><text:tab/></text:span><text:span text:style-name="T1">for</text:span><text:span text:style-name="T5"> (; cell!=endc; ++cell)</text:span></text:p>
      <text:p text:style-name="P1"><text:span text:style-name="T5"><text:tab/><text:tab/>{</text:span></text:p>
      <text:p text:style-name="P1"><text:span text:style-name="T5"><text:tab/><text:tab/><text:tab/></text:span><text:span text:style-name="T6">hp_fe_values</text:span><text:span text:style-name="T5">.</text:span><text:span text:style-name="T6">reinit</text:span><text:span text:style-name="T5"> (cell);</text:span></text:p>
      <text:p text:style-name="P2"/>
      <text:p text:style-name="P1"><text:span text:style-name="T5"><text:tab/><text:tab/><text:tab/></text:span><text:span text:style-name="T1">const</text:span><text:span text:style-name="T5"> </text:span><text:span text:style-name="T6">FEValues</text:span><text:span text:style-name="T5">&lt;</text:span><text:span text:style-name="T21">dim</text:span><text:span text:style-name="T5">&gt; &amp;fe_values = </text:span><text:span text:style-name="T6">hp_fe_values</text:span><text:span text:style-name="T5">.</text:span><text:span text:style-name="T6">get_present_fe_values</text:span><text:span text:style-name="T5"> ();</text:span></text:p>
      <text:p text:style-name="P1"><text:span text:style-name="T5"><text:tab/><text:tab/><text:tab/></text:span><text:span text:style-name="T1">const</text:span><text:span text:style-name="T5"> </text:span><text:span text:style-name="T26">vector</text:span><text:span text:style-name="T5">&lt;</text:span><text:span text:style-name="T1">double</text:span><text:span text:style-name="T5">&gt;&amp; JxW_values = fe_values.</text:span><text:span text:style-name="T6">get_JxW_values</text:span><text:span text:style-name="T5"> ();</text:span></text:p>
      <text:p text:style-name="P1"><text:span text:style-name="T5"><text:tab/><text:tab/><text:tab/></text:span><text:span text:style-name="T1">const</text:span><text:span text:style-name="T5"> </text:span><text:span text:style-name="T1">unsigned</text:span><text:span text:style-name="T5"> </text:span><text:span text:style-name="T1">int</text:span><text:span text:style-name="T5"> n_q_points = fe_values.</text:span><text:span text:style-name="T6">n_quadrature_points</text:span><text:span text:style-name="T5">;</text:span></text:p>
      <text:p text:style-name="P1"><text:span text:style-name="T5"><text:tab/><text:tab/><text:tab/>values.resize(n_q_points);</text:span></text:p>
      <text:p text:style-name="P1"><text:span text:style-name="T5"><text:tab/><text:tab/><text:tab/>fe_values[pressure].</text:span><text:span text:style-name="T6">get_function_values</text:span><text:span text:style-name="T5">(</text:span><text:span text:style-name="T31">solution</text:span><text:span text:style-name="T5">, values);</text:span></text:p>
      <text:p text:style-name="P1"><text:span text:style-name="T5"><text:tab/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q=0; q&lt;n_q_points; ++q)</text:span></text:p>
      <text:p text:style-name="P1"><text:span text:style-name="T5"><text:tab/><text:tab/><text:tab/>{</text:span></text:p>
      <text:p text:style-name="P1"><text:span text:style-name="T5"><text:tab/><text:tab/><text:tab/><text:tab/>domain_mean_val_p += values[q]*JxW_values[q];</text:span></text:p>
      <text:p text:style-name="P1"><text:span text:style-name="T5"><text:tab/><text:tab/><text:tab/><text:tab/></text:span><text:span text:style-name="T17">// measure_domain += JxW_values[q];</text:span></text:p>
      <text:p text:style-name="P1"><text:span text:style-name="T5"><text:tab/><text:tab/><text:tab/>}</text:span><text:span text:style-name="T17">//q</text:span></text:p>
      <text:p text:style-name="P1"><text:span text:style-name="T5"><text:tab/><text:tab/>}</text:span><text:span text:style-name="T17">//cell</text:span></text:p>
      <text:p text:style-name="P1"><text:span text:style-name="T5"><text:tab/><text:tab/></text:span><text:span text:style-name="T17">// 3 here is the area corresponding to our 3 cells.</text:span></text:p>
      <text:p text:style-name="P1"><text:span text:style-name="T5"><text:tab/><text:tab/></text:span><text:span text:style-name="T1">return</text:span><text:span text:style-name="T5"> domain_mean_val_p/3.0;</text:span></text:p>
      <text:p text:style-name="P1"><text:span text:style-name="T5"><text:tab/><text:tab/></text:span><text:span text:style-name="T17">// return domain_mean_val_p / measure_domain;</text:span></text:p>
      <text:p text:style-name="P1"><text:span text:style-name="T5"><text:tab/>}</text:span></text:p>
      <text:p text:style-name="P1"><text:span text:style-name="T5"><text:tab/></text:span><text:span text:style-name="T17">/*.................................................................................................*/</text:span></text:p>
      <text:p text:style-name="P1"><text:span text:style-name="T5"><text:tab/></text:span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void</text:span><text:span text:style-name="T5"> </text:span><text:span text:style-name="T8">StokesProblem &lt;dim&gt;::compute_error</text:span><text:span text:style-name="T5"> ()</text:span></text:p>
      <text:p text:style-name="P1"><text:span text:style-name="T5"><text:tab/>{</text:span></text:p>
      <text:p text:style-name="P1"><text:span text:style-name="T5"><text:tab/><text:tab/></text:span><text:span text:style-name="T6">hp::FEValues</text:span><text:span text:style-name="T5">&lt;</text:span><text:span text:style-name="T21">dim</text:span><text:span text:style-name="T5">&gt; </text:span><text:span text:style-name="T6">hp_fe_values</text:span><text:span text:style-name="T5"> (</text:span><text:span text:style-name="T31">fe_collection</text:span><text:span text:style-name="T5">, </text:span><text:span text:style-name="T31">quadrature_collection</text:span><text:span text:style-name="T5">, </text:span><text:span text:style-name="T6">update_values</text:span><text:span text:style-name="T5">|</text:span><text:span text:style-name="T6">update_quadrature_points</text:span><text:span text:style-name="T5">|</text:span><text:span text:style-name="T6">update_JxW_values</text:span><text:span text:style-name="T5">|</text:span><text:span text:style-name="T6">update_gradients</text:span><text:span text:style-name="T5">);</text:span></text:p>
      <text:p text:style-name="P1"><text:span text:style-name="T5"><text:tab/><text:tab/></text:span><text:span text:style-name="T1">const</text:span><text:span text:style-name="T5"> </text:span><text:span text:style-name="T6">FEValuesExtractors::Vector</text:span><text:span text:style-name="T5"> velocities (0);</text:span></text:p>
      <text:p text:style-name="P1"><text:span text:style-name="T5"><text:tab/><text:tab/></text:span><text:span text:style-name="T1">const</text:span><text:span text:style-name="T5"> </text:span><text:span text:style-name="T6">FEValuesExtractors::Scalar</text:span><text:span text:style-name="T5"> pressure (</text:span><text:span text:style-name="T21">dim</text:span><text:span text:style-name="T5">);</text:span></text:p>
      <text:p text:style-name="P2"/>
      <text:p text:style-name="P1"><text:span text:style-name="T5"><text:tab/><text:tab/></text:span><text:span text:style-name="T26">vector</text:span><text:span text:style-name="T5">&lt;</text:span><text:span text:style-name="T1">double</text:span><text:span text:style-name="T5">&gt; values;</text:span></text:p>
      <text:p text:style-name="P1"><text:span text:style-name="T5"><text:tab/><text:tab/></text:span><text:span text:style-name="T25">vector</text:span><text:span text:style-name="T5">&lt;</text:span><text:span text:style-name="T6">Tensor</text:span><text:span text:style-name="T5">&lt;2,</text:span><text:span text:style-name="T21">dim</text:span><text:span text:style-name="T5">&gt;&gt; gradients;</text:span></text:p>
      <text:p text:style-name="P1"><text:span text:style-name="T5"><text:tab/><text:tab/></text:span><text:span text:style-name="T25">vector</text:span><text:span text:style-name="T5">&lt;vector&lt;</text:span><text:span text:style-name="T6">Tensor</text:span><text:span text:style-name="T5">&lt;1,</text:span><text:span text:style-name="T21">dim</text:span><text:span text:style-name="T5">&gt;&gt;&gt; exact_solution_gradients;</text:span></text:p>
      <text:p text:style-name="P1"><text:span text:style-name="T5"><text:tab/><text:tab/></text:span><text:span text:style-name="T25">vector</text:span><text:span text:style-name="T5">&lt;</text:span><text:span text:style-name="T6">Vector</text:span><text:span text:style-name="T5">&lt;</text:span><text:span text:style-name="T1">double</text:span><text:span text:style-name="T5">&gt;&gt; exact_solution_values;</text:span></text:p>
      <text:p text:style-name="P2"/>
      <text:p text:style-name="P1"><text:span text:style-name="T5"><text:tab/><text:tab/></text:span><text:span text:style-name="T6">Vector</text:span><text:span text:style-name="T5">&lt;</text:span><text:span text:style-name="T1">double</text:span><text:span text:style-name="T5">&gt; error_per_cell(</text:span><text:span text:style-name="T31">triangulation</text:span><text:span text:style-name="T5">.</text:span><text:span text:style-name="T6">n_active_cells</text:span><text:span text:style-name="T5">());</text:span></text:p>
      <text:p text:style-name="P2"/>
      <text:p text:style-name="P1"><text:span text:style-name="T5"><text:tab/><text:tab/></text:span><text:span text:style-name="T1">typename</text:span><text:span text:style-name="T5"> </text:span><text:span text:style-name="T6">hp::DoFHandler&lt;</text:span><text:span text:style-name="T22">dim</text:span><text:span text:style-name="T6">&gt;::active_cell_iterator</text:span></text:p>
      <text:p text:style-name="P1"><text:span text:style-name="T5"><text:tab/><text:tab/><text:tab/>cell = </text:span><text:span text:style-name="T31">dof_handler</text:span><text:span text:style-name="T5">.</text:span><text:span text:style-name="T6">begin_active</text:span><text:span text:style-name="T5">(),</text:span></text:p>
      <text:p text:style-name="P1"><text:span text:style-name="T5"><text:tab/><text:tab/><text:tab/>endc = </text:span><text:span text:style-name="T31">dof_handler</text:span><text:span text:style-name="T5">.</text:span><text:span text:style-name="T6">end</text:span><text:span text:style-name="T5">();</text:span></text:p>
      <text:p text:style-name="P1"><text:span text:style-name="T5"><text:tab/><text:tab/></text:span><text:span text:style-name="T1">unsigned</text:span><text:span text:style-name="T5"> </text:span><text:span text:style-name="T1">int</text:span><text:span text:style-name="T5"> cell_index=0;</text:span></text:p>
      <text:p text:style-name="P1"><text:span text:style-name="T5"><text:tab/><text:tab/></text:span><text:span text:style-name="T1">for</text:span><text:span text:style-name="T5"> (; cell!=endc; ++cell,++cell_index)</text:span></text:p>
      <text:p text:style-name="P1"><text:span text:style-name="T5"><text:tab/><text:tab/>{</text:span></text:p>
      <text:p text:style-name="P1"><text:span text:style-name="T5"><text:tab/><text:tab/><text:tab/></text:span><text:span text:style-name="T6">hp_fe_values</text:span><text:span text:style-name="T5">.</text:span><text:span text:style-name="T6">reinit</text:span><text:span text:style-name="T5"> (cell);</text:span></text:p>
      <text:p text:style-name="P1"><text:span text:style-name="T5"><text:tab/><text:tab/><text:tab/></text:span><text:span text:style-name="T1">const</text:span><text:span text:style-name="T5"> </text:span><text:span text:style-name="T6">FEValues</text:span><text:span text:style-name="T5">&lt;</text:span><text:span text:style-name="T21">dim</text:span><text:span text:style-name="T5">&gt; &amp;fe_values = </text:span><text:span text:style-name="T6">hp_fe_values</text:span><text:span text:style-name="T5">.</text:span><text:span text:style-name="T6">get_present_fe_values</text:span><text:span text:style-name="T5"> ();</text:span></text:p>
      <text:p text:style-name="P1"><text:span text:style-name="T5"><text:tab/><text:tab/><text:tab/></text:span><text:span text:style-name="T1">const</text:span><text:span text:style-name="T5"> </text:span><text:span text:style-name="T26">vector</text:span><text:span text:style-name="T5">&lt;</text:span><text:span text:style-name="T1">double</text:span><text:span text:style-name="T5">&gt;&amp; JxW_values = fe_values.</text:span><text:span text:style-name="T6">get_JxW_values</text:span><text:span text:style-name="T5"> ();</text:span></text:p>
      <text:p text:style-name="P1"><text:span text:style-name="T5"><text:tab/><text:tab/><text:tab/></text:span><text:span text:style-name="T1">const</text:span><text:span text:style-name="T5"> </text:span><text:span text:style-name="T25">vector</text:span><text:span text:style-name="T5">&lt;</text:span><text:span text:style-name="T6">Point</text:span><text:span text:style-name="T5">&lt;</text:span><text:span text:style-name="T21">dim</text:span><text:span text:style-name="T5">&gt;&gt;&amp; quadrature_points = fe_values.</text:span><text:span text:style-name="T6">get_quadrature_points</text:span><text:span text:style-name="T5">();</text:span></text:p>
      <text:p text:style-name="P1"><text:span text:style-name="T5"><text:tab/><text:tab/><text:tab/></text:span><text:span text:style-name="T1">const</text:span><text:span text:style-name="T5"> </text:span><text:span text:style-name="T1">unsigned</text:span><text:span text:style-name="T5"> </text:span><text:span text:style-name="T1">int</text:span><text:span text:style-name="T5"> n_q_points = fe_values.</text:span><text:span text:style-name="T6">n_quadrature_points</text:span><text:span text:style-name="T5">;</text:span></text:p>
      <text:p text:style-name="P2"/>
      <text:p text:style-name="P1"><text:span text:style-name="T5"><text:tab/><text:tab/><text:tab/>gradients.</text:span><text:span text:style-name="T6">resize</text:span><text:span text:style-name="T5">(n_q_points);</text:span></text:p>
      <text:p text:style-name="P1"><text:span text:style-name="T5"><text:tab/><text:tab/><text:tab/>values.resize(n_q_points);</text:span></text:p>
      <text:p text:style-name="P1"><text:span text:style-name="T5"><text:tab/><text:tab/><text:tab/>exact_solution_gradients.</text:span><text:span text:style-name="T6">resize</text:span><text:span text:style-name="T5">(n_q_points , </text:span><text:span text:style-name="T25">vector</text:span><text:span text:style-name="T5">&lt;</text:span><text:span text:style-name="T6">Tensor</text:span><text:span text:style-name="T5">&lt;1,</text:span><text:span text:style-name="T21">dim</text:span><text:span text:style-name="T5">&gt;&gt; (</text:span><text:span text:style-name="T21">dim</text:span><text:span text:style-name="T5">+1));</text:span><text:span text:style-name="T17">//?</text:span></text:p>
      <text:p text:style-name="P1"><text:soft-page-break/><text:span text:style-name="T5"><text:tab/><text:tab/><text:tab/>exact_solution_values.</text:span><text:span text:style-name="T6">resize</text:span><text:span text:style-name="T5">(n_q_points, </text:span><text:span text:style-name="T6">Vector&lt;</text:span><text:span text:style-name="T2">double</text:span><text:span text:style-name="T6">&gt;</text:span><text:span text:style-name="T5"> (</text:span><text:span text:style-name="T21">dim</text:span><text:span text:style-name="T5">+1));</text:span><text:span text:style-name="T17">//?</text:span></text:p>
      <text:p text:style-name="P2"/>
      <text:p text:style-name="P1"><text:span text:style-name="T5"><text:tab/><text:tab/><text:tab/>fe_values[velocities].</text:span><text:span text:style-name="T6">get_function_gradients</text:span><text:span text:style-name="T5">(</text:span><text:span text:style-name="T31">solution</text:span><text:span text:style-name="T5">, gradients);</text:span></text:p>
      <text:p text:style-name="P1"><text:span text:style-name="T5"><text:tab/><text:tab/><text:tab/>fe_values[pressure].</text:span><text:span text:style-name="T6">get_function_values</text:span><text:span text:style-name="T5">(</text:span><text:span text:style-name="T31">solution</text:span><text:span text:style-name="T5">, values);</text:span></text:p>
      <text:p text:style-name="P2"/>
      <text:p text:style-name="P1"><text:span text:style-name="T5"><text:tab/><text:tab/><text:tab/></text:span><text:span text:style-name="T31">exact_solution</text:span><text:span text:style-name="T5">.vector_gradient_list(quadrature_points, exact_solution_gradients);</text:span></text:p>
      <text:p text:style-name="P1"><text:span text:style-name="T5"><text:tab/><text:tab/><text:tab/></text:span><text:span text:style-name="T31">exact_solution</text:span><text:span text:style-name="T5">.vector_value_list(quadrature_points, exact_solution_values);</text:span></text:p>
      <text:p text:style-name="P2"/>
      <text:p text:style-name="P1"><text:span text:style-name="T5"><text:tab/><text:tab/><text:tab/></text:span><text:span text:style-name="T1">double</text:span><text:span text:style-name="T5"> subtract_p=0;</text:span></text:p>
      <text:p text:style-name="P1"><text:span text:style-name="T5"><text:tab/><text:tab/><text:tab/></text:span><text:span text:style-name="T1">double</text:span><text:span text:style-name="T5"> grad_u_vals=0;</text:span></text:p>
      <text:p text:style-name="P1"><text:span text:style-name="T5"><text:tab/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q=0; q&lt;n_q_points; ++q)</text:span></text:p>
      <text:p text:style-name="P1"><text:span text:style-name="T5"><text:tab/><text:tab/><text:tab/>{</text:span></text:p>
      <text:p text:style-name="P1"><text:span text:style-name="T5"><text:tab/><text:tab/><text:tab/><text:tab/>values[q] -= exact_solution_values[q](</text:span><text:span text:style-name="T21">dim</text:span><text:span text:style-name="T5">);</text:span><text:span text:style-name="T17">//?</text:span></text:p>
      <text:p text:style-name="P1"><text:span text:style-name="T5"><text:tab/><text:tab/><text:tab/><text:tab/>subtract_p +=values[q]*values[q]* JxW_values[q];</text:span></text:p>
      <text:p text:style-name="P1"><text:span text:style-name="T5"><text:tab/><text:tab/><text:tab/><text:tab/></text:span><text:span text:style-name="T1">for</text:span><text:span text:style-name="T5"> (</text:span><text:span text:style-name="T1">unsigned</text:span><text:span text:style-name="T5"> </text:span><text:span text:style-name="T1">int</text:span><text:span text:style-name="T5"> i=0; i&lt;</text:span><text:span text:style-name="T21">dim</text:span><text:span text:style-name="T5">; ++i)</text:span></text:p>
      <text:p text:style-name="P1"><text:span text:style-name="T5"><text:tab/><text:tab/><text:tab/><text:tab/><text:tab/>gradients[q][i]-=exact_solution_gradients[q][i];</text:span></text:p>
      <text:p text:style-name="P1"><text:span text:style-name="T5"><text:tab/><text:tab/><text:tab/><text:tab/>grad_u_vals +=</text:span><text:span text:style-name="T6">double_contract</text:span><text:span text:style-name="T5">(gradients[q],gradients[q])* JxW_values[q];</text:span></text:p>
      <text:p text:style-name="P1"><text:span text:style-name="T5"><text:tab/><text:tab/><text:tab/>} </text:span><text:span text:style-name="T17">// q</text:span></text:p>
      <text:p text:style-name="P1"><text:span text:style-name="T5"><text:tab/><text:tab/><text:tab/>error_per_cell(cell_index) =(</text:span><text:span text:style-name="T29">sqrt</text:span><text:span text:style-name="T5">(subtract_p) + </text:span><text:span text:style-name="T29">sqrt</text:span><text:span text:style-name="T5">(grad_u_vals));</text:span></text:p>
      <text:p text:style-name="P2"/>
      <text:p text:style-name="P1"><text:span text:style-name="T5"><text:tab/><text:tab/>}</text:span><text:span text:style-name="T17">// cell</text:span></text:p>
      <text:p text:style-name="P1"><text:span text:style-name="T5"><text:tab/><text:tab/></text:span><text:span text:style-name="T1">double</text:span><text:span text:style-name="T5"> L1_norm=error_per_cell.</text:span><text:span text:style-name="T6">l1_norm</text:span><text:span text:style-name="T5">();</text:span></text:p>
      <text:p text:style-name="P1"><text:span text:style-name="T5"><text:tab/><text:tab/>cout&lt;&lt; </text:span><text:span text:style-name="T13">"L1_norm of ERROR is: "</text:span><text:span text:style-name="T5">&lt;&lt; L1_norm &lt;&lt; </text:span><text:span text:style-name="T29">endl</text:span><text:span text:style-name="T5">;</text:span></text:p>
      <text:p text:style-name="P1"><text:span text:style-name="T5"><text:tab/><text:tab/></text:span><text:span text:style-name="T1">double</text:span><text:span text:style-name="T5"> L2_norm=error_per_cell.</text:span><text:span text:style-name="T6">l2_norm</text:span><text:span text:style-name="T5">();</text:span></text:p>
      <text:p text:style-name="P1"><text:span text:style-name="T5"><text:tab/><text:tab/>cout&lt;&lt; </text:span><text:span text:style-name="T13">"L2_norm of ERROR is: "</text:span><text:span text:style-name="T5">&lt;&lt; L2_norm &lt;&lt; </text:span><text:span text:style-name="T29">endl</text:span><text:span text:style-name="T5">;</text:span></text:p>
      <text:p text:style-name="P1"><text:span text:style-name="T5"><text:tab/>}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7">/*</text:span></text:p>
      <text:p text:style-name="P1"><text:span text:style-name="T17"><text:tab/>template &lt;int dim&gt;</text:span></text:p>
      <text:p text:style-name="P1"><text:span text:style-name="T17"><text:tab/>void StokesProblem &lt;dim&gt;::estimate (Vector&lt;double&gt; </text:span><text:span text:style-name="T18">&amp;est_per_cell</text:span><text:span text:style-name="T17">) {</text:span></text:p>
      <text:p text:style-name="P1"><text:span text:style-name="T17"><text:tab/><text:tab/></text:span><text:span text:style-name="T18">hp</text:span><text:span text:style-name="T17">::FEValues&lt;dim&gt; hp_fe_values (fe_collection, quadrature_collection, update_values|update_quadrature_points|update_JxW_values|update_gradients|update_hessians);</text:span></text:p>
      <text:p text:style-name="P1"><text:span text:style-name="T17"><text:tab/><text:tab/></text:span><text:span text:style-name="T18">hp</text:span><text:span text:style-name="T17">::FEFaceValues&lt;dim&gt; hp_fe_face_values(fe_collection, face_quadrature_collection, update_JxW_values|update_gradients|update_normal_vectors);</text:span></text:p>
      <text:p text:style-name="P1"><text:span text:style-name="T17"><text:tab/><text:tab/></text:span><text:span text:style-name="T18">hp</text:span><text:span text:style-name="T17">::FEFaceValues&lt;dim&gt; hp_neighbor_face_values(fe_collection, face_quadrature_collection, update_gradients);</text:span></text:p>
      <text:p text:style-name="P1"><text:span text:style-name="T17"><text:tab/><text:tab/></text:span><text:span text:style-name="T18">hp</text:span><text:span text:style-name="T17">::FESubfaceValues&lt;dim&gt; hp_subface_values(fe_collection, face_quadrature_collection, update_JxW_values|update_gradients|update_normal_vectors);</text:span></text:p>
      <text:p text:style-name="P1"><text:span text:style-name="T17"><text:tab/><text:tab/></text:span><text:span text:style-name="T18">hp</text:span><text:span text:style-name="T17">::FESubfaceValues&lt;dim&gt; hp_neighbor_subface_values(fe_collection, face_quadrature_collection, update_gradients);</text:span></text:p>
      <text:p text:style-name="P2"/>
      <text:p text:style-name="P1"><text:span text:style-name="T17"><text:tab/><text:tab/>vector&lt;Tensor&lt;1,dim&gt;&gt; gradients_p;</text:span></text:p>
      <text:p text:style-name="P1"><text:span text:style-name="T17"><text:tab/><text:tab/>vector&lt;double&gt; divergences;</text:span></text:p>
      <text:p text:style-name="P1"><text:span text:style-name="T17"><text:tab/><text:tab/>vector&lt;Tensor&lt;1,dim&gt;&gt; </text:span><text:span text:style-name="T18">laplacians</text:span><text:span text:style-name="T17">;</text:span></text:p>
      <text:p text:style-name="P2"/>
      <text:p text:style-name="P1"><text:span text:style-name="T17"><text:tab/><text:tab/>vector&lt;Tensor&lt;2,dim&gt;&gt; gradients;</text:span></text:p>
      <text:p text:style-name="P1"><text:span text:style-name="T17"><text:tab/><text:tab/>vector&lt;Tensor&lt;2,dim&gt;&gt; neighbor_gradients;</text:span></text:p>
      <text:p text:style-name="P2"/>
      <text:p text:style-name="P1"><text:soft-page-break/><text:span text:style-name="T17"><text:tab/><text:tab/></text:span><text:span text:style-name="T18">const</text:span><text:span text:style-name="T17"> FEValuesExtractors::Vector velocities (0);</text:span></text:p>
      <text:p text:style-name="P1"><text:span text:style-name="T17"><text:tab/><text:tab/></text:span><text:span text:style-name="T18">const</text:span><text:span text:style-name="T17"> FEValuesExtractors::Scalar pressure (dim);</text:span></text:p>
      <text:p text:style-name="P2"/>
      <text:p text:style-name="P1"><text:span text:style-name="T17"><text:tab/><text:tab/></text:span><text:span text:style-name="T18">const</text:span><text:span text:style-name="T17"> RightHandSide&lt;dim&gt; rhs_function;</text:span></text:p>
      <text:p text:style-name="P1"><text:span text:style-name="T17"><text:tab/><text:tab/>vector&lt;Vector&lt;double&gt; &gt; <text:s/>rhs_values;</text:span></text:p>
      <text:p text:style-name="P2"/>
      <text:p text:style-name="P1"><text:span text:style-name="T17"><text:tab/><text:tab/>est_per_cell.reinit (triangulation.n_active_cells());</text:span></text:p>
      <text:p text:style-name="P1"><text:span text:style-name="T17"><text:tab/><text:tab/>Vector&lt;double&gt; res_est_per_cell(triangulation.n_active_cells());</text:span></text:p>
      <text:p text:style-name="P1"><text:span text:style-name="T17"><text:tab/><text:tab/>Vector&lt;double&gt; Jump_est_per_cell(triangulation.n_active_cells());</text:span></text:p>
      <text:p text:style-name="P2"/>
      <text:p text:style-name="P1"><text:span text:style-name="T17"><text:tab/><text:tab/></text:span><text:span text:style-name="T18">typename</text:span><text:span text:style-name="T17"> </text:span><text:span text:style-name="T18">hp</text:span><text:span text:style-name="T17">::DoFHandler&lt;dim&gt;::active_cell_iterator</text:span></text:p>
      <text:p text:style-name="P1"><text:span text:style-name="T17"><text:tab/><text:tab/><text:tab/>cell = dof_handler.begin_active(),</text:span></text:p>
      <text:p text:style-name="P1"><text:span text:style-name="T17"><text:tab/><text:tab/><text:tab/></text:span><text:span text:style-name="T18">endc</text:span><text:span text:style-name="T17"> = dof_handler.end();</text:span></text:p>
      <text:p text:style-name="P1"><text:span text:style-name="T17"><text:tab/><text:tab/>unsigned </text:span><text:span text:style-name="T18">int</text:span><text:span text:style-name="T17"> cell_index=0;</text:span></text:p>
      <text:p text:style-name="P1"><text:span text:style-name="T17"><text:tab/><text:tab/>for (; cell!=</text:span><text:span text:style-name="T18">endc</text:span><text:span text:style-name="T17">; ++cell,++cell_index)</text:span></text:p>
      <text:p text:style-name="P1"><text:span text:style-name="T17"><text:tab/><text:tab/>{</text:span></text:p>
      <text:p text:style-name="P1"><text:span text:style-name="T17"><text:tab/><text:tab/><text:tab/>hp_fe_values.reinit (cell);</text:span></text:p>
      <text:p text:style-name="P1"><text:span text:style-name="T17"><text:tab/><text:tab/><text:tab/></text:span><text:span text:style-name="T18">const</text:span><text:span text:style-name="T17"> FEValues&lt;dim&gt; </text:span><text:span text:style-name="T18">&amp;fe_values</text:span><text:span text:style-name="T17"> = hp_fe_values.get_present_fe_values ();</text:span></text:p>
      <text:p text:style-name="P1"><text:span text:style-name="T17"><text:tab/><text:tab/><text:tab/></text:span><text:span text:style-name="T18">const</text:span><text:span text:style-name="T17"> vector&lt;double&gt;&amp; JxW_values = fe_values.get_JxW_values ();</text:span></text:p>
      <text:p text:style-name="P1"><text:span text:style-name="T17"><text:tab/><text:tab/><text:tab/></text:span><text:span text:style-name="T18">const</text:span><text:span text:style-name="T17"> unsigned </text:span><text:span text:style-name="T18">int</text:span><text:span text:style-name="T17"> n_q_points = fe_values.n_quadrature_points;</text:span></text:p>
      <text:p text:style-name="P2"/>
      <text:p text:style-name="P1"><text:span text:style-name="T17"><text:tab/><text:tab/><text:tab/>rhs_values.resize(n_q_points, Vector&lt;double&gt;(dim+1));</text:span></text:p>
      <text:p text:style-name="P1"><text:span text:style-name="T17"><text:tab/><text:tab/><text:tab/>rhs_function.vector_value_list (fe_values.get_quadrature_points(), rhs_values);</text:span></text:p>
      <text:p text:style-name="P2"/>
      <text:p text:style-name="P2"/>
      <text:p text:style-name="P1"><text:span text:style-name="T17"><text:tab/><text:tab/><text:tab/>divergences.resize(n_q_points);</text:span></text:p>
      <text:p text:style-name="P1"><text:span text:style-name="T17"><text:tab/><text:tab/><text:tab/>gradients_p.resize(n_q_points) ;</text:span></text:p>
      <text:p text:style-name="P1"><text:span text:style-name="T17"><text:tab/><text:tab/><text:tab/>laplacians.resize(n_q_points);</text:span></text:p>
      <text:p text:style-name="P2"/>
      <text:p text:style-name="P1"><text:span text:style-name="T17"><text:tab/><text:tab/><text:tab/>fe_values[pressure].get_function_gradients(solution, gradients_p);</text:span></text:p>
      <text:p text:style-name="P1"><text:span text:style-name="T17"><text:tab/><text:tab/><text:tab/>fe_values[velocities].get_function_divergences(solution, divergences);</text:span></text:p>
      <text:p text:style-name="P1"><text:span text:style-name="T17"><text:tab/><text:tab/><text:tab/>fe_values[velocities].get_function_laplacians(solution, </text:span><text:span text:style-name="T18">laplacians</text:span><text:span text:style-name="T17">);</text:span></text:p>
      <text:p text:style-name="P1"><text:span text:style-name="T17"><text:tab/><text:tab/><text:tab/>//PRINT(gradients_p[0]);</text:span></text:p>
      <text:p text:style-name="P2"/>
      <text:p text:style-name="P1"><text:span text:style-name="T17"><text:tab/><text:tab/><text:tab/>double term2=0;//divergence term in </text:span><text:span text:style-name="T18">estimator</text:span><text:span text:style-name="T17"> definition</text:span></text:p>
      <text:p text:style-name="P1"><text:span text:style-name="T17"><text:tab/><text:tab/><text:tab/>double term1=0;// for the </text:span><text:span text:style-name="T18">residual</text:span><text:span text:style-name="T17"> term in </text:span><text:span text:style-name="T18">estimator</text:span><text:span text:style-name="T17"> definition</text:span></text:p>
      <text:p text:style-name="P1"><text:span text:style-name="T17"><text:tab/><text:tab/><text:tab/>for (unsigned </text:span><text:span text:style-name="T18">int</text:span><text:span text:style-name="T17"> q=0; q&lt;n_q_points; ++q){</text:span></text:p>
      <text:p text:style-name="P1"><text:span text:style-name="T17"><text:tab/><text:tab/><text:tab/><text:tab/>term2 += (divergences[q])*(divergences[q])*JxW_values[q];</text:span></text:p>
      <text:p text:style-name="P2"/>
      <text:p text:style-name="P1"><text:span text:style-name="T17"><text:tab/><text:tab/><text:tab/><text:tab/>for (unsigned </text:span><text:span text:style-name="T18">int</text:span><text:span text:style-name="T17"> i=0; i&lt;2; ++i)</text:span></text:p>
      <text:p text:style-name="P1"><text:span text:style-name="T17"><text:tab/><text:tab/><text:tab/><text:tab/><text:tab/>gradients_p[q][i]-= (rhs_values[q](i)+</text:span><text:span text:style-name="T18">laplacians</text:span><text:span text:style-name="T17">[q][i]);</text:span></text:p>
      <text:p text:style-name="P2"/>
      <text:p text:style-name="P1"><text:span text:style-name="T17"><text:tab/><text:tab/><text:tab/><text:tab/>term1+= contract(gradients_p[q],gradients_p[q])*JxW_values[q];</text:span></text:p>
      <text:p text:style-name="P1"><text:span text:style-name="T17"><text:tab/><text:tab/><text:tab/>}// q</text:span></text:p>
      <text:p text:style-name="P1"><text:span text:style-name="T17"><text:tab/><text:tab/><text:tab/>res_est_per_cell(cell_index)= </text:span><text:span text:style-name="T18">pow</text:span><text:span text:style-name="T17">((cell-&gt;diameter())/(cell-&gt;get_fe().degree), 2.0 ) * (term1) + term2;</text:span></text:p>
      <text:p text:style-name="P2"/>
      <text:p text:style-name="P1"><text:span text:style-name="T17"><text:tab/><text:tab/><text:tab/>// ******************************************** compute jump_est_per_cell**********************************************************************</text:span></text:p>
      <text:p text:style-name="P1"><text:span text:style-name="T17"><text:tab/><text:tab/><text:tab/>double term3=0;//</text:span><text:span text:style-name="T18">jumpped</text:span><text:span text:style-name="T17"> part of the </text:span><text:span text:style-name="T18">estimator</text:span></text:p>
      <text:p text:style-name="P1"><text:soft-page-break/><text:span text:style-name="T17"><text:tab/><text:tab/><text:tab/>for (unsigned </text:span><text:span text:style-name="T18">int</text:span><text:span text:style-name="T17"> face_number=0; face_number&lt;GeometryInfo&lt;2&gt;::faces_per_cell; ++face_number)</text:span></text:p>
      <text:p text:style-name="P2"/>
      <text:p text:style-name="P1"><text:span text:style-name="T17"><text:tab/><text:tab/><text:tab/><text:tab/>if ((cell-&gt;face(face_number)-&gt;at_boundary()==false)<text:tab/>&amp;&amp; (cell-&gt;face(face_number)-&gt;has_children() == false) &amp;&amp; (cell-&gt;face(face_number)-&gt;level() == cell-&gt;level()))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</text:span><text:span text:style-name="T18">const</text:span><text:span text:style-name="T17"> unsigned </text:span><text:span text:style-name="T18">int</text:span><text:span text:style-name="T17"> q_index = </text:span><text:span text:style-name="T18">std</text:span><text:span text:style-name="T17">::max (cell-&gt;active_fe_index(),</text:span></text:p>
      <text:p text:style-name="P1"><text:span text:style-name="T17"><text:tab/><text:tab/><text:tab/><text:tab/><text:tab/><text:tab/>cell-&gt;neighbor(face_number)-&gt;active_fe_index());</text:span></text:p>
      <text:p text:style-name="P2"/>
      <text:p text:style-name="P1"><text:span text:style-name="T17"><text:tab/><text:tab/><text:tab/><text:tab/><text:tab/>hp_fe_face_values.reinit <text:s text:c="6"/>(cell, <text:s text:c="23"/>face_number, <text:s text:c="28"/>q_index);</text:span></text:p>
      <text:p text:style-name="P1"><text:span text:style-name="T17"><text:tab/><text:tab/><text:tab/><text:tab/><text:tab/>hp_neighbor_face_values.reinit (cell-&gt;neighbor(face_number), cell-&gt;neighbor_of_neighbor(face_number), q_index);</text:span></text:p>
      <text:p text:style-name="P2"/>
      <text:p text:style-name="P1"><text:span text:style-name="T17"><text:tab/><text:tab/><text:tab/><text:tab/><text:tab/></text:span><text:span text:style-name="T18">const</text:span><text:span text:style-name="T17"> FEFaceValues&lt;2&gt; </text:span><text:span text:style-name="T18">&amp;neighbor_face_values</text:span><text:span text:style-name="T17"> =hp_neighbor_face_values.get_present_fe_values ();//?</text:span></text:p>
      <text:p text:style-name="P1"><text:span text:style-name="T17"><text:tab/><text:tab/><text:tab/><text:tab/><text:tab/></text:span><text:span text:style-name="T18">const</text:span><text:span text:style-name="T17"> FEFaceValues&lt;2&gt; </text:span><text:span text:style-name="T18">&amp;fe_face_values</text:span><text:span text:style-name="T17"> = hp_fe_face_values.get_present_fe_values ();//?</text:span></text:p>
      <text:p text:style-name="P2"/>
      <text:p text:style-name="P1"><text:span text:style-name="T17"><text:tab/><text:tab/><text:tab/><text:tab/><text:tab/></text:span><text:span text:style-name="T18">const</text:span><text:span text:style-name="T17"> vector&lt;double&gt;&amp; JxW_values = fe_face_values.get_JxW_values ();</text:span></text:p>
      <text:p text:style-name="P2"/>
      <text:p text:style-name="P1"><text:span text:style-name="T17"><text:tab/><text:tab/><text:tab/><text:tab/><text:tab/></text:span><text:span text:style-name="T18">const</text:span><text:span text:style-name="T17"> unsigned </text:span><text:span text:style-name="T18">int</text:span><text:span text:style-name="T17"> n_face_q_points = fe_face_values.n_quadrature_points;</text:span></text:p>
      <text:p text:style-name="P2"/>
      <text:p text:style-name="P1"><text:span text:style-name="T17"><text:tab/><text:tab/><text:tab/><text:tab/><text:tab/>gradients.resize(n_face_q_points);</text:span></text:p>
      <text:p text:style-name="P1"><text:span text:style-name="T17"><text:tab/><text:tab/><text:tab/><text:tab/><text:tab/>neighbor_gradients.resize(n_face_q_points);</text:span></text:p>
      <text:p text:style-name="P2"/>
      <text:p text:style-name="P1"><text:span text:style-name="T17"><text:tab/><text:tab/><text:tab/><text:tab/><text:tab/>neighbor_face_values[velocities].get_function_gradients(solution, neighbor_gradients);</text:span></text:p>
      <text:p text:style-name="P1"><text:span text:style-name="T17"><text:tab/><text:tab/><text:tab/><text:tab/><text:tab/>fe_face_values[velocities].get_function_gradients(solution, gradients);</text:span></text:p>
      <text:p text:style-name="P2"/>
      <text:p text:style-name="P1"><text:span text:style-name="T17"><text:tab/><text:tab/><text:tab/><text:tab/><text:tab/>vector&lt;Tensor&lt;1,dim&gt;&gt; jump_per_face;//?</text:span></text:p>
      <text:p text:style-name="P1"><text:span text:style-name="T17"><text:tab/><text:tab/><text:tab/><text:tab/><text:tab/>jump_per_face.resize(n_face_q_points);</text:span></text:p>
      <text:p text:style-name="P1"><text:span text:style-name="T17"><text:tab/><text:tab/><text:tab/><text:tab/><text:tab/>double jump_val=0;</text:span></text:p>
      <text:p text:style-name="P1"><text:span text:style-name="T17"><text:tab/><text:tab/><text:tab/><text:tab/><text:tab/>for (unsigned </text:span><text:span text:style-name="T18">int</text:span><text:span text:style-name="T17"> q=0; q&lt;n_face_q_points; ++q)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for (unsigned </text:span><text:span text:style-name="T18">int</text:span><text:span text:style-name="T17"> i=0; i&lt;2; ++i){</text:span></text:p>
      <text:p text:style-name="P1"><text:span text:style-name="T17"><text:tab/><text:tab/><text:tab/><text:tab/><text:tab/><text:tab/><text:tab/>for (unsigned </text:span><text:span text:style-name="T18">int</text:span><text:span text:style-name="T17"> j=0; j&lt;2; ++j){</text:span></text:p>
      <text:p text:style-name="P1"><text:span text:style-name="T17"><text:tab/><text:tab/><text:tab/><text:tab/><text:tab/><text:tab/><text:tab/>jump_per_face[q][i] = (gradients[q][i][j]-neighbor_gradients[q][i][j]) *(fe_face_values.normal_vector(q)[j]);</text:span></text:p>
      <text:p text:style-name="P1"><text:span text:style-name="T17"><text:tab/><text:tab/><text:tab/><text:tab/><text:tab/><text:tab/><text:tab/>}</text:span></text:p>
      <text:p text:style-name="P1"><text:span text:style-name="T17"><text:tab/><text:tab/><text:tab/><text:tab/><text:tab/><text:tab/>}</text:span></text:p>
      <text:p text:style-name="P1"><text:span text:style-name="T17"><text:tab/><text:tab/><text:tab/><text:tab/><text:tab/><text:tab/>jump_val += contract(jump_per_face[q],jump_per_face[q])*JxW_values[q];</text:span></text:p>
      <text:p text:style-name="P1"><text:span text:style-name="T17"><text:tab/><text:tab/><text:tab/><text:tab/><text:tab/>}//q_per_face</text:span></text:p>
      <text:p text:style-name="P1"><text:span text:style-name="T17"><text:tab/><text:tab/><text:tab/><text:tab/><text:tab/>term3 +=(cell-&gt;face(face_number)-&gt;diameter())/(2.0 * cell-&gt;get_fe().degree)*jump_val;</text:span></text:p>
      <text:p text:style-name="P1"><text:span text:style-name="T17"><text:tab/><text:tab/><text:tab/><text:tab/>} //if level</text:span></text:p>
      <text:p text:style-name="P2"/>
      <text:p text:style-name="P1"><text:span text:style-name="T17"><text:tab/><text:tab/><text:tab/><text:tab/>// if the neighbor has children</text:span></text:p>
      <text:p text:style-name="P2"/>
      <text:p text:style-name="P1"><text:span text:style-name="T17"><text:tab/><text:tab/><text:tab/><text:tab/>else if ( (cell-&gt;face(face_number)-&gt;at_boundary()==false) &amp;&amp; (cell-&gt;face(face_number)-&gt;has_children() == true))</text:span></text:p>
      <text:p text:style-name="P1"><text:soft-page-break/><text:span text:style-name="T17"><text:tab/><text:tab/><text:tab/><text:tab/>{</text:span></text:p>
      <text:p text:style-name="P1"><text:span text:style-name="T17"><text:tab/><text:tab/><text:tab/><text:tab/><text:tab/>for (unsigned </text:span><text:span text:style-name="T18">int</text:span><text:span text:style-name="T17"> </text:span><text:span text:style-name="T18">subface</text:span><text:span text:style-name="T17">=0;</text:span></text:p>
      <text:p text:style-name="P1"><text:span text:style-name="T17"><text:tab/><text:tab/><text:tab/><text:tab/><text:tab/><text:tab/></text:span><text:span text:style-name="T18">subface</text:span><text:span text:style-name="T17">&lt; cell-&gt;face(face_number)-&gt;n_children(); ++</text:span><text:span text:style-name="T18">subface</text:span><text:span text:style-name="T17">)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</text:span><text:span text:style-name="T18">const</text:span><text:span text:style-name="T17"> unsigned </text:span><text:span text:style-name="T18">int</text:span><text:span text:style-name="T17"> q_index = </text:span><text:span text:style-name="T18">std</text:span><text:span text:style-name="T17">::max(cell-&gt;neighbor_child_on_subface (face_number, </text:span><text:span text:style-name="T18">subface</text:span><text:span text:style-name="T17">)-&gt;active_fe_index(), cell-&gt;active_fe_index());</text:span></text:p>
      <text:p text:style-name="P2"/>
      <text:p text:style-name="P1"><text:span text:style-name="T17"><text:tab/><text:tab/><text:tab/><text:tab/><text:tab/><text:tab/>hp_neighbor_face_values.reinit (cell-&gt;neighbor_child_on_subface (face_number, </text:span><text:span text:style-name="T18">subface</text:span><text:span text:style-name="T17">), cell-&gt;neighbor_of_neighbor(face_number), q_index);</text:span></text:p>
      <text:p text:style-name="P1"><text:span text:style-name="T17"><text:tab/><text:tab/><text:tab/><text:tab/><text:tab/><text:tab/>hp_subface_values.reinit (cell,face_number, </text:span><text:span text:style-name="T18">subface</text:span><text:span text:style-name="T17">, q_index);</text:span></text:p>
      <text:p text:style-name="P2"/>
      <text:p text:style-name="P1"><text:span text:style-name="T17"><text:tab/><text:tab/><text:tab/><text:tab/><text:tab/><text:tab/></text:span><text:span text:style-name="T18">const</text:span><text:span text:style-name="T17"> FEFaceValues&lt;2&gt; </text:span><text:span text:style-name="T18">&amp;neighbor_face_values</text:span><text:span text:style-name="T17"> <text:s/>= hp_neighbor_face_values.get_present_fe_values ();</text:span></text:p>
      <text:p text:style-name="P1"><text:span text:style-name="T17"><text:tab/><text:tab/><text:tab/><text:tab/><text:tab/><text:tab/></text:span><text:span text:style-name="T18">const</text:span><text:span text:style-name="T17"> FESubfaceValues&lt;2&gt; </text:span><text:span text:style-name="T18">&amp;fe_subface_values</text:span><text:span text:style-name="T17"> = hp_subface_values.get_present_fe_values ();</text:span></text:p>
      <text:p text:style-name="P2"/>
      <text:p text:style-name="P2"/>
      <text:p text:style-name="P1"><text:span text:style-name="T17"><text:tab/><text:tab/><text:tab/><text:tab/><text:tab/><text:tab/></text:span><text:span text:style-name="T18">const</text:span><text:span text:style-name="T17"> vector&lt;double&gt;&amp; JxW_values = fe_subface_values.get_JxW_values ();</text:span></text:p>
      <text:p text:style-name="P2"/>
      <text:p text:style-name="P1"><text:span text:style-name="T17"><text:tab/><text:tab/><text:tab/><text:tab/><text:tab/><text:tab/></text:span><text:span text:style-name="T18">const</text:span><text:span text:style-name="T17"> unsigned </text:span><text:span text:style-name="T18">int</text:span><text:span text:style-name="T17"> n_subface_q_points = fe_subface_values.n_quadrature_points;//?</text:span></text:p>
      <text:p text:style-name="P2"/>
      <text:p text:style-name="P1"><text:span text:style-name="T17"><text:tab/><text:tab/><text:tab/><text:tab/><text:tab/><text:tab/>gradients.resize(n_subface_q_points);</text:span></text:p>
      <text:p text:style-name="P1"><text:span text:style-name="T17"><text:tab/><text:tab/><text:tab/><text:tab/><text:tab/><text:tab/>neighbor_gradients.resize(n_subface_q_points);</text:span></text:p>
      <text:p text:style-name="P2"/>
      <text:p text:style-name="P1"><text:span text:style-name="T17"><text:tab/><text:tab/><text:tab/><text:tab/><text:tab/><text:tab/>neighbor_face_values[velocities].get_function_gradients(solution, neighbor_gradients);</text:span></text:p>
      <text:p text:style-name="P1"><text:span text:style-name="T17"><text:tab/><text:tab/><text:tab/><text:tab/><text:tab/><text:tab/>fe_subface_values[velocities].get_function_gradients(solution, gradients);</text:span></text:p>
      <text:p text:style-name="P2"/>
      <text:p text:style-name="P1"><text:span text:style-name="T17"><text:tab/><text:tab/><text:tab/><text:tab/><text:tab/><text:tab/>vector&lt;Tensor&lt;1,dim&gt;&gt; jump_per_subface;</text:span></text:p>
      <text:p text:style-name="P1"><text:span text:style-name="T17"><text:tab/><text:tab/><text:tab/><text:tab/><text:tab/><text:tab/>jump_per_subface.resize(n_subface_q_points);//?</text:span></text:p>
      <text:p text:style-name="P2"/>
      <text:p text:style-name="P1"><text:span text:style-name="T17"><text:tab/><text:tab/><text:tab/><text:tab/><text:tab/><text:tab/>double jump_val=0;</text:span></text:p>
      <text:p text:style-name="P1"><text:span text:style-name="T17"><text:tab/><text:tab/><text:tab/><text:tab/><text:tab/><text:tab/>for (unsigned </text:span><text:span text:style-name="T18">int</text:span><text:span text:style-name="T17"> q=0; q&lt;n_subface_q_points; ++q)</text:span></text:p>
      <text:p text:style-name="P1"><text:span text:style-name="T17"><text:tab/><text:tab/><text:tab/><text:tab/><text:tab/><text:tab/>{</text:span></text:p>
      <text:p text:style-name="P1"><text:span text:style-name="T17"><text:tab/><text:tab/><text:tab/><text:tab/><text:tab/><text:tab/><text:tab/>for (unsigned </text:span><text:span text:style-name="T18">int</text:span><text:span text:style-name="T17"> i=0; i&lt;2; ++i){</text:span></text:p>
      <text:p text:style-name="P1"><text:span text:style-name="T17"><text:tab/><text:tab/><text:tab/><text:tab/><text:tab/><text:tab/><text:tab/><text:tab/>for (unsigned </text:span><text:span text:style-name="T18">int</text:span><text:span text:style-name="T17"> j=0; j&lt;2; ++j){</text:span></text:p>
      <text:p text:style-name="P1"><text:span text:style-name="T17"><text:tab/><text:tab/><text:tab/><text:tab/><text:tab/><text:tab/><text:tab/><text:tab/>jump_per_subface[q][j] += (gradients[q][i][j]- neighbor_gradients[q][i][j])*(fe_subface_values.normal_vector(q)[j]);</text:span></text:p>
      <text:p text:style-name="P1"><text:span text:style-name="T17"><text:tab/><text:tab/><text:tab/><text:tab/><text:tab/><text:tab/><text:tab/><text:tab/>}//j</text:span></text:p>
      <text:p text:style-name="P1"><text:span text:style-name="T17"><text:tab/><text:tab/><text:tab/><text:tab/><text:tab/><text:tab/><text:tab/>}// i</text:span></text:p>
      <text:p text:style-name="P1"><text:span text:style-name="T17"><text:tab/><text:tab/><text:tab/><text:tab/><text:tab/><text:tab/><text:tab/>jump_val += contract(jump_per_subface[q],jump_per_subface[q])*(JxW_values[q]);</text:span></text:p>
      <text:p text:style-name="P1"><text:span text:style-name="T17"><text:tab/><text:tab/><text:tab/><text:tab/><text:tab/><text:tab/>}//q_per_subface</text:span></text:p>
      <text:p text:style-name="P1"><text:span text:style-name="T17"><text:tab/><text:tab/><text:tab/><text:tab/><text:tab/><text:tab/>term3 +=(cell-&gt;face(face_number)-&gt;child(</text:span><text:span text:style-name="T18">subface</text:span><text:span text:style-name="T17">)-&gt;diameter())/(2.0 * cell-&gt;get_fe().degree)*jump_val;</text:span></text:p>
      <text:p text:style-name="P1"><text:span text:style-name="T17"><text:tab/><text:tab/><text:tab/><text:tab/><text:tab/>}// </text:span><text:span text:style-name="T18">subface</text:span></text:p>
      <text:p text:style-name="P1"><text:span text:style-name="T17"><text:tab/><text:tab/><text:tab/><text:tab/>}//else if</text:span></text:p>
      <text:p text:style-name="P2"/>
      <text:p text:style-name="P1"><text:soft-page-break/><text:span text:style-name="T17"><text:tab/><text:tab/><text:tab/><text:tab/>// if the neighbor is coarser</text:span></text:p>
      <text:p text:style-name="P2"/>
      <text:p text:style-name="P1"><text:span text:style-name="T17"><text:tab/><text:tab/><text:tab/><text:tab/>else if ( (cell-&gt;face(face_number)-&gt;at_boundary()==false) &amp;&amp; (cell-&gt;neighbor_is_coarser(face_number)))</text:span></text:p>
      <text:p text:style-name="P2"/>
      <text:p text:style-name="P1"><text:span text:style-name="T17"><text:tab/><text:tab/><text:tab/><text:tab/>{</text:span></text:p>
      <text:p text:style-name="P1"><text:span text:style-name="T17"><text:tab/><text:tab/><text:tab/><text:tab/><text:tab/></text:span><text:span text:style-name="T18">const</text:span><text:span text:style-name="T17"> unsigned </text:span><text:span text:style-name="T18">int</text:span><text:span text:style-name="T17"> q_index = </text:span><text:span text:style-name="T18">std</text:span><text:span text:style-name="T17">::max(cell-&gt;active_fe_index(),cell-&gt;neighbor(face_number)-&gt;active_fe_index());</text:span></text:p>
      <text:p text:style-name="P1"><text:span text:style-name="T17"><text:tab/><text:tab/><text:tab/><text:tab/><text:tab/>hp_fe_face_values.reinit(cell, face_number,q_index);</text:span></text:p>
      <text:p text:style-name="P1"><text:span text:style-name="T17"><text:tab/><text:tab/><text:tab/><text:tab/><text:tab/>hp_neighbor_subface_values.reinit(cell-&gt;neighbor(face_number),cell-&gt;neighbor_of_coarser_neighbor(face_number).first, cell-&gt;neighbor_of_coarser_neighbor(face_number).second,q_index);</text:span></text:p>
      <text:p text:style-name="P2"/>
      <text:p text:style-name="P1"><text:span text:style-name="T17"><text:tab/><text:tab/><text:tab/><text:tab/><text:tab/></text:span><text:span text:style-name="T18">const</text:span><text:span text:style-name="T17"> FEFaceValues&lt;dim&gt; </text:span><text:span text:style-name="T18">&amp;fe_face_values</text:span><text:span text:style-name="T17"> <text:s/>= hp_fe_face_values.get_present_fe_values ();</text:span></text:p>
      <text:p text:style-name="P1"><text:span text:style-name="T17"><text:tab/><text:tab/><text:tab/><text:tab/><text:tab/></text:span><text:span text:style-name="T18">const</text:span><text:span text:style-name="T17"> FESubfaceValues&lt;dim&gt; </text:span><text:span text:style-name="T18">&amp;neighbor_subface_values</text:span><text:span text:style-name="T17"> = hp_neighbor_subface_values.get_present_fe_values ();</text:span></text:p>
      <text:p text:style-name="P2"/>
      <text:p text:style-name="P2"/>
      <text:p text:style-name="P1"><text:span text:style-name="T17"><text:tab/><text:tab/><text:tab/><text:tab/><text:tab/></text:span><text:span text:style-name="T18">const</text:span><text:span text:style-name="T17"> vector&lt;double&gt;&amp; JxW_values = fe_face_values.get_JxW_values ();</text:span></text:p>
      <text:p text:style-name="P2"/>
      <text:p text:style-name="P1"><text:span text:style-name="T17"><text:tab/><text:tab/><text:tab/><text:tab/><text:tab/></text:span><text:span text:style-name="T18">const</text:span><text:span text:style-name="T17"> unsigned </text:span><text:span text:style-name="T18">int</text:span><text:span text:style-name="T17"> n_face_q_points = fe_face_values.n_quadrature_points;</text:span></text:p>
      <text:p text:style-name="P2"/>
      <text:p text:style-name="P1"><text:span text:style-name="T17"><text:tab/><text:tab/><text:tab/><text:tab/><text:tab/>gradients.resize(n_face_q_points);</text:span></text:p>
      <text:p text:style-name="P1"><text:span text:style-name="T17"><text:tab/><text:tab/><text:tab/><text:tab/><text:tab/>neighbor_gradients.resize(n_face_q_points);</text:span></text:p>
      <text:p text:style-name="P2"/>
      <text:p text:style-name="P1"><text:span text:style-name="T17"><text:tab/><text:tab/><text:tab/><text:tab/><text:tab/>neighbor_subface_values[velocities].get_function_gradients(solution, neighbor_gradients);</text:span></text:p>
      <text:p text:style-name="P1"><text:span text:style-name="T17"><text:tab/><text:tab/><text:tab/><text:tab/><text:tab/>fe_face_values[velocities].get_function_gradients(solution, gradients);</text:span></text:p>
      <text:p text:style-name="P2"/>
      <text:p text:style-name="P1"><text:span text:style-name="T17"><text:tab/><text:tab/><text:tab/><text:tab/><text:tab/>vector&lt;Tensor&lt;1,dim&gt;&gt; jump_per_face;</text:span></text:p>
      <text:p text:style-name="P1"><text:span text:style-name="T17"><text:tab/><text:tab/><text:tab/><text:tab/><text:tab/>jump_per_face.resize(n_face_q_points);</text:span></text:p>
      <text:p text:style-name="P1"><text:span text:style-name="T17"><text:tab/><text:tab/><text:tab/><text:tab/><text:tab/>double jump_val=0;</text:span></text:p>
      <text:p text:style-name="P1"><text:span text:style-name="T17"><text:tab/><text:tab/><text:tab/><text:tab/><text:tab/>for (unsigned </text:span><text:span text:style-name="T18">int</text:span><text:span text:style-name="T17"> q=0;</text:span></text:p>
      <text:p text:style-name="P1"><text:span text:style-name="T17"><text:tab/><text:tab/><text:tab/><text:tab/><text:tab/><text:tab/>q&lt;n_face_q_points; ++q)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for (unsigned </text:span><text:span text:style-name="T18">int</text:span><text:span text:style-name="T17"> i=0; i&lt;2; ++i){</text:span></text:p>
      <text:p text:style-name="P1"><text:span text:style-name="T17"><text:tab/><text:tab/><text:tab/><text:tab/><text:tab/><text:tab/><text:tab/>for (unsigned </text:span><text:span text:style-name="T18">int</text:span><text:span text:style-name="T17"> j=0; j&lt;2; ++j){</text:span></text:p>
      <text:p text:style-name="P1"><text:span text:style-name="T17"><text:tab/><text:tab/><text:tab/><text:tab/><text:tab/><text:tab/><text:tab/>jump_per_face[q][i] += (gradients[q][i][j]- neighbor_gradients[q][i][j])*(fe_face_values.normal_vector(q)[j]);</text:span></text:p>
      <text:p text:style-name="P1"><text:span text:style-name="T17"><text:tab/><text:tab/><text:tab/><text:tab/><text:tab/><text:tab/><text:tab/>}//j</text:span></text:p>
      <text:p text:style-name="P1"><text:span text:style-name="T17"><text:tab/><text:tab/><text:tab/><text:tab/><text:tab/><text:tab/>}// i</text:span></text:p>
      <text:p text:style-name="P1"><text:span text:style-name="T17"><text:tab/><text:tab/><text:tab/><text:tab/><text:tab/><text:tab/>jump_val += contract(jump_per_face[q],jump_per_face[q])*JxW_values[q];</text:span></text:p>
      <text:p text:style-name="P1"><text:span text:style-name="T17"><text:tab/><text:tab/><text:tab/><text:tab/><text:tab/>}//q_per_face</text:span></text:p>
      <text:p text:style-name="P1"><text:span text:style-name="T17"><text:tab/><text:tab/><text:tab/><text:tab/><text:tab/>term3 +=(cell-&gt;face(face_number)-&gt;diameter())/(2.0 * cell-&gt;get_fe().degree)*jump_val;</text:span></text:p>
      <text:p text:style-name="P2"/>
      <text:p text:style-name="P1"><text:span text:style-name="T17"><text:tab/><text:tab/><text:tab/><text:tab/>} // else if coarse neighbor</text:span></text:p>
      <text:p text:style-name="P2"/>
      <text:p text:style-name="P1"><text:span text:style-name="T17"><text:tab/><text:tab/><text:tab/><text:tab/>Jump_est_per_cell(cell_index) = term3;</text:span></text:p>
      <text:p text:style-name="P1"><text:span text:style-name="T17"><text:tab/><text:tab/><text:tab/><text:tab/>est_per_cell(cell_index)=</text:span><text:span text:style-name="T18">sqrt</text:span><text:span text:style-name="T17">(Jump_est_per_cell(cell_index)+res_est_per_cell(cell_index));</text:span></text:p>
      <text:p text:style-name="P1"><text:span text:style-name="T17"><text:tab/><text:tab/>}//cell</text:span></text:p>
      <text:p text:style-name="P1"><text:span text:style-name="T17"><text:tab/><text:tab/>L2_norm_est= est_per_cell.l2_norm();</text:span></text:p>
      <text:p text:style-name="P1"><text:soft-page-break/><text:span text:style-name="T17"><text:tab/><text:tab/></text:span><text:span text:style-name="T18">cout</text:span><text:span text:style-name="T17">&lt;&lt; "L2_norm of ERROR Estimate is: "&lt;&lt; L2_norm_est &lt;&lt; </text:span><text:span text:style-name="T18">endl</text:span><text:span text:style-name="T17">;</text:span></text:p>
      <text:p text:style-name="P1"><text:span text:style-name="T17"><text:tab/><text:tab/>L1_norm_est= est_per_cell.l1_norm();</text:span></text:p>
      <text:p text:style-name="P1"><text:span text:style-name="T17"><text:tab/><text:tab/></text:span><text:span text:style-name="T18">cout</text:span><text:span text:style-name="T17">&lt;&lt; "L2_norm of ERROR Estimate is: "&lt;&lt; L1_norm_est &lt;&lt; </text:span><text:span text:style-name="T18">endl</text:span><text:span text:style-name="T17">;</text:span></text:p>
      <text:p text:style-name="P2"/>
      <text:p text:style-name="P1"><text:span text:style-name="T17"><text:tab/>}// func.estimate ()</text:span></text:p>
      <text:p text:style-name="P1"><text:span text:style-name="T17"><text:tab/>*/</text:span></text:p>
      <text:p text:style-name="P1"><text:span text:style-name="T5"><text:tab/></text:span><text:span text:style-name="T17">/*......................................................................................*/</text:span></text:p>
      <text:p text:style-name="P1"><text:span text:style-name="T5"><text:tab/></text:span><text:span text:style-name="T17">/*</text:span></text:p>
      <text:p text:style-name="P1"><text:span text:style-name="T17"><text:tab/>template &lt;int dim&gt;</text:span></text:p>
      <text:p text:style-name="P1"><text:span text:style-name="T17"><text:tab/>vector&lt;hp::DoFHandler&lt;dim&gt;::active_cell_iterator&gt; StokesProblem &lt;dim&gt;::get_patch_around_cell(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dim&gt;::active_cell_iterator &amp;cell)</text:span></text:p>
      <text:p text:style-name="P1"><text:span text:style-name="T17"><text:tab/>{</text:span></text:p>
      <text:p text:style-name="P1"><text:span text:style-name="T17"><text:tab/><text:tab/>vector&lt;hp::DoFHandler&lt;dim&gt;::active_cell_iterator&gt; patch;</text:span></text:p>
      <text:p text:style-name="P1"><text:span text:style-name="T17"><text:tab/><text:tab/>patch.push_back (cell);</text:span></text:p>
      <text:p text:style-name="P1"><text:span text:style-name="T17"><text:tab/><text:tab/>for (unsigned </text:span><text:span text:style-name="T18">int</text:span><text:span text:style-name="T17"> face_number=0; face_number&lt;GeometryInfo&lt;dim&gt;::faces_per_cell; ++face_number)</text:span></text:p>
      <text:p text:style-name="P1"><text:span text:style-name="T17"><text:tab/><text:tab/><text:tab/>if (cell-&gt;face(face_number)-&gt;at_boundary()==false)</text:span></text:p>
      <text:p text:style-name="P1"><text:span text:style-name="T17"><text:tab/><text:tab/><text:tab/>{</text:span></text:p>
      <text:p text:style-name="P1"><text:span text:style-name="T17"><text:tab/><text:tab/><text:tab/><text:tab/>if (cell-&gt;face(face_number)-&gt;has_children() == false)</text:span></text:p>
      <text:p text:style-name="P1"><text:span text:style-name="T17"><text:tab/><text:tab/><text:tab/><text:tab/><text:tab/>patch.push_back (cell-&gt;neighbor(face_number));</text:span></text:p>
      <text:p text:style-name="P1"><text:span text:style-name="T17"><text:tab/><text:tab/><text:tab/><text:tab/>else</text:span></text:p>
      <text:p text:style-name="P1"><text:span text:style-name="T17"><text:tab/><text:tab/><text:tab/><text:tab/><text:tab/>for (unsigned </text:span><text:span text:style-name="T18">int</text:span><text:span text:style-name="T17"> </text:span><text:span text:style-name="T18">subface</text:span><text:span text:style-name="T17">=0; </text:span><text:span text:style-name="T18">subface</text:span><text:span text:style-name="T17">&lt; cell-&gt;face(face_number)-&gt;n_children(); ++</text:span><text:span text:style-name="T18">subface</text:span><text:span text:style-name="T17">)</text:span></text:p>
      <text:p text:style-name="P1"><text:span text:style-name="T17"><text:tab/><text:tab/><text:tab/><text:tab/><text:tab/><text:tab/>patch.push_back (cell-&gt;neighbor_child_on_subface (face_number, </text:span><text:span text:style-name="T18">subface</text:span><text:span text:style-name="T17">));</text:span></text:p>
      <text:p text:style-name="P1"><text:span text:style-name="T17"><text:tab/><text:tab/><text:tab/>}</text:span></text:p>
      <text:p text:style-name="P1"><text:span text:style-name="T17"><text:tab/><text:tab/><text:tab/>return patch;</text:span></text:p>
      <text:p text:style-name="P1"><text:span text:style-name="T17"><text:tab/>}</text:span></text:p>
      <text:p text:style-name="P1"><text:span text:style-name="T17"><text:tab/>*/</text:span></text:p>
      <text:p text:style-name="P1"><text:span text:style-name="T5"><text:tab/></text:span><text:span text:style-name="T17">/*..............................................................................................................................................*/</text:span></text:p>
      <text:p text:style-name="P1"><text:span text:style-name="T5"><text:tab/></text:span><text:span text:style-name="T17">/*</text:span></text:p>
      <text:p text:style-name="P1"><text:span text:style-name="T17"><text:tab/>template &lt;int dim&gt;</text:span></text:p>
      <text:p text:style-name="P1"><text:span text:style-name="T17"><text:tab/>vector&lt;hp::DoFHandler&lt;dim&gt;::active_cell_iterator&gt; StokesProblem &lt;dim&gt;::get_cells_at_coarsest_common_level (</text:span><text:span text:style-name="T18">const</text:span><text:span text:style-name="T17"> vector&lt;hp::DoFHandler&lt;dim&gt;::active_cell_iterator&gt; <text:s/>&amp;patch)</text:span></text:p>
      <text:p text:style-name="P1"><text:span text:style-name="T17"><text:tab/>{</text:span></text:p>
      <text:p text:style-name="P1"><text:span text:style-name="T17"><text:tab/><text:tab/>Assert (patch.size() &gt; 0, ExcMessage("vector containing patch cells should not be an empty vector!"));//?</text:span></text:p>
      <text:p text:style-name="P1"><text:span text:style-name="T17"><text:tab/><text:tab/>unsigned </text:span><text:span text:style-name="T18">int</text:span><text:span text:style-name="T17"> min_level = patch[0]-&gt;level();</text:span></text:p>
      <text:p text:style-name="P1"><text:span text:style-name="T17"><text:tab/><text:tab/>unsigned </text:span><text:span text:style-name="T18">int</text:span><text:span text:style-name="T17"> max_level = patch[0]-&gt;level();</text:span></text:p>
      <text:p text:style-name="P1"><text:span text:style-name="T17"><text:tab/><text:tab/>for (unsigned </text:span><text:span text:style-name="T18">int</text:span><text:span text:style-name="T17"> i=0; i&lt;patch.size();++i)</text:span></text:p>
      <text:p text:style-name="P1"><text:span text:style-name="T17"><text:tab/><text:tab/>{</text:span></text:p>
      <text:p text:style-name="P1"><text:span text:style-name="T17"><text:tab/><text:tab/><text:tab/>min_level = </text:span><text:span text:style-name="T18">std</text:span><text:span text:style-name="T17">::</text:span><text:span text:style-name="T18">min</text:span><text:span text:style-name="T17"> (min_level, patch[i]-&gt;level());</text:span></text:p>
      <text:p text:style-name="P1"><text:span text:style-name="T17"><text:tab/><text:tab/><text:tab/>max_level = </text:span><text:span text:style-name="T18">std</text:span><text:span text:style-name="T17">::max (max_level, patch[i]-&gt;level());</text:span></text:p>
      <text:p text:style-name="P1"><text:span text:style-name="T17"><text:tab/><text:tab/>}</text:span></text:p>
      <text:p text:style-name="P1"><text:span text:style-name="T17"><text:tab/><text:tab/>if (min_level == max_level)</text:span></text:p>
      <text:p text:style-name="P1"><text:span text:style-name="T17"><text:tab/><text:tab/><text:tab/>return patch;</text:span></text:p>
      <text:p text:style-name="P1"><text:span text:style-name="T17"><text:tab/><text:tab/>else</text:span></text:p>
      <text:p text:style-name="P1"><text:span text:style-name="T17"><text:tab/><text:tab/>{</text:span></text:p>
      <text:p text:style-name="P1"><text:span text:style-name="T17"><text:tab/><text:tab/><text:tab/>set&lt;hp::DoFHandler&lt;dim&gt;::active_cell_iterator&gt; <text:s/>uniform_cells;</text:span></text:p>
      <text:p text:style-name="P1"><text:span text:style-name="T17"><text:tab/><text:tab/><text:tab/></text:span><text:span text:style-name="T18">typename</text:span><text:span text:style-name="T17"> </text:span><text:span text:style-name="T18">hp</text:span><text:span text:style-name="T17">::DoFHandler&lt;dim&gt;::active_cell_iterator <text:s/>patch_c=patch.begin();</text:span></text:p>
      <text:p text:style-name="P1"><text:span text:style-name="T17"><text:tab/><text:tab/><text:tab/>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dim&gt;::active_cell_iterator end_c=patch.end ();</text:span></text:p>
      <text:p text:style-name="P1"><text:span text:style-name="T17"><text:tab/><text:tab/><text:tab/>for (; patch_c!=end_c ; ++patch_c){</text:span></text:p>
      <text:p text:style-name="P1"><text:soft-page-break/><text:span text:style-name="T17"><text:tab/><text:tab/><text:tab/><text:tab/>if (patch_c-&gt;level() == min_level)</text:span></text:p>
      <text:p text:style-name="P1"><text:span text:style-name="T17"><text:tab/><text:tab/><text:tab/><text:tab/><text:tab/>uniform_cells.push_back (patch_c);</text:span></text:p>
      <text:p text:style-name="P1"><text:span text:style-name="T17"><text:tab/><text:tab/><text:tab/><text:tab/>else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</text:span><text:span text:style-name="T18">hp</text:span><text:span text:style-name="T17">::DoFHandler&lt;dim&gt;::active_cell_iterator parent = patch_c;</text:span></text:p>
      <text:p text:style-name="P2"/>
      <text:p text:style-name="P1"><text:span text:style-name="T17"><text:tab/><text:tab/><text:tab/><text:tab/><text:tab/>while (parent-&gt;level() &gt; min_level)</text:span></text:p>
      <text:p text:style-name="P1"><text:span text:style-name="T17"><text:tab/><text:tab/><text:tab/><text:tab/><text:tab/><text:tab/>parent = parent-&gt;parent();</text:span></text:p>
      <text:p text:style-name="P1"><text:span text:style-name="T17"><text:tab/><text:tab/><text:tab/><text:tab/><text:tab/>uniform_cells.insert (parent);</text:span></text:p>
      <text:p text:style-name="P1"><text:span text:style-name="T17"><text:tab/><text:tab/><text:tab/><text:tab/>}</text:span></text:p>
      <text:p text:style-name="P1"><text:span text:style-name="T17"><text:tab/><text:tab/><text:tab/>}</text:span></text:p>
      <text:p text:style-name="P2"/>
      <text:p text:style-name="P1"><text:span text:style-name="T17"><text:tab/><text:tab/><text:tab/>return vector&lt;hp::DoFHandler&lt;dim&gt;::active_cell_iterator&gt; (uniform_cells.begin(),</text:span></text:p>
      <text:p text:style-name="P1"><text:span text:style-name="T17"><text:tab/><text:tab/><text:tab/><text:tab/>uniform_cells.end());</text:span></text:p>
      <text:p text:style-name="P1"><text:span text:style-name="T17"><text:tab/><text:tab/>}// else</text:span></text:p>
      <text:p text:style-name="P1"><text:span text:style-name="T17"><text:tab/>}<text:tab/>//get_cells_at_coarsest_common_level</text:span></text:p>
      <text:p text:style-name="P1"><text:span text:style-name="T17"><text:tab/>*/</text:span></text:p>
      <text:p text:style-name="P1"><text:span text:style-name="T5"><text:tab/></text:span><text:span text:style-name="T17">/*.....................................................................................................................................*/</text:span></text:p>
      <text:p text:style-name="P1"><text:span text:style-name="T17">/*</text:span></text:p>
      <text:p text:style-name="P1"><text:span text:style-name="T17"><text:tab/>template &lt;int dim&gt;</text:span></text:p>
      <text:p text:style-name="P1"><text:span text:style-name="T17"><text:tab/>void StokesProblem &lt;dim&gt;::build_triangulation_from_patch (</text:span><text:span text:style-name="T18">const</text:span><text:span text:style-name="T17"> vector&lt;hp::DoFHandler&lt;dim&gt;::active_cell_iterator&gt; <text:s/>&amp;patch,</text:span></text:p>
      <text:p text:style-name="P1"><text:span text:style-name="T17"><text:tab/><text:tab/></text:span><text:span text:style-name="T18">Triangulation</text:span><text:span text:style-name="T17">&lt;dim&gt; </text:span><text:span text:style-name="T18">&amp;tria_patch</text:span><text:span text:style-name="T17">, unsigned </text:span><text:span text:style-name="T18">int</text:span><text:span text:style-name="T17"> </text:span><text:span text:style-name="T18">&amp;level_h_refine</text:span><text:span text:style-name="T17">, unsigned </text:span><text:span text:style-name="T18">int</text:span><text:span text:style-name="T17"> </text:span><text:span text:style-name="T18">&amp;level_p_refine</text:span><text:span text:style-name="T17"> )</text:span></text:p>
      <text:p text:style-name="P1"><text:span text:style-name="T17"><text:tab/>{</text:span></text:p>
      <text:p text:style-name="P1"><text:span text:style-name="T17"><text:tab/><text:tab/></text:span><text:span text:style-name="T18">const</text:span><text:span text:style-name="T17"> vector&lt;hp::DoFHandler&lt;dim&gt;::active_cell_iterator&gt; uniform_cells = get_cells_at_coarsest_common_level (patch);</text:span></text:p>
      <text:p text:style-name="P2"/>
      <text:p text:style-name="P1"><text:span text:style-name="T17"><text:tab/><text:tab/>level_h_refine=patch[0]-&gt;level(); <text:s/>//...............................................................................................?</text:span></text:p>
      <text:p text:style-name="P1"><text:span text:style-name="T17"><text:tab/><text:tab/>level_p_refine=patch[0]-&gt;active_fe_index();//............................................................................................?</text:span></text:p>
      <text:p text:style-name="P2"/>
      <text:p text:style-name="P1"><text:span text:style-name="T17"><text:tab/><text:tab/>tria_patch.clear();</text:span></text:p>
      <text:p text:style-name="P1"><text:span text:style-name="T17"><text:tab/><text:tab/>vector&lt;Point&lt;dim&gt;&gt; vertices;</text:span></text:p>
      <text:p text:style-name="P1"><text:span text:style-name="T17"><text:tab/><text:tab/></text:span><text:span text:style-name="T18">const</text:span><text:span text:style-name="T17"> unsigned </text:span><text:span text:style-name="T18">int</text:span><text:span text:style-name="T17"> n_uniform_cells=uniform_cells.size();</text:span></text:p>
      <text:p text:style-name="P1"><text:span text:style-name="T17"><text:tab/><text:tab/>vector&lt;CellData&lt;dim&gt; &gt; cells(n_uniform_cells);</text:span></text:p>
      <text:p text:style-name="P1"><text:span text:style-name="T17"><text:tab/><text:tab/>unsigned </text:span><text:span text:style-name="T18">int</text:span><text:span text:style-name="T17"> k=0;// for enumerating cells</text:span></text:p>
      <text:p text:style-name="P1"><text:span text:style-name="T17"><text:tab/><text:tab/>unsigned </text:span><text:span text:style-name="T18">int</text:span><text:span text:style-name="T17"> i=0;// for enumerating vertices</text:span></text:p>
      <text:p text:style-name="P1"><text:span text:style-name="T17"><text:tab/><text:tab/></text:span><text:span text:style-name="T18">typename</text:span><text:span text:style-name="T17"> </text:span><text:span text:style-name="T18">hp</text:span><text:span text:style-name="T17">::DoFHandler&lt;dim&gt;::active_cell_iterator <text:s/>uniform_c=uniform_cells.begin();</text:span></text:p>
      <text:p text:style-name="P1"><text:span text:style-name="T17"><text:tab/><text:tab/>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dim&gt;::active_cell_iterator end_uniform_c=uniform_cells.end();</text:span></text:p>
      <text:p text:style-name="P2"/>
      <text:p text:style-name="P1"><text:span text:style-name="T17"><text:tab/><text:tab/>for (; uniform_c!=end_uniform_c; ++uniform_c)</text:span></text:p>
      <text:p text:style-name="P1"><text:span text:style-name="T17"><text:tab/><text:tab/>{</text:span></text:p>
      <text:p text:style-name="P1"><text:span text:style-name="T17"><text:tab/><text:tab/><text:tab/></text:span><text:span text:style-name="T18">bool</text:span><text:span text:style-name="T17"> repeat_vertex;</text:span></text:p>
      <text:p text:style-name="P1"><text:span text:style-name="T17"><text:tab/><text:tab/><text:tab/>for (unsigned </text:span><text:span text:style-name="T18">int</text:span><text:span text:style-name="T17"> j=0; <text:s/>j&lt;GeometryInfo&lt;2&gt;::vertices_per_cell; ++j)</text:span></text:p>
      <text:p text:style-name="P1"><text:span text:style-name="T17"><text:tab/><text:tab/><text:tab/>{</text:span></text:p>
      <text:p text:style-name="P1"><text:span text:style-name="T17"><text:tab/><text:tab/><text:tab/><text:tab/>Point&lt;dim&gt;&amp; position=uniform_c-&gt;vertex (j);//.......................?</text:span></text:p>
      <text:p text:style-name="P1"><text:span text:style-name="T17"><text:tab/><text:tab/><text:tab/><text:tab/>repeat_vertex=false;</text:span></text:p>
      <text:p text:style-name="P1"><text:span text:style-name="T17"><text:tab/><text:tab/><text:tab/><text:tab/>for (unsigned </text:span><text:span text:style-name="T18">int</text:span><text:span text:style-name="T17"> m=0; m&lt;i; ++m)</text:span></text:p>
      <text:p text:style-name="P1"><text:span text:style-name="T17"><text:tab/><text:tab/><text:tab/><text:tab/>{</text:span></text:p>
      <text:p text:style-name="P1"><text:soft-page-break/><text:span text:style-name="T17"><text:tab/><text:tab/><text:tab/><text:tab/><text:tab/>//double difference= </text:span><text:span text:style-name="T18">std</text:span><text:span text:style-name="T17">::</text:span><text:span text:style-name="T18">sqrt</text:span><text:span text:style-name="T17">(</text:span><text:span text:style-name="T18">std</text:span><text:span text:style-name="T17">::</text:span><text:span text:style-name="T18">pow</text:span><text:span text:style-name="T17">((vertices[m][0]-position[0]),2)+</text:span><text:span text:style-name="T18">std</text:span><text:span text:style-name="T17">::</text:span><text:span text:style-name="T18">pow</text:span><text:span text:style-name="T17">((vertices[m][1]-position[1]),2));</text:span></text:p>
      <text:p text:style-name="P1"><text:span text:style-name="T17"><text:tab/><text:tab/><text:tab/><text:tab/><text:tab/>//if (difference &lt; 1e-10)</text:span></text:p>
      <text:p text:style-name="P1"><text:span text:style-name="T17"><text:tab/><text:tab/><text:tab/><text:tab/><text:tab/>//{</text:span></text:p>
      <text:p text:style-name="P1"><text:span text:style-name="T17"><text:tab/><text:tab/><text:tab/><text:tab/><text:tab/><text:tab/> if (*position == vertices[m]){ //...............?</text:span></text:p>
      <text:p text:style-name="P1"><text:span text:style-name="T17"><text:tab/><text:tab/><text:tab/><text:tab/><text:tab/><text:tab/>repeat_vertex=true;</text:span></text:p>
      <text:p text:style-name="P1"><text:span text:style-name="T17"><text:tab/><text:tab/><text:tab/><text:tab/><text:tab/><text:tab/>cells[k].vertices[j]=m ;</text:span></text:p>
      <text:p text:style-name="P1"><text:span text:style-name="T17"><text:tab/><text:tab/><text:tab/><text:tab/><text:tab/><text:tab/>break;//.............?</text:span></text:p>
      <text:p text:style-name="P1"><text:span text:style-name="T17"><text:tab/><text:tab/><text:tab/><text:tab/><text:tab/>}//if</text:span></text:p>
      <text:p text:style-name="P1"><text:span text:style-name="T17"><text:tab/><text:tab/><text:tab/><text:tab/>}//for <text:s/>m</text:span></text:p>
      <text:p text:style-name="P2"/>
      <text:p text:style-name="P1"><text:span text:style-name="T17"><text:tab/><text:tab/><text:tab/><text:tab/>if (repeat_vertex==false)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vertices.push_back(position);</text:span></text:p>
      <text:p text:style-name="P1"><text:span text:style-name="T17"><text:tab/><text:tab/><text:tab/><text:tab/><text:tab/>cells[k].vertices[j]=i;</text:span></text:p>
      <text:p text:style-name="P1"><text:span text:style-name="T17"><text:tab/><text:tab/><text:tab/><text:tab/><text:tab/>i=i+1;</text:span></text:p>
      <text:p text:style-name="P1"><text:span text:style-name="T17"><text:tab/><text:tab/><text:tab/><text:tab/>}</text:span></text:p>
      <text:p text:style-name="P1"><text:span text:style-name="T17"><text:tab/><text:tab/><text:tab/>}//for vertices_per_cell</text:span></text:p>
      <text:p text:style-name="P1"><text:span text:style-name="T17"><text:tab/><text:tab/><text:tab/>k=k+1;</text:span></text:p>
      <text:p text:style-name="P1"><text:span text:style-name="T17"><text:tab/><text:tab/>}//uniform_c</text:span></text:p>
      <text:p text:style-name="P1"><text:span text:style-name="T17"><text:tab/><text:tab/>tria_patch.create_triangulation(vertices,cells,SubCellData());</text:span></text:p>
      <text:p text:style-name="P2"/>
      <text:p text:style-name="P1"><text:span text:style-name="T17"><text:tab/><text:tab/>Assert (tria_patch.n_active_cells() == uniform_cells.size(), ExcInternalError());</text:span></text:p>
      <text:p text:style-name="P2"/>
      <text:p text:style-name="P1"><text:span text:style-name="T17"><text:tab/><text:tab/></text:span><text:span text:style-name="T18">std</text:span><text:span text:style-name="T17">::map&lt;typename </text:span><text:span text:style-name="T18">Triangulation</text:span><text:span text:style-name="T17">&lt;dim&gt;::cell_iterator, </text:span><text:span text:style-name="T18">typename</text:span><text:span text:style-name="T17"> DoFHandler&lt;dim&gt;::cell_iterator&gt; patch_to_global_tria_map;</text:span></text:p>
      <text:p text:style-name="P1"><text:span text:style-name="T17"><text:tab/><text:tab/>unsigned </text:span><text:span text:style-name="T18">int</text:span><text:span text:style-name="T17"> index=0;</text:span></text:p>
      <text:p text:style-name="P1"><text:span text:style-name="T17"><text:tab/><text:tab/>for (</text:span><text:span text:style-name="T18">typename</text:span><text:span text:style-name="T17"> </text:span><text:span text:style-name="T18">Triangulation</text:span><text:span text:style-name="T17">&lt;dim&gt;::cell_iterator cell = tria_patch.begin(); cell != tria_patch.end(); ++cell, ++index)</text:span></text:p>
      <text:p text:style-name="P1"><text:span text:style-name="T17"><text:tab/><text:tab/><text:tab/>patch_to_global_tria_map.insert (</text:span><text:span text:style-name="T18">std</text:span><text:span text:style-name="T17">::make_pair(cell, uniform_cells[index]));</text:span></text:p>
      <text:p text:style-name="P2"/>
      <text:p text:style-name="P1"><text:span text:style-name="T17"><text:tab/><text:tab/></text:span><text:span text:style-name="T18">bool</text:span><text:span text:style-name="T17"> refinement_necessary;</text:span></text:p>
      <text:p text:style-name="P1"><text:span text:style-name="T17"><text:tab/><text:tab/>do</text:span></text:p>
      <text:p text:style-name="P1"><text:span text:style-name="T17"><text:tab/><text:tab/>{</text:span></text:p>
      <text:p text:style-name="P1"><text:span text:style-name="T17"><text:tab/><text:tab/><text:tab/>refinement_necessary = false;</text:span></text:p>
      <text:p text:style-name="P2"/>
      <text:p text:style-name="P1"><text:span text:style-name="T17"><text:tab/><text:tab/><text:tab/>for (</text:span><text:span text:style-name="T18">typename</text:span><text:span text:style-name="T17"> </text:span><text:span text:style-name="T18">Triangulation</text:span><text:span text:style-name="T17">&lt;dim&gt;::active_cell_iterator cell = tria_patch.begin_active(); cell != tria_patch.end(); ++cell)</text:span></text:p>
      <text:p text:style-name="P1"><text:span text:style-name="T17"><text:tab/><text:tab/><text:tab/><text:tab/>if (patch_to_global_tria_map[cell]-&gt;has_children())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cell-&gt;set_refine_flag();</text:span></text:p>
      <text:p text:style-name="P1"><text:span text:style-name="T17"><text:tab/><text:tab/><text:tab/><text:tab/><text:tab/>refinement_necessary = true;</text:span></text:p>
      <text:p text:style-name="P1"><text:span text:style-name="T17"><text:tab/><text:tab/><text:tab/><text:tab/>}</text:span></text:p>
      <text:p text:style-name="P2"/>
      <text:p text:style-name="P1"><text:span text:style-name="T17"><text:tab/><text:tab/><text:tab/>if (refinement_necessary)</text:span></text:p>
      <text:p text:style-name="P1"><text:span text:style-name="T17"><text:tab/><text:tab/><text:tab/>{</text:span></text:p>
      <text:p text:style-name="P1"><text:span text:style-name="T17"><text:tab/><text:tab/><text:tab/><text:tab/>tria_patch.execute_coarsening_and_refinement ();</text:span></text:p>
      <text:p text:style-name="P2"/>
      <text:p text:style-name="P1"><text:span text:style-name="T17"><text:tab/><text:tab/><text:tab/><text:tab/>for (</text:span><text:span text:style-name="T18">typename</text:span><text:span text:style-name="T17"> </text:span><text:span text:style-name="T18">Triangulation</text:span><text:span text:style-name="T17">&lt;dim&gt;::cell_iterator cell = tria_patch.begin(); cell != tria_patch.end(); ++cell)</text:span></text:p>
      <text:p text:style-name="P1"><text:span text:style-name="T17"><text:tab/><text:tab/><text:tab/><text:tab/><text:tab/>if (cell-&gt;has_children())</text:span></text:p>
      <text:p text:style-name="P1"><text:span text:style-name="T17"><text:tab/><text:tab/><text:tab/><text:tab/><text:tab/><text:tab/>// these children may not yet be in the map</text:span></text:p>
      <text:p text:style-name="P1"><text:span text:style-name="T17"><text:tab/><text:tab/><text:tab/><text:tab/><text:tab/><text:tab/>for (unsigned </text:span><text:span text:style-name="T18">int</text:span><text:span text:style-name="T17"> c=0; c&lt;cell-&gt;n_children(); ++c)</text:span></text:p>
      <text:p text:style-name="P1"><text:span text:style-name="T17"><text:tab/><text:tab/><text:tab/><text:tab/><text:tab/><text:tab/><text:tab/>if </text:span><text:soft-page-break/><text:span text:style-name="T17">(patch_to_global_tria_map.find(cell-&gt;child(c)) == patch_to_global_tria_map.end())</text:span></text:p>
      <text:p text:style-name="P1"><text:span text:style-name="T17"><text:tab/><text:tab/><text:tab/><text:tab/><text:tab/><text:tab/><text:tab/><text:tab/>patch_to_global_tria_map.insert (</text:span><text:span text:style-name="T18">std</text:span><text:span text:style-name="T17">::make_pair(cell-&gt;child(c),</text:span></text:p>
      <text:p text:style-name="P1"><text:span text:style-name="T17"><text:tab/><text:tab/><text:tab/><text:tab/><text:tab/><text:tab/><text:tab/><text:tab/><text:tab/><text:tab/><text:tab/>patch_to_global_tria_map[cell]-&gt;child(c)));</text:span></text:p>
      <text:p text:style-name="P1"><text:span text:style-name="T17"><text:tab/><text:tab/><text:tab/>}</text:span></text:p>
      <text:p text:style-name="P1"><text:span text:style-name="T17"><text:tab/><text:tab/>}</text:span></text:p>
      <text:p text:style-name="P1"><text:span text:style-name="T17"><text:tab/><text:tab/>while (refinement_necessary);</text:span></text:p>
      <text:p text:style-name="P2"/>
      <text:p text:style-name="P1"><text:span text:style-name="T17"><text:tab/><text:tab/>// mark the cells in '</text:span><text:span text:style-name="T18">tria</text:span><text:span text:style-name="T17">' that exist in the patch: go</text:span></text:p>
      <text:p text:style-name="P1"><text:span text:style-name="T17"><text:tab/><text:tab/>// through all cells in '</text:span><text:span text:style-name="T18">tria</text:span><text:span text:style-name="T17">' and see whether the</text:span></text:p>
      <text:p text:style-name="P1"><text:span text:style-name="T17"><text:tab/><text:tab/>// corresponding cell in the global </text:span><text:span text:style-name="T18">triangulation</text:span><text:span text:style-name="T17"> is part of</text:span></text:p>
      <text:p text:style-name="P1"><text:span text:style-name="T17"><text:tab/><text:tab/>// the 'patch' list of cells</text:span></text:p>
      <text:p text:style-name="P1"><text:span text:style-name="T17"><text:tab/><text:tab/>for (</text:span><text:span text:style-name="T18">typename</text:span><text:span text:style-name="T17"> </text:span><text:span text:style-name="T18">Triangulation</text:span><text:span text:style-name="T17">&lt;dim&gt;::cell_iterator cell = tria_patch.begin(); cell != tria_patch.end(); ++cell)</text:span></text:p>
      <text:p text:style-name="P1"><text:span text:style-name="T17"><text:tab/><text:tab/>{</text:span></text:p>
      <text:p text:style-name="P1"><text:span text:style-name="T17"><text:tab/><text:tab/><text:tab/></text:span><text:span text:style-name="T18">typename</text:span><text:span text:style-name="T17"> DoFHandler&lt;dim&gt;::cell_iterator global_cell = patch_to_global_tria_map[cell];</text:span></text:p>
      <text:p text:style-name="P1"><text:span text:style-name="T17"><text:tab/><text:tab/><text:tab/></text:span><text:span text:style-name="T18">bool</text:span><text:span text:style-name="T17"> global_cell_is_in_patch = false;</text:span></text:p>
      <text:p text:style-name="P1"><text:span text:style-name="T17"><text:tab/><text:tab/><text:tab/>for (vector&lt;hp::DoFHandler&lt;dim&gt;::active_cell_iterator&gt;::const_iterator p=patch.begin();</text:span></text:p>
      <text:p text:style-name="P1"><text:span text:style-name="T17"><text:tab/><text:tab/><text:tab/><text:tab/><text:tab/>p != patch.end(); ++p)</text:span></text:p>
      <text:p text:style-name="P1"><text:span text:style-name="T17"><text:tab/><text:tab/><text:tab/><text:tab/>if (*p == global_cell)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global_cell_is_in_patch = true;</text:span></text:p>
      <text:p text:style-name="P1"><text:span text:style-name="T17"><text:tab/><text:tab/><text:tab/><text:tab/><text:tab/>break;</text:span></text:p>
      <text:p text:style-name="P1"><text:span text:style-name="T17"><text:tab/><text:tab/><text:tab/><text:tab/>}</text:span></text:p>
      <text:p text:style-name="P2"/>
      <text:p text:style-name="P1"><text:span text:style-name="T17"><text:tab/><text:tab/><text:tab/>if (global_cell_is_in_patch)</text:span></text:p>
      <text:p text:style-name="P1"><text:span text:style-name="T17"><text:tab/><text:tab/><text:tab/><text:tab/>cell-&gt;set_material_id (patch_on);</text:span></text:p>
      <text:p text:style-name="P1"><text:span text:style-name="T17"><text:tab/><text:tab/><text:tab/>else</text:span></text:p>
      <text:p text:style-name="P1"><text:span text:style-name="T17"><text:tab/><text:tab/><text:tab/><text:tab/>cell-&gt;set_material_id (patch_off);</text:span></text:p>
      <text:p text:style-name="P1"><text:span text:style-name="T17"><text:tab/><text:tab/>}</text:span></text:p>
      <text:p text:style-name="P2"/>
      <text:p text:style-name="P1"><text:span text:style-name="T17"><text:tab/>} // build_triangulation</text:span></text:p>
      <text:p text:style-name="P1"><text:span text:style-name="T17">*/</text:span></text:p>
      <text:p text:style-name="P1"><text:span text:style-name="T5"><text:tab/></text:span><text:span text:style-name="T17">/*.......................... <text:s text:c="3"/>Compute h_convergence_estimator <text:s text:c="2"/>&amp; <text:s text:c="2"/>h_workload_number <text:s/>for each patch around cell <text:s text:c="2"/>..........................*/</text:span></text:p>
      <text:p text:style-name="P2"/>
      <text:p text:style-name="P1"><text:span text:style-name="T17">/*<text:tab/>template &lt;int dim&gt;</text:span></text:p>
      <text:p text:style-name="P1"><text:span text:style-name="T17"><text:tab/>void StokesProblem &lt;dim&gt;::h_patch_conv_load_no (double </text:span><text:span text:style-name="T18">&amp;h_convergence_est_per_cell</text:span><text:span text:style-name="T17">, unsigned </text:span><text:span text:style-name="T18">int</text:span><text:span text:style-name="T17"> </text:span><text:span text:style-name="T18">&amp;h_workload_num</text:span><text:span text:style-name="T17">, </text:span><text:span text:style-name="T18">typename</text:span><text:span text:style-name="T17"> </text:span><text:span text:style-name="T18">hp</text:span><text:span text:style-name="T17">::DoFHandler&lt;dim&gt;::active_cell_iterator </text:span><text:span text:style-name="T18">const</text:span><text:span text:style-name="T17"> &amp;cell) </text:span><text:span text:style-name="T18">const</text:span></text:p>
      <text:p text:style-name="P1"><text:span text:style-name="T17"><text:tab/>{</text:span></text:p>
      <text:p text:style-name="P1"><text:span text:style-name="T17"><text:tab/><text:tab/></text:span><text:span text:style-name="T18">Triangulation</text:span><text:span text:style-name="T17">&lt;dim&gt; tria_patch;//</text:span></text:p>
      <text:p text:style-name="P1"><text:span text:style-name="T17"><text:tab/><text:tab/></text:span><text:span text:style-name="T18">hp</text:span><text:span text:style-name="T17">::DoFHandler&lt;dim&gt; dof_handler_patch(tria_patch);//</text:span></text:p>
      <text:p text:style-name="P1"><text:span text:style-name="T17"><text:tab/><text:tab/>h_convergence_est_per_cell=0.;</text:span></text:p>
      <text:p text:style-name="P1"><text:span text:style-name="T17"><text:tab/><text:tab/>double h_solu_norm_per_patch=0.;</text:span></text:p>
      <text:p text:style-name="P1"><text:span text:style-name="T17"><text:tab/><text:tab/>vector&lt;hp::DoFHandler&lt;dim&gt;::active_cell_iterator&gt; patch = get_patch_around_cell(cell);</text:span></text:p>
      <text:p text:style-name="P1"><text:span text:style-name="T17"><text:tab/><text:tab/>//PRINT(tria_patch.n_cells());</text:span></text:p>
      <text:p text:style-name="P1"><text:span text:style-name="T17"><text:tab/><text:tab/>build_triangulation_from_patch (patch, tria_patch, level_h_refine, level_p_refine);</text:span></text:p>
      <text:p text:style-name="P1"><text:span text:style-name="T17"><text:tab/><text:tab/>//PRINT(tria_patch.n_cells());</text:span></text:p>
      <text:p text:style-name="P1"><text:span text:style-name="T17"><text:tab/><text:tab/>//GridOut::write_gnuplot (tria_patch, out);</text:span></text:p>
      <text:p text:style-name="P1"><text:span text:style-name="T17"><text:tab/><text:tab/>//................................................set_fe_nothing........................................................................//</text:span></text:p>
      <text:p text:style-name="P1"><text:span text:style-name="T17"><text:tab/><text:tab/>//set_active_fe_indices...</text:span></text:p>
      <text:p text:style-name="P1"><text:soft-page-break/><text:span text:style-name="T17"><text:tab/><text:tab/></text:span><text:span text:style-name="T18">typename</text:span><text:span text:style-name="T17"> </text:span><text:span text:style-name="T18">hp</text:span><text:span text:style-name="T17">::DoFHandler&lt;dim&gt;::active_cell_iterator</text:span></text:p>
      <text:p text:style-name="P1"><text:span text:style-name="T17"><text:tab/><text:tab/><text:tab/>cell = dof_handler_patch.begin_active(),//.....................................................tria.begin_active().....................................???</text:span></text:p>
      <text:p text:style-name="P1"><text:span text:style-name="T17"><text:tab/><text:tab/><text:tab/></text:span><text:span text:style-name="T18">endc</text:span><text:span text:style-name="T17"> = dof_handler_patch.end();</text:span></text:p>
      <text:p text:style-name="P1"><text:span text:style-name="T17"><text:tab/><text:tab/>for (; cell!=</text:span><text:span text:style-name="T18">endc</text:span><text:span text:style-name="T17">; ++cell){</text:span></text:p>
      <text:p text:style-name="P2"/>
      <text:p text:style-name="P1"><text:span text:style-name="T17"><text:tab/><text:tab/><text:tab/>if (cell_is_on_patch(cell))</text:span></text:p>
      <text:p text:style-name="P1"><text:span text:style-name="T17"><text:tab/><text:tab/><text:tab/><text:tab/>cell-&gt;set_active_fe_index (0);//............?</text:span></text:p>
      <text:p text:style-name="P1"><text:span text:style-name="T17"><text:tab/><text:tab/><text:tab/>else if (cell_is_NOT_on_patch(cell))</text:span></text:p>
      <text:p text:style-name="P1"><text:span text:style-name="T17"><text:tab/><text:tab/><text:tab/><text:tab/>cell-&gt;set_active_fe_index (max_degree);//.............?</text:span></text:p>
      <text:p text:style-name="P1"><text:span text:style-name="T17"><text:tab/><text:tab/><text:tab/>else</text:span></text:p>
      <text:p text:style-name="P1"><text:span text:style-name="T17"><text:tab/><text:tab/><text:tab/><text:tab/>Assert (false, ExcNotImplemented());</text:span></text:p>
      <text:p text:style-name="P1"><text:span text:style-name="T17"><text:tab/><text:tab/>}//cell</text:span></text:p>
      <text:p text:style-name="P1"><text:span text:style-name="T17"><text:tab/><text:tab/>//........................................................... <text:s/>h_refinement of patch cells ..................................................................//</text:span></text:p>
      <text:p text:style-name="P1"><text:span text:style-name="T17"><text:tab/><text:tab/></text:span><text:span text:style-name="T18">bool</text:span><text:span text:style-name="T17"> need_to_refine = false;</text:span></text:p>
      <text:p text:style-name="P1"><text:span text:style-name="T17"><text:tab/><text:tab/>do</text:span></text:p>
      <text:p text:style-name="P1"><text:span text:style-name="T17"><text:tab/><text:tab/>{</text:span></text:p>
      <text:p text:style-name="P1"><text:span text:style-name="T17"><text:tab/><text:tab/><text:tab/>need_to_refine = false;</text:span></text:p>
      <text:p text:style-name="P1"><text:span text:style-name="T17"><text:tab/><text:tab/><text:tab/>for (</text:span><text:span text:style-name="T18">typename</text:span><text:span text:style-name="T17"> </text:span><text:span text:style-name="T18">hp</text:span><text:span text:style-name="T17">::DoFHandler&lt;dim&gt;::active_cell_iterator</text:span></text:p>
      <text:p text:style-name="P1"><text:span text:style-name="T17"><text:tab/><text:tab/><text:tab/><text:tab/>cell = dof_handler_patch.begin_active();</text:span></text:p>
      <text:p text:style-name="P1"><text:span text:style-name="T17"><text:tab/><text:tab/><text:tab/><text:tab/>cell != dof_handler_patch.end(); ++cell)</text:span></text:p>
      <text:p text:style-name="P1"><text:span text:style-name="T17"><text:tab/><text:tab/><text:tab/><text:tab/>for (; cell!=</text:span><text:span text:style-name="T18">endc</text:span><text:span text:style-name="T17">; ++cell){</text:span></text:p>
      <text:p text:style-name="P1"><text:span text:style-name="T17"><text:tab/><text:tab/><text:tab/><text:tab/><text:tab/>if (cell_is_on_patch(cell)){ <text:s/>//.....................................................?</text:span></text:p>
      <text:p text:style-name="P1"><text:span text:style-name="T17"><text:tab/><text:tab/><text:tab/><text:tab/><text:tab/><text:tab/>if ( (cell_is_on_patch(cell)) &amp;&amp; (cell-&gt;level() &lt; <text:s/>level_h_refine+1 )) <text:s/>{</text:span></text:p>
      <text:p text:style-name="P1"><text:span text:style-name="T17"><text:tab/><text:tab/><text:tab/><text:tab/><text:tab/><text:tab/><text:tab/>need_to_refine = true;</text:span></text:p>
      <text:p text:style-name="P1"><text:span text:style-name="T17"><text:tab/><text:tab/><text:tab/><text:tab/><text:tab/><text:tab/><text:tab/>cell-&gt;refine_flag_set();</text:span></text:p>
      <text:p text:style-name="P1"><text:span text:style-name="T17"><text:tab/><text:tab/><text:tab/><text:tab/><text:tab/><text:tab/>}</text:span></text:p>
      <text:p text:style-name="P1"><text:span text:style-name="T17"><text:tab/><text:tab/><text:tab/><text:tab/><text:tab/>}</text:span></text:p>
      <text:p text:style-name="P1"><text:span text:style-name="T17"><text:tab/><text:tab/><text:tab/><text:tab/><text:tab/>}//cell</text:span></text:p>
      <text:p text:style-name="P1"><text:span text:style-name="T17"><text:tab/><text:tab/><text:tab/><text:tab/><text:tab/>if (need_to_refine == true)</text:span></text:p>
      <text:p text:style-name="P1"><text:span text:style-name="T17"><text:tab/><text:tab/><text:tab/><text:tab/><text:tab/><text:tab/>tria_patch.execute_coarsening_and_refinement ();</text:span></text:p>
      <text:p text:style-name="P1"><text:span text:style-name="T17"><text:tab/><text:tab/><text:tab/><text:tab/>}//do</text:span></text:p>
      <text:p text:style-name="P1"><text:span text:style-name="T17"><text:tab/><text:tab/><text:tab/><text:tab/>while (need_to_refine == true);</text:span></text:p>
      <text:p text:style-name="P1"><text:span text:style-name="T17"><text:tab/><text:tab/><text:tab/><text:tab/>//.................................................. <text:s/>setup_h_patch_system and <text:s/>patch_rhs <text:s/>.......................... //</text:span></text:p>
      <text:p text:style-name="P1"><text:span text:style-name="T17"><text:tab/><text:tab/><text:tab/><text:tab/>dof_handler_patch.distribute_dofs (fe_collection);// fe_collection</text:span></text:p>
      <text:p text:style-name="P1"><text:span text:style-name="T17"><text:tab/><text:tab/><text:tab/><text:tab/>unsigned </text:span><text:span text:style-name="T18">int</text:span><text:span text:style-name="T17"> h_workload_num = dof_handler_patch. n_dofs();</text:span></text:p>
      <text:p text:style-name="P1"><text:span text:style-name="T17"><text:tab/><text:tab/><text:tab/><text:tab/>unsigned </text:span><text:span text:style-name="T18">int</text:span><text:span text:style-name="T17"> local_system_size = dof_handler_patch. n_dofs();</text:span></text:p>
      <text:p text:style-name="P2"/>
      <text:p text:style-name="P1"><text:span text:style-name="T17"><text:tab/><text:tab/><text:tab/><text:tab/>vector&lt;unsigned </text:span><text:span text:style-name="T18">int</text:span><text:span text:style-name="T17">&gt; block_component (dim+1, 0);</text:span></text:p>
      <text:p text:style-name="P1"><text:span text:style-name="T17"><text:tab/><text:tab/><text:tab/><text:tab/>block_component[dim]=1;</text:span></text:p>
      <text:p text:style-name="P1"><text:span text:style-name="T17"><text:tab/><text:tab/><text:tab/><text:tab/>DoFRenumbering::component_wise(dof_handler_patch, block_component);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constraints.clear ();</text:span></text:p>
      <text:p text:style-name="P1"><text:span text:style-name="T17"><text:tab/><text:tab/><text:tab/><text:tab/><text:tab/>FEValuesExtractors::Vector velocities(0);</text:span></text:p>
      <text:p text:style-name="P1"><text:span text:style-name="T17"><text:tab/><text:tab/><text:tab/><text:tab/><text:tab/>DoFTools::make_hanging_node_constraints &lt;hp::DoFHandler&lt;dim&gt;&gt; (dof_handler_patch, constraints);</text:span></text:p>
      <text:p text:style-name="P2"/>
      <text:p text:style-name="P1"><text:span text:style-name="T17"><text:tab/><text:tab/><text:tab/><text:tab/>}</text:span></text:p>
      <text:p text:style-name="P1"><text:soft-page-break/><text:span text:style-name="T17"><text:tab/><text:tab/><text:tab/><text:tab/>//......................... Zero_Bdry_Condition_on_Patch .......................................//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</text:span><text:span text:style-name="T18">std</text:span><text:span text:style-name="T17">::vector&lt;types::global_dof_index&gt; local_face_dof_indices (fe_collection.dofs_per_face);//stokes_fe</text:span></text:p>
      <text:p text:style-name="P1"><text:span text:style-name="T17"><text:tab/><text:tab/><text:tab/><text:tab/><text:tab/>for (</text:span><text:span text:style-name="T18">typename</text:span><text:span text:style-name="T17"> </text:span><text:span text:style-name="T18">hp</text:span><text:span text:style-name="T17">::DoFHandler&lt;dim&gt;::active_cell_iterator</text:span></text:p>
      <text:p text:style-name="P1"><text:span text:style-name="T17"><text:tab/><text:tab/><text:tab/><text:tab/><text:tab/><text:tab/>cell = dof_handler_patch.begin_active();</text:span></text:p>
      <text:p text:style-name="P1"><text:span text:style-name="T17"><text:tab/><text:tab/><text:tab/><text:tab/><text:tab/><text:tab/>cell != dof_handler_patch.end(); ++cell)</text:span></text:p>
      <text:p text:style-name="P1"><text:span text:style-name="T17"><text:tab/><text:tab/><text:tab/><text:tab/><text:tab/><text:tab/>if (cell_is_on_patch (cell)){</text:span></text:p>
      <text:p text:style-name="P1"><text:span text:style-name="T17"><text:tab/><text:tab/><text:tab/><text:tab/><text:tab/><text:tab/><text:tab/>for (unsigned </text:span><text:span text:style-name="T18">int</text:span><text:span text:style-name="T17"> f=0; f&lt;GeometryInfo&lt;dim&gt;::faces_per_cell; ++f)</text:span></text:p>
      <text:p text:style-name="P1"><text:span text:style-name="T17"><text:tab/><text:tab/><text:tab/><text:tab/><text:tab/><text:tab/><text:tab/><text:tab/>if (!cell-&gt;at_boundary(f))</text:span></text:p>
      <text:p text:style-name="P1"><text:span text:style-name="T17"><text:tab/><text:tab/><text:tab/><text:tab/><text:tab/><text:tab/><text:tab/><text:tab/>{</text:span></text:p>
      <text:p text:style-name="P1"><text:span text:style-name="T17"><text:tab/><text:tab/><text:tab/><text:tab/><text:tab/><text:tab/><text:tab/><text:tab/><text:tab/></text:span><text:span text:style-name="T18">bool</text:span><text:span text:style-name="T17"> face_is_on_patch_Bdry = false;</text:span></text:p>
      <text:p text:style-name="P1"><text:span text:style-name="T17"><text:tab/><text:tab/><text:tab/><text:tab/><text:tab/><text:tab/><text:tab/><text:tab/><text:tab/>if ((cell-&gt;neighbor(f)-&gt;has_children() == false)</text:span></text:p>
      <text:p text:style-name="P1"><text:span text:style-name="T17"><text:tab/><text:tab/><text:tab/><text:tab/><text:tab/><text:tab/><text:tab/><text:tab/><text:tab/><text:tab/>&amp;&amp;</text:span></text:p>
      <text:p text:style-name="P1"><text:span text:style-name="T17"><text:tab/><text:tab/><text:tab/><text:tab/><text:tab/><text:tab/><text:tab/><text:tab/><text:tab/><text:tab/>(cell_is_NOT_on_patch (cell-&gt;neighbor(f))))</text:span></text:p>
      <text:p text:style-name="P1"><text:span text:style-name="T17"><text:tab/><text:tab/><text:tab/><text:tab/><text:tab/><text:tab/><text:tab/><text:tab/><text:tab/><text:tab/>face_is_on_patch_Bdry = true;</text:span></text:p>
      <text:p text:style-name="P1"><text:span text:style-name="T17"><text:tab/><text:tab/><text:tab/><text:tab/><text:tab/><text:tab/><text:tab/><text:tab/><text:tab/>else if (cell-&gt;neighbor(f)-&gt;has_children() == true)</text:span></text:p>
      <text:p text:style-name="P1"><text:span text:style-name="T17"><text:tab/><text:tab/><text:tab/><text:tab/><text:tab/><text:tab/><text:tab/><text:tab/><text:tab/>{</text:span></text:p>
      <text:p text:style-name="P1"><text:span text:style-name="T17"><text:tab/><text:tab/><text:tab/><text:tab/><text:tab/><text:tab/><text:tab/><text:tab/><text:tab/><text:tab/>for (unsigned </text:span><text:span text:style-name="T18">int</text:span><text:span text:style-name="T17"> </text:span><text:span text:style-name="T18">sf</text:span><text:span text:style-name="T17">=0; </text:span><text:span text:style-name="T18">sf</text:span><text:span text:style-name="T17">&lt;cell-&gt;face(f)-&gt;n_children(); ++</text:span><text:span text:style-name="T18">sf</text:span><text:span text:style-name="T17">)</text:span></text:p>
      <text:p text:style-name="P1"><text:span text:style-name="T17"><text:tab/><text:tab/><text:tab/><text:tab/><text:tab/><text:tab/><text:tab/><text:tab/><text:tab/><text:tab/><text:tab/>if (cell_is_NOT_on_patch (cell-&gt;neighbor_child_on_subface</text:span></text:p>
      <text:p text:style-name="P1"><text:span text:style-name="T17"><text:tab/><text:tab/><text:tab/><text:tab/><text:tab/><text:tab/><text:tab/><text:tab/><text:tab/><text:tab/><text:tab/><text:tab/>(f, </text:span><text:span text:style-name="T18">sf</text:span><text:span text:style-name="T17">)))</text:span></text:p>
      <text:p text:style-name="P1"><text:span text:style-name="T17"><text:tab/><text:tab/><text:tab/><text:tab/><text:tab/><text:tab/><text:tab/><text:tab/><text:tab/><text:tab/><text:tab/>{</text:span></text:p>
      <text:p text:style-name="P1"><text:span text:style-name="T17"><text:tab/><text:tab/><text:tab/><text:tab/><text:tab/><text:tab/><text:tab/><text:tab/><text:tab/><text:tab/><text:tab/><text:tab/>face_is_on_patch_Bdry = true;</text:span></text:p>
      <text:p text:style-name="P1"><text:span text:style-name="T17"><text:tab/><text:tab/><text:tab/><text:tab/><text:tab/><text:tab/><text:tab/><text:tab/><text:tab/><text:tab/><text:tab/><text:tab/>break;</text:span></text:p>
      <text:p text:style-name="P1"><text:span text:style-name="T17"><text:tab/><text:tab/><text:tab/><text:tab/><text:tab/><text:tab/><text:tab/><text:tab/><text:tab/><text:tab/><text:tab/>}</text:span></text:p>
      <text:p text:style-name="P1"><text:span text:style-name="T17"><text:tab/><text:tab/><text:tab/><text:tab/><text:tab/><text:tab/><text:tab/><text:tab/><text:tab/>}</text:span></text:p>
      <text:p text:style-name="P1"><text:span text:style-name="T17"><text:tab/><text:tab/><text:tab/><text:tab/><text:tab/><text:tab/><text:tab/><text:tab/><text:tab/>if (face_is_on_patch_Bdry)</text:span></text:p>
      <text:p text:style-name="P1"><text:span text:style-name="T17"><text:tab/><text:tab/><text:tab/><text:tab/><text:tab/><text:tab/><text:tab/><text:tab/><text:tab/>{</text:span></text:p>
      <text:p text:style-name="P2"/>
      <text:p text:style-name="P1"><text:span text:style-name="T17"><text:tab/><text:tab/><text:tab/><text:tab/><text:tab/><text:tab/><text:tab/><text:tab/><text:tab/><text:tab/>cell-&gt;face(f)-&gt;get_dof_indices (local_face_dof_indices, 0);</text:span></text:p>
      <text:p text:style-name="P1"><text:span text:style-name="T17"><text:tab/><text:tab/><text:tab/><text:tab/><text:tab/><text:tab/><text:tab/><text:tab/><text:tab/><text:tab/>for (unsigned </text:span><text:span text:style-name="T18">int</text:span><text:span text:style-name="T17"> i=0; i&lt;local_face_dof_indices.size(); ++i)</text:span></text:p>
      <text:p text:style-name="P1"><text:span text:style-name="T17"><text:tab/><text:tab/><text:tab/><text:tab/><text:tab/><text:tab/><text:tab/><text:tab/><text:tab/><text:tab/><text:tab/>if (fe_collection.face_system_to_component_index(i).first &lt; dim)//stokes_fe</text:span></text:p>
      <text:p text:style-name="P1"><text:span text:style-name="T17"><text:tab/><text:tab/><text:tab/><text:tab/><text:tab/><text:tab/><text:tab/><text:tab/><text:tab/><text:tab/><text:tab/><text:tab/>constraints.add_line (local_face_dof_indices[i]);</text:span></text:p>
      <text:p text:style-name="P1"><text:span text:style-name="T17"><text:tab/><text:tab/><text:tab/><text:tab/><text:tab/><text:tab/><text:tab/><text:tab/><text:tab/>}</text:span></text:p>
      <text:p text:style-name="P1"><text:span text:style-name="T17"><text:tab/><text:tab/><text:tab/><text:tab/><text:tab/><text:tab/><text:tab/><text:tab/>}</text:span></text:p>
      <text:p text:style-name="P1"><text:span text:style-name="T17"><text:tab/><text:tab/><text:tab/><text:tab/><text:tab/><text:tab/>}// if (cell_is_on_patch (cell))</text:span></text:p>
      <text:p text:style-name="P1"><text:span text:style-name="T17"><text:tab/><text:tab/><text:tab/><text:tab/>}</text:span></text:p>
      <text:p text:style-name="P1"><text:span text:style-name="T17"><text:tab/><text:tab/><text:tab/><text:tab/>//</text:span></text:p>
      <text:p text:style-name="P2"/>
      <text:p text:style-name="P1"><text:span text:style-name="T17"><text:tab/><text:tab/><text:tab/><text:tab/>constraints.close();</text:span></text:p>
      <text:p text:style-name="P2"/>
      <text:p text:style-name="P1"><text:span text:style-name="T17"><text:tab/><text:tab/><text:tab/><text:tab/>{</text:span></text:p>
      <text:p text:style-name="P1"><text:span text:style-name="T17"><text:tab/><text:tab/><text:tab/><text:tab/><text:tab/>BlockCompressedSetSparsityPattern </text:span><text:span text:style-name="T18">csp</text:span><text:span text:style-name="T17"> </text:span><text:soft-page-break/><text:span text:style-name="T17">(local_system_size,local_system_size);</text:span></text:p>
      <text:p text:style-name="P2"/>
      <text:p text:style-name="P1"><text:span text:style-name="T17"><text:tab/><text:tab/><text:tab/><text:tab/><text:tab/>DoFTools::make_sparsity_pattern (dof_handler_patch, </text:span><text:span text:style-name="T18">csp</text:span><text:span text:style-name="T17">, constraints, false);</text:span></text:p>
      <text:p text:style-name="P1"><text:span text:style-name="T17"><text:tab/><text:tab/><text:tab/><text:tab/><text:tab/>sparsity_pattern.copy_from(</text:span><text:span text:style-name="T18">csp</text:span><text:span text:style-name="T17">);</text:span></text:p>
      <text:p text:style-name="P1"><text:span text:style-name="T17"><text:tab/><text:tab/><text:tab/><text:tab/>}</text:span></text:p>
      <text:p text:style-name="P2"/>
      <text:p text:style-name="P1"><text:span text:style-name="T17"><text:tab/><text:tab/><text:tab/><text:tab/>BlockSparseMatrix&lt;double&gt; patch_system (sparsity_pattern);</text:span></text:p>
      <text:p text:style-name="P1"><text:span text:style-name="T17"><text:tab/><text:tab/><text:tab/><text:tab/>BlockVector&lt;double&gt; patch_solution (local_system_size);</text:span></text:p>
      <text:p text:style-name="P1"><text:span text:style-name="T17"><text:tab/><text:tab/><text:tab/><text:tab/>BlockVector&lt;double&gt; patch_rhs (local_system_size);</text:span></text:p>
      <text:p text:style-name="P2"/>
      <text:p text:style-name="P1"><text:span text:style-name="T17"><text:tab/><text:tab/><text:tab/><text:tab/>// .................................................. <text:s/>assemble <text:s/>patch_system <text:s/>and patch_rhs .............................. //</text:span></text:p>
      <text:p text:style-name="P2"/>
      <text:p text:style-name="P1"><text:span text:style-name="T17"><text:tab/><text:tab/><text:tab/><text:tab/></text:span><text:span text:style-name="T18">hp</text:span><text:span text:style-name="T17">::FEValues&lt;dim&gt; hp_fe_values (fe_collection, quadrature_collection, update_values|update_quadrature_points|update_JxW_values|update_gradients|update_hessians);</text:span></text:p>
      <text:p text:style-name="P2"/>
      <text:p text:style-name="P1"><text:span text:style-name="T17"><text:tab/><text:tab/><text:tab/><text:tab/>FullMatrix&lt;double&gt; local_matrix;</text:span></text:p>
      <text:p text:style-name="P1"><text:span text:style-name="T17"><text:tab/><text:tab/><text:tab/><text:tab/>Vector&lt;double&gt; local_rhs;</text:span></text:p>
      <text:p text:style-name="P1"><text:span text:style-name="T17"><text:tab/><text:tab/><text:tab/><text:tab/>Vector&lt;double&gt; local_rhs1;</text:span></text:p>
      <text:p text:style-name="P1"><text:span text:style-name="T17"><text:tab/><text:tab/><text:tab/><text:tab/>Vector&lt;double&gt; local_rhs2;</text:span></text:p>
      <text:p text:style-name="P1"><text:span text:style-name="T17"><text:tab/><text:tab/><text:tab/><text:tab/>vector&lt;types::global_dof_index&gt; local_dof_indices;</text:span></text:p>
      <text:p text:style-name="P2"/>
      <text:p text:style-name="P1"><text:span text:style-name="T17"><text:tab/><text:tab/><text:tab/><text:tab/>vector&lt;Vector&lt;double&gt; &gt; <text:s/>rhs_values;</text:span></text:p>
      <text:p text:style-name="P2"/>
      <text:p text:style-name="P1"><text:span text:style-name="T17"><text:tab/><text:tab/><text:tab/><text:tab/></text:span><text:span text:style-name="T18">const</text:span><text:span text:style-name="T17"> FEValuesExtractors::Vector velocities (0);</text:span></text:p>
      <text:p text:style-name="P1"><text:span text:style-name="T17"><text:tab/><text:tab/><text:tab/><text:tab/></text:span><text:span text:style-name="T18">const</text:span><text:span text:style-name="T17"> FEValuesExtractors::Scalar pressure (dim);</text:span></text:p>
      <text:p text:style-name="P2"/>
      <text:p text:style-name="P1"><text:span text:style-name="T17"><text:tab/><text:tab/><text:tab/><text:tab/>vector&lt;Tensor&lt;2,dim&gt; &gt; grad_phi_u;</text:span></text:p>
      <text:p text:style-name="P1"><text:span text:style-name="T17"><text:tab/><text:tab/><text:tab/><text:tab/>vector&lt;double&gt; div_phi_u;</text:span></text:p>
      <text:p text:style-name="P1"><text:span text:style-name="T17"><text:tab/><text:tab/><text:tab/><text:tab/>vector&lt;Tensor&lt;1,dim&gt; &gt; phi_u;</text:span></text:p>
      <text:p text:style-name="P1"><text:span text:style-name="T17"><text:tab/><text:tab/><text:tab/><text:tab/>vector&lt;double&gt; phi_p;</text:span></text:p>
      <text:p text:style-name="P2"/>
      <text:p text:style-name="P1"><text:span text:style-name="T17"><text:tab/><text:tab/><text:tab/><text:tab/>vector&lt;Tensor&lt;1,dim&gt;&gt; gradients_p;</text:span></text:p>
      <text:p text:style-name="P1"><text:span text:style-name="T17"><text:tab/><text:tab/><text:tab/><text:tab/>vector&lt;double&gt; divergences;</text:span></text:p>
      <text:p text:style-name="P1"><text:span text:style-name="T17"><text:tab/><text:tab/><text:tab/><text:tab/>vector&lt;Tensor&lt;1,dim&gt;&gt; </text:span><text:span text:style-name="T18">laplacians</text:span><text:span text:style-name="T17">;</text:span></text:p>
      <text:p text:style-name="P2"/>
      <text:p text:style-name="P1"><text:span text:style-name="T17"><text:tab/><text:tab/><text:tab/><text:tab/>vector&lt;double&gt; values;</text:span></text:p>
      <text:p text:style-name="P1"><text:span text:style-name="T17"><text:tab/><text:tab/><text:tab/><text:tab/>vector&lt;Tensor&lt;2,dim&gt;&gt; gradients;</text:span></text:p>
      <text:p text:style-name="P2"/>
      <text:p text:style-name="P2"/>
      <text:p text:style-name="P1"><text:span text:style-name="T17"><text:tab/><text:tab/><text:tab/><text:tab/></text:span><text:span text:style-name="T18">typename</text:span><text:span text:style-name="T17"> </text:span><text:span text:style-name="T18">hp</text:span><text:span text:style-name="T17">::DoFHandler&lt;dim&gt;::active_cell_iterator</text:span></text:p>
      <text:p text:style-name="P1"><text:span text:style-name="T17"><text:tab/><text:tab/><text:tab/><text:tab/><text:tab/>cell = dof_handler_patch.begin_active(),//...................................................which</text:span></text:p>
      <text:p text:style-name="P1"><text:span text:style-name="T17"><text:tab/><text:tab/><text:tab/><text:tab/><text:tab/></text:span><text:span text:style-name="T18">endc</text:span><text:span text:style-name="T17"> = dof_handler_patch.end();</text:span></text:p>
      <text:p text:style-name="P1"><text:span text:style-name="T17"><text:tab/><text:tab/><text:tab/><text:tab/>for (; cell!=</text:span><text:span text:style-name="T18">endc</text:span><text:span text:style-name="T17">; ++cell){</text:span></text:p>
      <text:p text:style-name="P2"/>
      <text:p text:style-name="P1"><text:span text:style-name="T17"><text:tab/><text:tab/><text:tab/><text:tab/><text:tab/></text:span><text:span text:style-name="T18">const</text:span><text:span text:style-name="T17"> unsigned </text:span><text:span text:style-name="T18">int</text:span><text:span text:style-name="T17"> <text:s text:c="2"/>dofs_per_cell = cell-&gt;get_fe().dofs_per_cell;</text:span></text:p>
      <text:p text:style-name="P1"><text:span text:style-name="T17"><text:tab/><text:tab/><text:tab/><text:tab/><text:tab/>local_matrix.reinit (dofs_per_cell, dofs_per_cell);</text:span></text:p>
      <text:p text:style-name="P1"><text:span text:style-name="T17"><text:tab/><text:tab/><text:tab/><text:tab/><text:tab/>local_rhs.reinit (dofs_per_cell);</text:span></text:p>
      <text:p text:style-name="P1"><text:span text:style-name="T17"><text:tab/><text:tab/><text:tab/><text:tab/><text:tab/>local_rhs1.</text:span><text:span text:style-name="T18">reinit</text:span><text:span text:style-name="T17"> (dofs_per_cell);</text:span></text:p>
      <text:p text:style-name="P1"><text:span text:style-name="T17"><text:tab/><text:tab/><text:tab/><text:tab/><text:tab/>local_rhs2.</text:span><text:span text:style-name="T18">reinit</text:span><text:span text:style-name="T17"> (dofs_per_cell);</text:span></text:p>
      <text:p text:style-name="P2"/>
      <text:p text:style-name="P1"><text:span text:style-name="T17"><text:tab/><text:tab/><text:tab/><text:tab/><text:tab/>hp_fe_values.reinit (cell);</text:span></text:p>
      <text:p text:style-name="P1"><text:soft-page-break/><text:span text:style-name="T17"><text:tab/><text:tab/><text:tab/><text:tab/><text:tab/></text:span><text:span text:style-name="T18">const</text:span><text:span text:style-name="T17"> FEValues&lt;dim&gt; </text:span><text:span text:style-name="T18">&amp;fe_values</text:span><text:span text:style-name="T17"> = hp_fe_values.get_present_fe_values ();</text:span></text:p>
      <text:p text:style-name="P1"><text:span text:style-name="T17"><text:tab/><text:tab/><text:tab/><text:tab/><text:tab/></text:span><text:span text:style-name="T18">const</text:span><text:span text:style-name="T17"> vector&lt;double&gt;&amp; JxW_values = fe_values.get_JxW_values ();</text:span></text:p>
      <text:p text:style-name="P1"><text:span text:style-name="T17"><text:tab/><text:tab/><text:tab/><text:tab/><text:tab/></text:span><text:span text:style-name="T18">const</text:span><text:span text:style-name="T17"> unsigned </text:span><text:span text:style-name="T18">int</text:span><text:span text:style-name="T17"> n_q_points = fe_values.n_quadrature_points;</text:span></text:p>
      <text:p text:style-name="P2"/>
      <text:p text:style-name="P1"><text:span text:style-name="T17"><text:tab/><text:tab/><text:tab/><text:tab/><text:tab/>rhs_values.resize(n_q_points, Vector&lt;double&gt;(dim+1));</text:span></text:p>
      <text:p text:style-name="P1"><text:span text:style-name="T17"><text:tab/><text:tab/><text:tab/><text:tab/><text:tab/>rhs_function.vector_value_list (fe_values.get_quadrature_points(), rhs_values);</text:span></text:p>
      <text:p text:style-name="P2"/>
      <text:p text:style-name="P1"><text:span text:style-name="T17"><text:tab/><text:tab/><text:tab/><text:tab/><text:tab/>grad_phi_u.resize(dofs_per_cell);</text:span></text:p>
      <text:p text:style-name="P1"><text:span text:style-name="T17"><text:tab/><text:tab/><text:tab/><text:tab/><text:tab/>div_phi_u.resize(dofs_per_cell);</text:span></text:p>
      <text:p text:style-name="P1"><text:span text:style-name="T17"><text:tab/><text:tab/><text:tab/><text:tab/><text:tab/>phi_u.resize (dofs_per_cell);</text:span></text:p>
      <text:p text:style-name="P1"><text:span text:style-name="T17"><text:tab/><text:tab/><text:tab/><text:tab/><text:tab/>phi_p.resize(dofs_per_cell);</text:span></text:p>
      <text:p text:style-name="P2"/>
      <text:p text:style-name="P1"><text:span text:style-name="T17"><text:tab/><text:tab/><text:tab/><text:tab/><text:tab/>divergences.resize(n_q_points);</text:span></text:p>
      <text:p text:style-name="P1"><text:span text:style-name="T17"><text:tab/><text:tab/><text:tab/><text:tab/><text:tab/>gradients_p.resize(n_q_points) ;</text:span></text:p>
      <text:p text:style-name="P1"><text:span text:style-name="T17"><text:tab/><text:tab/><text:tab/><text:tab/><text:tab/>laplacians.resize(n_q_points);</text:span></text:p>
      <text:p text:style-name="P2"/>
      <text:p text:style-name="P1"><text:span text:style-name="T17"><text:tab/><text:tab/><text:tab/><text:tab/><text:tab/>fe_values[pressure].get_function_gradients(solution, gradients_p);</text:span></text:p>
      <text:p text:style-name="P1"><text:span text:style-name="T17"><text:tab/><text:tab/><text:tab/><text:tab/><text:tab/>fe_values[velocities].get_function_divergences(solution, divergences);</text:span></text:p>
      <text:p text:style-name="P1"><text:span text:style-name="T17"><text:tab/><text:tab/><text:tab/><text:tab/><text:tab/>fe_values[velocities].get_function_laplacians(solution, </text:span><text:span text:style-name="T18">laplacians</text:span><text:span text:style-name="T17">);</text:span></text:p>
      <text:p text:style-name="P2"/>
      <text:p text:style-name="P1"><text:span text:style-name="T17"><text:tab/><text:tab/><text:tab/><text:tab/><text:tab/>gradients.resize(n_q_points);</text:span></text:p>
      <text:p text:style-name="P1"><text:span text:style-name="T17"><text:tab/><text:tab/><text:tab/><text:tab/><text:tab/>values.resize(n_q_points);</text:span></text:p>
      <text:p text:style-name="P2"/>
      <text:p text:style-name="P2"/>
      <text:p text:style-name="P1"><text:span text:style-name="T17"><text:tab/><text:tab/><text:tab/><text:tab/><text:tab/>for (unsigned </text:span><text:span text:style-name="T18">int</text:span><text:span text:style-name="T17"> q=0; q&lt;n_q_points; ++q)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for (unsigned </text:span><text:span text:style-name="T18">int</text:span><text:span text:style-name="T17"> k=0; k&lt;dofs_per_cell; ++k)</text:span></text:p>
      <text:p text:style-name="P1"><text:span text:style-name="T17"><text:tab/><text:tab/><text:tab/><text:tab/><text:tab/><text:tab/>{</text:span></text:p>
      <text:p text:style-name="P1"><text:span text:style-name="T17"><text:tab/><text:tab/><text:tab/><text:tab/><text:tab/><text:tab/><text:tab/>grad_phi_u[k] = fe_values[velocities].gradient (k, q);</text:span></text:p>
      <text:p text:style-name="P1"><text:span text:style-name="T17"><text:tab/><text:tab/><text:tab/><text:tab/><text:tab/><text:tab/><text:tab/>div_phi_u[k] = fe_values[velocities].divergence (k, q);</text:span></text:p>
      <text:p text:style-name="P1"><text:span text:style-name="T17"><text:tab/><text:tab/><text:tab/><text:tab/><text:tab/><text:tab/><text:tab/>phi_u[k] = fe_values[velocities].value (k, q);</text:span></text:p>
      <text:p text:style-name="P1"><text:span text:style-name="T17"><text:tab/><text:tab/><text:tab/><text:tab/><text:tab/><text:tab/><text:tab/>phi_p[k] = fe_values[pressure].value (k, q);</text:span></text:p>
      <text:p text:style-name="P1"><text:span text:style-name="T17"><text:tab/><text:tab/><text:tab/><text:tab/><text:tab/><text:tab/>}</text:span></text:p>
      <text:p text:style-name="P1"><text:span text:style-name="T17"><text:tab/><text:tab/><text:tab/><text:tab/><text:tab/><text:tab/>for (unsigned </text:span><text:span text:style-name="T18">int</text:span><text:span text:style-name="T17"> i=0; i&lt;dofs_per_cell; ++i)</text:span></text:p>
      <text:p text:style-name="P1"><text:span text:style-name="T17"><text:tab/><text:tab/><text:tab/><text:tab/><text:tab/><text:tab/>{</text:span></text:p>
      <text:p text:style-name="P1"><text:span text:style-name="T17"><text:tab/><text:tab/><text:tab/><text:tab/><text:tab/><text:tab/><text:tab/>for (unsigned </text:span><text:span text:style-name="T18">int</text:span><text:span text:style-name="T17"> j=0; j&lt;dofs_per_cell; ++j)</text:span></text:p>
      <text:p text:style-name="P1"><text:span text:style-name="T17"><text:tab/><text:tab/><text:tab/><text:tab/><text:tab/><text:tab/><text:tab/>{</text:span></text:p>
      <text:p text:style-name="P1"><text:span text:style-name="T17"><text:tab/><text:tab/><text:tab/><text:tab/><text:tab/><text:tab/><text:tab/><text:tab/>local_matrix(i,j) += (double_contract (grad_phi_u[i], grad_phi_u[j])</text:span></text:p>
      <text:p text:style-name="P1"><text:span text:style-name="T17"><text:tab/><text:tab/><text:tab/><text:tab/><text:tab/><text:tab/><text:tab/><text:tab/><text:tab/>- div_phi_u[i] * phi_p[j]</text:span></text:p>
      <text:p text:style-name="P1"><text:span text:style-name="T17"><text:tab/><text:tab/><text:tab/><text:tab/><text:tab/><text:tab/><text:tab/><text:tab/>- phi_p[i] * div_phi_u[j]</text:span></text:p>
      <text:p text:style-name="P1"><text:span text:style-name="T17"><text:tab/><text:tab/><text:tab/><text:tab/><text:tab/><text:tab/><text:tab/><text:tab/>+ phi_p[i] * phi_p[j])</text:span></text:p>
      <text:p text:style-name="P1"><text:span text:style-name="T17"><text:tab/><text:tab/><text:tab/><text:tab/><text:tab/><text:tab/><text:tab/><text:tab/><text:tab/>* JxW_values[q];</text:span></text:p>
      <text:p text:style-name="P1"><text:span text:style-name="T17"><text:tab/><text:tab/><text:tab/><text:tab/><text:tab/><text:tab/><text:tab/>} // end of loop over 'j'</text:span></text:p>
      <text:p text:style-name="P2"/>
      <text:p text:style-name="P1"><text:span text:style-name="T17"><text:tab/><text:tab/><text:tab/><text:tab/><text:tab/><text:tab/><text:tab/>local_rhs1(i)+= ((rhs_values[q]</text:span><text:soft-page-break/><text:span text:style-name="T17">(0)+</text:span><text:span text:style-name="T18">laplacians</text:span><text:span text:style-name="T17">[q][0]-gradients_p[q][0])*(phi_u[i][0])+ (rhs_values[q](1)+</text:span><text:span text:style-name="T18">laplacians</text:span><text:span text:style-name="T17">[q][1]-gradients_p[q][1])*(phi_u[i][1]))* JxW_values[q];</text:span></text:p>
      <text:p text:style-name="P1"><text:span text:style-name="T17"><text:tab/><text:tab/><text:tab/><text:tab/><text:tab/><text:tab/><text:tab/>local_rhs2(i)+= (phi_p[i]*divergences[q])*JxW_values[q];</text:span></text:p>
      <text:p text:style-name="P1"><text:span text:style-name="T17"><text:tab/><text:tab/><text:tab/><text:tab/><text:tab/><text:tab/><text:tab/>local_rhs(i)= local_rhs1(i)-local_rhs2(i);</text:span></text:p>
      <text:p text:style-name="P1"><text:span text:style-name="T17"><text:tab/><text:tab/><text:tab/><text:tab/><text:tab/><text:tab/>}// i</text:span></text:p>
      <text:p text:style-name="P1"><text:span text:style-name="T17"><text:tab/><text:tab/><text:tab/><text:tab/><text:tab/>}//q</text:span></text:p>
      <text:p text:style-name="P1"><text:span text:style-name="T17"><text:tab/><text:tab/><text:tab/><text:tab/><text:tab/>local_dof_indices.resize (dofs_per_cell);</text:span></text:p>
      <text:p text:style-name="P1"><text:span text:style-name="T17"><text:tab/><text:tab/><text:tab/><text:tab/><text:tab/>cell-&gt;get_dof_indices (local_dof_indices);</text:span></text:p>
      <text:p text:style-name="P1"><text:span text:style-name="T17"><text:tab/><text:tab/><text:tab/><text:tab/><text:tab/>constraints.distribute_local_to_global (local_matrix, local_rhs, local_dof_indices, patch_system, patch_rhs);</text:span></text:p>
      <text:p text:style-name="P1"><text:span text:style-name="T17"><text:tab/><text:tab/><text:tab/><text:tab/>}// for cell</text:span></text:p>
      <text:p text:style-name="P2"/>
      <text:p text:style-name="P1"><text:span text:style-name="T17"><text:tab/><text:tab/><text:tab/><text:tab/>// .....................................solve patch_system and patch_rhs ............get <text:s/>patch_solution ...................... //</text:span></text:p>
      <text:p text:style-name="P2"/>
      <text:p text:style-name="P1"><text:span text:style-name="T17"><text:tab/><text:tab/><text:tab/><text:tab/><text:tab/>SparseDirectUMFPACK A_inverse;</text:span></text:p>
      <text:p text:style-name="P1"><text:span text:style-name="T17"><text:tab/><text:tab/><text:tab/><text:tab/><text:tab/>A_inverse.initialize (patch_system.block(0,0), SparseDirectUMFPACK::AdditionalData());</text:span></text:p>
      <text:p text:style-name="P1"><text:span text:style-name="T17"><text:tab/><text:tab/><text:tab/><text:tab/><text:tab/>Vector&lt;double&gt; </text:span><text:span text:style-name="T18">tmp</text:span><text:span text:style-name="T17"> (patch_solution.block(0).size());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Vector&lt;double&gt; schur_rhs (patch_solution.block(1).size());</text:span></text:p>
      <text:p text:style-name="P1"><text:span text:style-name="T17"><text:tab/><text:tab/><text:tab/><text:tab/><text:tab/><text:tab/>A_inverse.vmult (</text:span><text:span text:style-name="T18">tmp</text:span><text:span text:style-name="T17">, patch_rhs.block(0));</text:span></text:p>
      <text:p text:style-name="P1"><text:span text:style-name="T17"><text:tab/><text:tab/><text:tab/><text:tab/><text:tab/><text:tab/>patch_system.block(1,0).</text:span><text:span text:style-name="T18">vmult</text:span><text:span text:style-name="T17"> (schur_rhs, </text:span><text:span text:style-name="T18">tmp</text:span><text:span text:style-name="T17">);</text:span></text:p>
      <text:p text:style-name="P1"><text:span text:style-name="T17"><text:tab/><text:tab/><text:tab/><text:tab/><text:tab/><text:tab/>schur_rhs -= patch_rhs.block(1);</text:span></text:p>
      <text:p text:style-name="P2"/>
      <text:p text:style-name="P1"><text:span text:style-name="T17"><text:tab/><text:tab/><text:tab/><text:tab/><text:tab/><text:tab/>SchurComplement schur_complement (patch_system, A_inverse);</text:span></text:p>
      <text:p text:style-name="P1"><text:span text:style-name="T17"><text:tab/><text:tab/><text:tab/><text:tab/><text:tab/><text:tab/>SolverControl solver_control (patch_solution.block(1).size(), 1e-6);</text:span></text:p>
      <text:p text:style-name="P1"><text:span text:style-name="T17"><text:tab/><text:tab/><text:tab/><text:tab/><text:tab/><text:tab/>SolverCG&lt;&gt; <text:s text:c="3"/></text:span><text:span text:style-name="T18">cg</text:span><text:span text:style-name="T17"> (solver_control);</text:span></text:p>
      <text:p text:style-name="P1"><text:span text:style-name="T17"><text:tab/><text:tab/><text:tab/><text:tab/><text:tab/><text:tab/>SparseDirectUMFPACK </text:span><text:span text:style-name="T18">preconditioner</text:span><text:span text:style-name="T17">;</text:span></text:p>
      <text:p text:style-name="P1"><text:span text:style-name="T17"><text:tab/><text:tab/><text:tab/><text:tab/><text:tab/><text:tab/>preconditioner.initialize (patch_system.block(1,1),</text:span></text:p>
      <text:p text:style-name="P1"><text:span text:style-name="T17"><text:tab/><text:tab/><text:tab/><text:tab/><text:tab/><text:tab/><text:tab/>SparseDirectUMFPACK::AdditionalData());</text:span></text:p>
      <text:p text:style-name="P2"/>
      <text:p text:style-name="P1"><text:span text:style-name="T17"><text:tab/><text:tab/><text:tab/><text:tab/><text:tab/><text:tab/>cg.solve (schur_complement, patch_solution.block(1), schur_rhs,</text:span></text:p>
      <text:p text:style-name="P1"><text:span text:style-name="T17"><text:tab/><text:tab/><text:tab/><text:tab/><text:tab/><text:tab/><text:tab/></text:span><text:span text:style-name="T18">preconditioner</text:span><text:span text:style-name="T17">);</text:span></text:p>
      <text:p text:style-name="P1"><text:span text:style-name="T17"><text:tab/><text:tab/><text:tab/><text:tab/><text:tab/><text:tab/>constraints.distribute (patch_solution);</text:span></text:p>
      <text:p text:style-name="P1"><text:span text:style-name="T17"><text:tab/><text:tab/><text:tab/><text:tab/><text:tab/><text:tab/></text:span><text:span text:style-name="T18">cout</text:span><text:span text:style-name="T17"> &lt;&lt; " <text:s/>"</text:span></text:p>
      <text:p text:style-name="P1"><text:span text:style-name="T17"><text:tab/><text:tab/><text:tab/><text:tab/><text:tab/><text:tab/><text:tab/>&lt;&lt; solver_control.last_step()</text:span></text:p>
      <text:p text:style-name="P1"><text:span text:style-name="T17"><text:tab/><text:tab/><text:tab/><text:tab/><text:tab/><text:tab/><text:tab/>&lt;&lt; " outer CG </text:span><text:span text:style-name="T18">Schur</text:span><text:span text:style-name="T17"> complement iterations for pressure"</text:span></text:p>
      <text:p text:style-name="P1"><text:span text:style-name="T17"><text:tab/><text:tab/><text:tab/><text:tab/><text:tab/><text:tab/><text:tab/>&lt;&lt; </text:span><text:span text:style-name="T18">endl</text:span><text:span text:style-name="T17">;</text:span></text:p>
      <text:p text:style-name="P1"><text:span text:style-name="T17"><text:tab/><text:tab/><text:tab/><text:tab/><text:tab/>}</text:span></text:p>
      <text:p text:style-name="P2"/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patch_system.block(0,1).</text:span><text:span text:style-name="T18">vmult</text:span><text:span text:style-name="T17"> (</text:span><text:span text:style-name="T18">tmp</text:span><text:span text:style-name="T17">, patch_solution.block(1));</text:span></text:p>
      <text:p text:style-name="P1"><text:span text:style-name="T17"><text:tab/><text:tab/><text:tab/><text:tab/><text:tab/><text:tab/></text:span><text:span text:style-name="T18">tmp</text:span><text:span text:style-name="T17"> *= -1.0;</text:span></text:p>
      <text:p text:style-name="P1"><text:span text:style-name="T17"><text:tab/><text:tab/><text:tab/><text:tab/><text:tab/><text:tab/></text:span><text:span text:style-name="T18">tmp</text:span><text:span text:style-name="T17"> += patch_rhs.block(0);</text:span></text:p>
      <text:p text:style-name="P1"><text:span text:style-name="T17"><text:tab/><text:tab/><text:tab/><text:tab/><text:tab/><text:tab/>A_inverse.vmult (patch_solution.block(0), </text:span><text:span text:style-name="T18">tmp</text:span><text:span text:style-name="T17">);</text:span></text:p>
      <text:p text:style-name="P1"><text:span text:style-name="T17"><text:tab/><text:tab/><text:tab/><text:tab/><text:tab/><text:tab/>constraints.distribute (patch_solution);</text:span></text:p>
      <text:p text:style-name="P1"><text:span text:style-name="T17"><text:tab/><text:tab/><text:tab/><text:tab/><text:tab/>}</text:span></text:p>
      <text:p text:style-name="P2"/>
      <text:p text:style-name="P1"><text:soft-page-break/><text:span text:style-name="T17"><text:tab/><text:tab/><text:tab/><text:tab/><text:tab/>//....................................... <text:s/>get the L2 norm of the gradient of velocity solution and pressure value <text:s/>.....................//</text:span></text:p>
      <text:p text:style-name="P1"><text:span text:style-name="T17"><text:tab/><text:tab/><text:tab/><text:tab/><text:tab/>fe_values[velocities].get_function_gradients(patch_solution, gradients);</text:span></text:p>
      <text:p text:style-name="P1"><text:span text:style-name="T17"><text:tab/><text:tab/><text:tab/><text:tab/><text:tab/>fe_values[pressure].get_function_values(patch_solution, values);</text:span></text:p>
      <text:p text:style-name="P2"/>
      <text:p text:style-name="P1"><text:span text:style-name="T17"><text:tab/><text:tab/><text:tab/><text:tab/><text:tab/>double pressure_val=0;</text:span></text:p>
      <text:p text:style-name="P1"><text:span text:style-name="T17"><text:tab/><text:tab/><text:tab/><text:tab/><text:tab/>double grad_u_val=0;</text:span></text:p>
      <text:p text:style-name="P1"><text:span text:style-name="T17"><text:tab/><text:tab/><text:tab/><text:tab/><text:tab/></text:span><text:span text:style-name="T18">typename</text:span><text:span text:style-name="T17"> </text:span><text:span text:style-name="T18">hp</text:span><text:span text:style-name="T17">::DoFHandler&lt;dim&gt;::active_cell_iterator</text:span></text:p>
      <text:p text:style-name="P1"><text:span text:style-name="T17"><text:tab/><text:tab/><text:tab/><text:tab/><text:tab/><text:tab/>cell = dof_handler_patch.begin_active(),</text:span></text:p>
      <text:p text:style-name="P1"><text:span text:style-name="T17"><text:tab/><text:tab/><text:tab/><text:tab/><text:tab/><text:tab/></text:span><text:span text:style-name="T18">endc</text:span><text:span text:style-name="T17"> = dof_handler_patch.end();</text:span></text:p>
      <text:p text:style-name="P1"><text:span text:style-name="T17"><text:tab/><text:tab/><text:tab/><text:tab/><text:tab/>for (; cell!=</text:span><text:span text:style-name="T18">endc</text:span><text:span text:style-name="T17">; ++cell)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hp_fe_values.reinit (cell);</text:span></text:p>
      <text:p text:style-name="P1"><text:span text:style-name="T17"><text:tab/><text:tab/><text:tab/><text:tab/><text:tab/></text:span><text:span text:style-name="T18">const</text:span><text:span text:style-name="T17"> FEValues&lt;dim&gt; </text:span><text:span text:style-name="T18">&amp;fe_values</text:span><text:span text:style-name="T17"> = hp_fe_values.get_present_fe_values ();</text:span></text:p>
      <text:p text:style-name="P1"><text:span text:style-name="T17"><text:tab/><text:tab/><text:tab/><text:tab/><text:tab/></text:span><text:span text:style-name="T18">const</text:span><text:span text:style-name="T17"> vector&lt;double&gt;&amp; JxW_values = fe_values.get_JxW_values ();</text:span></text:p>
      <text:p text:style-name="P1"><text:span text:style-name="T17"><text:tab/><text:tab/><text:tab/><text:tab/><text:tab/></text:span><text:span text:style-name="T18">const</text:span><text:span text:style-name="T17"> unsigned </text:span><text:span text:style-name="T18">int</text:span><text:span text:style-name="T17"> n_q_points = fe_values.n_quadrature_points;</text:span></text:p>
      <text:p text:style-name="P1"><text:span text:style-name="T17"><text:tab/><text:tab/><text:tab/><text:tab/><text:tab/><text:tab/>for (unsigned </text:span><text:span text:style-name="T18">int</text:span><text:span text:style-name="T17"> q=0; q&lt;n_q_points; ++q)</text:span></text:p>
      <text:p text:style-name="P1"><text:span text:style-name="T17"><text:tab/><text:tab/><text:tab/><text:tab/><text:tab/><text:tab/>{</text:span></text:p>
      <text:p text:style-name="P1"><text:span text:style-name="T17"><text:tab/><text:tab/><text:tab/><text:tab/><text:tab/><text:tab/><text:tab/>pressure_val +=values[q]*values[q]* JxW_values[q];</text:span></text:p>
      <text:p text:style-name="P2"/>
      <text:p text:style-name="P1"><text:span text:style-name="T17"><text:tab/><text:tab/><text:tab/><text:tab/><text:tab/><text:tab/><text:tab/>for (unsigned </text:span><text:span text:style-name="T18">int</text:span><text:span text:style-name="T17"> i=0; i&lt;2; ++i)</text:span></text:p>
      <text:p text:style-name="P2"/>
      <text:p text:style-name="P1"><text:span text:style-name="T17"><text:tab/><text:tab/><text:tab/><text:tab/><text:tab/><text:tab/><text:tab/><text:tab/>grad_u_val += contract(gradients[q][i],gradients[q][i])* JxW_values[q];</text:span></text:p>
      <text:p text:style-name="P1"><text:span text:style-name="T17"><text:tab/><text:tab/><text:tab/><text:tab/><text:tab/><text:tab/>} // q</text:span></text:p>
      <text:p text:style-name="P1"><text:span text:style-name="T17"><text:tab/><text:tab/><text:tab/><text:tab/><text:tab/><text:tab/>h_solu_norm_per_patch +=(</text:span><text:span text:style-name="T18">sqrt</text:span><text:span text:style-name="T17">(pressure_val) + </text:span><text:span text:style-name="T18">sqrt</text:span><text:span text:style-name="T17">(grad_u_val));//?</text:span></text:p>
      <text:p text:style-name="P1"><text:span text:style-name="T17"><text:tab/><text:tab/><text:tab/><text:tab/><text:tab/>}// cells on patch</text:span></text:p>
      <text:p text:style-name="P2"/>
      <text:p text:style-name="P2"/>
      <text:p text:style-name="P1"><text:span text:style-name="T17"><text:tab/><text:tab/><text:tab/><text:tab/>h_convergence_est_per_cell = h_solu_norm_per_patch ;</text:span></text:p>
      <text:p text:style-name="P2"/>
      <text:p text:style-name="P1"><text:span text:style-name="T17"><text:tab/><text:tab/>}// function h_patch_con_loadnum</text:span></text:p>
      <text:p text:style-name="P1"><text:span text:style-name="T17">*/</text:span></text:p>
      <text:p text:style-name="P1"><text:span text:style-name="T5"><text:tab/><text:tab/></text:span><text:span text:style-name="T17">/*.......................... <text:s text:c="3"/>Compute p_convergence_estimator <text:s text:c="2"/>&amp; <text:s text:c="2"/>p_workload_number <text:s/>for each patch around cell <text:s text:c="2"/>..........................*/</text:span></text:p>
      <text:p text:style-name="P1"><text:span text:style-name="T17">/*</text:span></text:p>
      <text:p text:style-name="P1"><text:span text:style-name="T17"><text:tab/>template &lt;int dim&gt;</text:span></text:p>
      <text:p text:style-name="P1"><text:span text:style-name="T17"><text:tab/><text:tab/>void StokesProblem &lt;dim&gt;::p_patch_conv_load_no (double </text:span><text:span text:style-name="T18">&amp;p_convergence_est_per_cell</text:span><text:span text:style-name="T17">, unsigned </text:span><text:span text:style-name="T18">int</text:span><text:span text:style-name="T17"> </text:span><text:span text:style-name="T18">&amp;p_workload_num</text:span><text:span text:style-name="T17">, </text:span><text:span text:style-name="T18">const</text:span><text:span text:style-name="T17"> </text:span><text:span text:style-name="T18">typename</text:span><text:span text:style-name="T17"> </text:span><text:span text:style-name="T18">hp</text:span><text:span text:style-name="T17">::DoFHandler&lt;dim&gt;::active_cell_iterator &amp;cell ) </text:span><text:span text:style-name="T18">const</text:span></text:p>
      <text:p text:style-name="P1"><text:span text:style-name="T17"><text:tab/><text:tab/>{</text:span></text:p>
      <text:p text:style-name="P1"><text:span text:style-name="T17"><text:tab/><text:tab/><text:tab/></text:span><text:span text:style-name="T18">Triangulation</text:span><text:span text:style-name="T17">&lt;dim&gt; tria_patch;//</text:span></text:p>
      <text:p text:style-name="P1"><text:span text:style-name="T17"><text:tab/><text:tab/><text:tab/></text:span><text:span text:style-name="T18">hp</text:span><text:span text:style-name="T17">::DoFHandler&lt;dim&gt; dof_handler_patch;//</text:span></text:p>
      <text:p text:style-name="P2"/>
      <text:p text:style-name="P1"><text:span text:style-name="T17"><text:tab/><text:tab/><text:tab/>p_convergence_est_per_cell=0.;</text:span></text:p>
      <text:p text:style-name="P1"><text:span text:style-name="T17"><text:tab/><text:tab/><text:tab/>p_solu_norm_per_patch=0.;</text:span></text:p>
      <text:p text:style-name="P2"/>
      <text:p text:style-name="P1"><text:span text:style-name="T17"><text:tab/><text:tab/><text:tab/>vector&lt;hp::DoFHandler&lt;dim&gt;::active_cell_iterator&gt; patch = get_patch_around_cell (cell);</text:span></text:p>
      <text:p text:style-name="P1"><text:span text:style-name="T17"><text:tab/><text:tab/><text:tab/>build_triangulation_from_patch (patch, tria_patch,level_h_refine, </text:span><text:soft-page-break/><text:span text:style-name="T17">level_p_refine);</text:span></text:p>
      <text:p text:style-name="P1"><text:span text:style-name="T17"><text:tab/><text:tab/><text:tab/>dof_handler_patch(tria_patch);//</text:span></text:p>
      <text:p text:style-name="P1"><text:span text:style-name="T17"><text:tab/><text:tab/><text:tab/>//................................................set_fe_nothing........................................................................//</text:span></text:p>
      <text:p text:style-name="P1"><text:span text:style-name="T17"><text:tab/><text:tab/><text:tab/></text:span><text:span text:style-name="T18">typename</text:span><text:span text:style-name="T17"> DoFHandler&lt;dim&gt;::active_cell_iterator</text:span></text:p>
      <text:p text:style-name="P1"><text:span text:style-name="T17"><text:tab/><text:tab/><text:tab/><text:tab/>cell = dof_handler_patch.begin_active(),</text:span></text:p>
      <text:p text:style-name="P1"><text:span text:style-name="T17"><text:tab/><text:tab/><text:tab/><text:tab/></text:span><text:span text:style-name="T18">endc</text:span><text:span text:style-name="T17"> = dof_handler_patch.end();</text:span></text:p>
      <text:p text:style-name="P1"><text:span text:style-name="T17"><text:tab/><text:tab/><text:tab/>for (; cell!=</text:span><text:span text:style-name="T18">endc</text:span><text:span text:style-name="T17">; ++cell){</text:span></text:p>
      <text:p text:style-name="P2"/>
      <text:p text:style-name="P1"><text:span text:style-name="T17"><text:tab/><text:tab/><text:tab/><text:tab/>if (cell_is_on_patch(cell))</text:span></text:p>
      <text:p text:style-name="P1"><text:span text:style-name="T17"><text:tab/><text:tab/><text:tab/><text:tab/><text:tab/>cell-&gt;set_active_fe_index (0);</text:span></text:p>
      <text:p text:style-name="P1"><text:span text:style-name="T17"><text:tab/><text:tab/><text:tab/><text:tab/>else if (cell_is_NOT_on_patch(cell))</text:span></text:p>
      <text:p text:style-name="P1"><text:span text:style-name="T17"><text:tab/><text:tab/><text:tab/><text:tab/><text:tab/>cell-&gt;set_active_fe_index (max_degree);</text:span></text:p>
      <text:p text:style-name="P1"><text:span text:style-name="T17"><text:tab/><text:tab/><text:tab/><text:tab/>else</text:span></text:p>
      <text:p text:style-name="P1"><text:span text:style-name="T17"><text:tab/><text:tab/><text:tab/><text:tab/><text:tab/>Assert (false, ExcNotImplemented());</text:span></text:p>
      <text:p text:style-name="P1"><text:span text:style-name="T17"><text:tab/><text:tab/><text:tab/>}//cell</text:span></text:p>
      <text:p text:style-name="P1"><text:span text:style-name="T17"><text:tab/><text:tab/><text:tab/>//......................................................................................................................................//</text:span></text:p>
      <text:p text:style-name="P1"><text:span text:style-name="T17"><text:tab/><text:tab/><text:tab/></text:span><text:span text:style-name="T18">typename</text:span><text:span text:style-name="T17"> DoFHandler&lt;dim&gt;::active_cell_iterator</text:span></text:p>
      <text:p text:style-name="P1"><text:span text:style-name="T17"><text:tab/><text:tab/><text:tab/><text:tab/>cell = dof_handler_patch.begin_active(),</text:span></text:p>
      <text:p text:style-name="P1"><text:span text:style-name="T17"><text:tab/><text:tab/><text:tab/><text:tab/></text:span><text:span text:style-name="T18">endc</text:span><text:span text:style-name="T17"> = dof_handler_patch.end();</text:span></text:p>
      <text:p text:style-name="P1"><text:span text:style-name="T17"><text:tab/><text:tab/><text:tab/>for (; cell!=</text:span><text:span text:style-name="T18">endc</text:span><text:span text:style-name="T17">; ++cell){</text:span></text:p>
      <text:p text:style-name="P1"><text:span text:style-name="T17"><text:tab/><text:tab/><text:tab/><text:tab/>if (cell_is_on_patch(cell)){</text:span></text:p>
      <text:p text:style-name="P1"><text:span text:style-name="T17"><text:tab/><text:tab/><text:tab/><text:tab/><text:tab/>if (cell-&gt;active_fe_index()+1 &lt; fe_collection.size() &amp;&amp; cell-&gt;active_fe_index() &lt; level_p_refine+1)</text:span></text:p>
      <text:p text:style-name="P1"><text:span text:style-name="T17"><text:tab/><text:tab/><text:tab/><text:tab/><text:tab/><text:tab/>cell-&gt;set_active_fe_index (cell-&gt;active_fe_index() + 1);</text:span></text:p>
      <text:p text:style-name="P1"><text:span text:style-name="T17"><text:tab/><text:tab/><text:tab/><text:tab/>}</text:span></text:p>
      <text:p text:style-name="P1"><text:span text:style-name="T17"><text:tab/><text:tab/><text:tab/>}//cell</text:span></text:p>
      <text:p text:style-name="P1"><text:span text:style-name="T17"><text:tab/><text:tab/><text:tab/>//.................................................. <text:s/>setup <text:s text:c="2"/>p_patch_system and <text:s/>patch_rhs <text:s/>.......................... //</text:span></text:p>
      <text:p text:style-name="P1"><text:span text:style-name="T17"><text:tab/><text:tab/><text:tab/>dof_handler_patch.distribute_dofs (fe_collection);</text:span></text:p>
      <text:p text:style-name="P1"><text:span text:style-name="T17"><text:tab/><text:tab/><text:tab/>unsigned </text:span><text:span text:style-name="T18">int</text:span><text:span text:style-name="T17"> h_workload_num = dof_handler_patch. n_dofs();//</text:span></text:p>
      <text:p text:style-name="P1"><text:span text:style-name="T17"><text:tab/><text:tab/><text:tab/>unsigned </text:span><text:span text:style-name="T18">int</text:span><text:span text:style-name="T17"> local_system_size = dof_handler_patch . n_dofs();//</text:span></text:p>
      <text:p text:style-name="P2"/>
      <text:p text:style-name="P1"><text:span text:style-name="T17"><text:tab/><text:tab/><text:tab/>vector&lt;unsigned </text:span><text:span text:style-name="T18">int</text:span><text:span text:style-name="T17">&gt; block_component (dim+1, 0);</text:span></text:p>
      <text:p text:style-name="P1"><text:span text:style-name="T17"><text:tab/><text:tab/><text:tab/>block_component[dim]=1;</text:span></text:p>
      <text:p text:style-name="P1"><text:span text:style-name="T17"><text:tab/><text:tab/><text:tab/>DoFRenumbering::component_wise(dof_handler_patch, block_component);</text:span></text:p>
      <text:p text:style-name="P2"/>
      <text:p text:style-name="P1"><text:span text:style-name="T17"><text:tab/><text:tab/><text:tab/>{</text:span></text:p>
      <text:p text:style-name="P1"><text:span text:style-name="T17"><text:tab/><text:tab/><text:tab/><text:tab/>constraints.clear ();</text:span></text:p>
      <text:p text:style-name="P1"><text:span text:style-name="T17"><text:tab/><text:tab/><text:tab/><text:tab/>FEValuesExtractors::Vector velocities(0);</text:span></text:p>
      <text:p text:style-name="P1"><text:span text:style-name="T17"><text:tab/><text:tab/><text:tab/><text:tab/>DoFTools::make_hanging_node_constraints &lt;hp::DoFHandler&lt;dim&gt;&gt; (dof_handler_patch, constraints);</text:span></text:p>
      <text:p text:style-name="P2"/>
      <text:p text:style-name="P1"><text:span text:style-name="T17"><text:tab/><text:tab/><text:tab/>}</text:span></text:p>
      <text:p text:style-name="P2"/>
      <text:p text:style-name="P1"><text:span text:style-name="T17"><text:tab/><text:tab/><text:tab/>//...................... Zero_Bdry_Condition_on_Patch ................................................//</text:span></text:p>
      <text:p text:style-name="P1"><text:span text:style-name="T17"><text:tab/><text:tab/><text:tab/>{</text:span></text:p>
      <text:p text:style-name="P1"><text:span text:style-name="T17"><text:tab/><text:tab/><text:tab/><text:tab/></text:span><text:span text:style-name="T18">std</text:span><text:span text:style-name="T17">::vector&lt;types::global_dof_index&gt; local_face_dof_indices (stokes_fe.dofs_per_face);</text:span></text:p>
      <text:p text:style-name="P1"><text:span text:style-name="T17"><text:tab/><text:tab/><text:tab/><text:tab/>for (</text:span><text:span text:style-name="T18">typename</text:span><text:span text:style-name="T17"> </text:span><text:span text:style-name="T18">hp</text:span><text:span text:style-name="T17">::DoFHandler&lt;dim&gt;::active_cell_iterator</text:span></text:p>
      <text:p text:style-name="P1"><text:span text:style-name="T17"><text:tab/><text:tab/><text:tab/><text:tab/><text:tab/>cell = dof_handler_patch.begin_active();</text:span></text:p>
      <text:p text:style-name="P1"><text:span text:style-name="T17"><text:tab/><text:tab/><text:tab/><text:tab/><text:tab/>cell != dof_handler_patch.end(); ++cell)</text:span></text:p>
      <text:p text:style-name="P1"><text:span text:style-name="T17"><text:tab/><text:tab/><text:tab/><text:tab/><text:tab/>if (cell_is_on_patch (cell)){</text:span></text:p>
      <text:p text:style-name="P1"><text:span text:style-name="T17"><text:tab/><text:tab/><text:tab/><text:tab/><text:tab/><text:tab/>for (unsigned </text:span><text:span text:style-name="T18">int</text:span><text:span text:style-name="T17"> f=0; </text:span><text:soft-page-break/><text:span text:style-name="T17">f&lt;GeometryInfo&lt;dim&gt;::faces_per_cell; ++f)</text:span></text:p>
      <text:p text:style-name="P1"><text:span text:style-name="T17"><text:tab/><text:tab/><text:tab/><text:tab/><text:tab/><text:tab/><text:tab/>if (!cell-&gt;at_boundary(f))</text:span></text:p>
      <text:p text:style-name="P1"><text:span text:style-name="T17"><text:tab/><text:tab/><text:tab/><text:tab/><text:tab/><text:tab/><text:tab/>{</text:span></text:p>
      <text:p text:style-name="P1"><text:span text:style-name="T17"><text:tab/><text:tab/><text:tab/><text:tab/><text:tab/><text:tab/><text:tab/><text:tab/></text:span><text:span text:style-name="T18">bool</text:span><text:span text:style-name="T17"> face_is_on_patch_Bdry = false;</text:span></text:p>
      <text:p text:style-name="P1"><text:span text:style-name="T17"><text:tab/><text:tab/><text:tab/><text:tab/><text:tab/><text:tab/><text:tab/><text:tab/>if ((cell-&gt;neighbor(f)-&gt;has_children() == false)</text:span></text:p>
      <text:p text:style-name="P1"><text:span text:style-name="T17"><text:tab/><text:tab/><text:tab/><text:tab/><text:tab/><text:tab/><text:tab/><text:tab/><text:tab/>&amp;&amp;</text:span></text:p>
      <text:p text:style-name="P1"><text:span text:style-name="T17"><text:tab/><text:tab/><text:tab/><text:tab/><text:tab/><text:tab/><text:tab/><text:tab/><text:tab/>(cell_is_NOT_on_patch (cell-&gt;neighbor(f))))</text:span></text:p>
      <text:p text:style-name="P1"><text:span text:style-name="T17"><text:tab/><text:tab/><text:tab/><text:tab/><text:tab/><text:tab/><text:tab/><text:tab/><text:tab/>face_is_on_patch_Bdry = true;</text:span></text:p>
      <text:p text:style-name="P1"><text:span text:style-name="T17"><text:tab/><text:tab/><text:tab/><text:tab/><text:tab/><text:tab/><text:tab/><text:tab/>else if (cell-&gt;neighbor(f)-&gt;has_children() == true)</text:span></text:p>
      <text:p text:style-name="P1"><text:span text:style-name="T17"><text:tab/><text:tab/><text:tab/><text:tab/><text:tab/><text:tab/><text:tab/><text:tab/>{</text:span></text:p>
      <text:p text:style-name="P1"><text:span text:style-name="T17"><text:tab/><text:tab/><text:tab/><text:tab/><text:tab/><text:tab/><text:tab/><text:tab/><text:tab/>for (unsigned </text:span><text:span text:style-name="T18">int</text:span><text:span text:style-name="T17"> </text:span><text:span text:style-name="T18">sf</text:span><text:span text:style-name="T17">=0; </text:span><text:span text:style-name="T18">sf</text:span><text:span text:style-name="T17">&lt;cell-&gt;face(f)-&gt;n_children(); ++</text:span><text:span text:style-name="T18">sf</text:span><text:span text:style-name="T17">)</text:span></text:p>
      <text:p text:style-name="P1"><text:span text:style-name="T17"><text:tab/><text:tab/><text:tab/><text:tab/><text:tab/><text:tab/><text:tab/><text:tab/><text:tab/><text:tab/>if (cell_is_NOT_on_patch (cell-&gt;neighbor_child_on_subface</text:span></text:p>
      <text:p text:style-name="P1"><text:span text:style-name="T17"><text:tab/><text:tab/><text:tab/><text:tab/><text:tab/><text:tab/><text:tab/><text:tab/><text:tab/><text:tab/><text:tab/>(f, </text:span><text:span text:style-name="T18">sf</text:span><text:span text:style-name="T17">)))</text:span></text:p>
      <text:p text:style-name="P1"><text:span text:style-name="T17"><text:tab/><text:tab/><text:tab/><text:tab/><text:tab/><text:tab/><text:tab/><text:tab/><text:tab/><text:tab/>{</text:span></text:p>
      <text:p text:style-name="P1"><text:span text:style-name="T17"><text:tab/><text:tab/><text:tab/><text:tab/><text:tab/><text:tab/><text:tab/><text:tab/><text:tab/><text:tab/><text:tab/>face_is_on_patch_Bdry = true;</text:span></text:p>
      <text:p text:style-name="P1"><text:span text:style-name="T17"><text:tab/><text:tab/><text:tab/><text:tab/><text:tab/><text:tab/><text:tab/><text:tab/><text:tab/><text:tab/><text:tab/>break;</text:span></text:p>
      <text:p text:style-name="P1"><text:span text:style-name="T17"><text:tab/><text:tab/><text:tab/><text:tab/><text:tab/><text:tab/><text:tab/><text:tab/><text:tab/><text:tab/>}</text:span></text:p>
      <text:p text:style-name="P1"><text:span text:style-name="T17"><text:tab/><text:tab/><text:tab/><text:tab/><text:tab/><text:tab/><text:tab/><text:tab/>}</text:span></text:p>
      <text:p text:style-name="P1"><text:span text:style-name="T17"><text:tab/><text:tab/><text:tab/><text:tab/><text:tab/><text:tab/><text:tab/><text:tab/>if (face_is_on_patch_Bdry)</text:span></text:p>
      <text:p text:style-name="P1"><text:span text:style-name="T17"><text:tab/><text:tab/><text:tab/><text:tab/><text:tab/><text:tab/><text:tab/><text:tab/>{</text:span></text:p>
      <text:p text:style-name="P1"><text:span text:style-name="T17"><text:tab/><text:tab/><text:tab/><text:tab/><text:tab/><text:tab/><text:tab/><text:tab/><text:tab/>cell-&gt;face(f)-&gt;get_dof_indices (local_face_dof_indices, 0);</text:span></text:p>
      <text:p text:style-name="P1"><text:span text:style-name="T17"><text:tab/><text:tab/><text:tab/><text:tab/><text:tab/><text:tab/><text:tab/><text:tab/><text:tab/>for (unsigned </text:span><text:span text:style-name="T18">int</text:span><text:span text:style-name="T17"> i=0; i&lt;local_face_dof_indices.size(); ++i)</text:span></text:p>
      <text:p text:style-name="P1"><text:span text:style-name="T17"><text:tab/><text:tab/><text:tab/><text:tab/><text:tab/><text:tab/><text:tab/><text:tab/><text:tab/><text:tab/>if (fe_collection.face_system_to_component_index(i).first &lt; 2)</text:span></text:p>
      <text:p text:style-name="P1"><text:span text:style-name="T17"><text:tab/><text:tab/><text:tab/><text:tab/><text:tab/><text:tab/><text:tab/><text:tab/><text:tab/><text:tab/><text:tab/>constraints.add_line (local_face_dof_indices[i]);</text:span></text:p>
      <text:p text:style-name="P1"><text:span text:style-name="T17"><text:tab/><text:tab/><text:tab/><text:tab/><text:tab/><text:tab/><text:tab/><text:tab/>}</text:span></text:p>
      <text:p text:style-name="P1"><text:span text:style-name="T17"><text:tab/><text:tab/><text:tab/><text:tab/><text:tab/><text:tab/><text:tab/>}</text:span></text:p>
      <text:p text:style-name="P1"><text:span text:style-name="T17"><text:tab/><text:tab/><text:tab/><text:tab/><text:tab/>}// <text:s/>if (cell_is_on_patch (cell))</text:span></text:p>
      <text:p text:style-name="P1"><text:span text:style-name="T17"><text:tab/><text:tab/><text:tab/>}</text:span></text:p>
      <text:p text:style-name="P1"><text:span text:style-name="T17"><text:tab/><text:tab/><text:tab/>//</text:span></text:p>
      <text:p text:style-name="P2"/>
      <text:p text:style-name="P1"><text:span text:style-name="T17"><text:tab/><text:tab/><text:tab/>constraints.close();</text:span></text:p>
      <text:p text:style-name="P2"/>
      <text:p text:style-name="P1"><text:span text:style-name="T17"><text:tab/><text:tab/><text:tab/>{</text:span></text:p>
      <text:p text:style-name="P1"><text:span text:style-name="T17"><text:tab/><text:tab/><text:tab/><text:tab/>BlockCompressedSetSparsityPattern </text:span><text:span text:style-name="T18">csp</text:span><text:span text:style-name="T17"> (local_system_size,local_system_size);</text:span></text:p>
      <text:p text:style-name="P2"/>
      <text:p text:style-name="P1"><text:span text:style-name="T17"><text:tab/><text:tab/><text:tab/><text:tab/>DoFTools::make_sparsity_pattern (dof_handler_patch, </text:span><text:span text:style-name="T18">csp</text:span><text:span text:style-name="T17">, constraints, false);</text:span></text:p>
      <text:p text:style-name="P1"><text:span text:style-name="T17"><text:tab/><text:tab/><text:tab/><text:tab/>sparsity_pattern.copy_from(</text:span><text:span text:style-name="T18">csp</text:span><text:span text:style-name="T17">);</text:span></text:p>
      <text:p text:style-name="P1"><text:span text:style-name="T17"><text:tab/><text:tab/><text:tab/>}</text:span></text:p>
      <text:p text:style-name="P2"/>
      <text:p text:style-name="P1"><text:span text:style-name="T17"><text:tab/><text:tab/><text:tab/>BlockSparseMatrix&lt;double&gt; patch_system (sparsity_pattern);</text:span></text:p>
      <text:p text:style-name="P1"><text:span text:style-name="T17"><text:tab/><text:tab/><text:tab/>BlockVector&lt;double&gt; patch_solution (local_system_size);</text:span></text:p>
      <text:p text:style-name="P1"><text:span text:style-name="T17"><text:tab/><text:tab/><text:tab/>BlockVector&lt;double&gt; patch_rhs (local_system_size);</text:span></text:p>
      <text:p text:style-name="P2"/>
      <text:p text:style-name="P1"><text:span text:style-name="T17"><text:tab/><text:tab/><text:tab/>// .................................................. <text:s/>assemble <text:s/>patch_system <text:s/>and patch_rhs .............................. //</text:span></text:p>
      <text:p text:style-name="P1"><text:span text:style-name="T17"><text:tab/><text:tab/><text:tab/></text:span><text:span text:style-name="T18">hp</text:span><text:span text:style-name="T17">::FEValues&lt;dim&gt; hp_fe_values (fe_collection, </text:span><text:soft-page-break/><text:span text:style-name="T17">quadrature_collection, update_values|update_quadrature_points|update_JxW_values|update_gradients|update_hessians);</text:span></text:p>
      <text:p text:style-name="P2"/>
      <text:p text:style-name="P1"><text:span text:style-name="T17"><text:tab/><text:tab/><text:tab/>FullMatrix&lt;double&gt; local_matrix;</text:span></text:p>
      <text:p text:style-name="P1"><text:span text:style-name="T17"><text:tab/><text:tab/><text:tab/>Vector&lt;double&gt; local_rhs;</text:span></text:p>
      <text:p text:style-name="P1"><text:span text:style-name="T17"><text:tab/><text:tab/><text:tab/>Vector&lt;double&gt; local_rhs1;</text:span></text:p>
      <text:p text:style-name="P1"><text:span text:style-name="T17"><text:tab/><text:tab/><text:tab/>Vector&lt;double&gt; local_rhs2;</text:span></text:p>
      <text:p text:style-name="P1"><text:span text:style-name="T17"><text:tab/><text:tab/><text:tab/>vector&lt;types::global_dof_index&gt; local_dof_indices;</text:span></text:p>
      <text:p text:style-name="P2"/>
      <text:p text:style-name="P1"><text:span text:style-name="T17"><text:tab/><text:tab/><text:tab/>vector&lt;Vector&lt;double&gt; &gt; <text:s/>rhs_values;</text:span></text:p>
      <text:p text:style-name="P2"/>
      <text:p text:style-name="P1"><text:span text:style-name="T17"><text:tab/><text:tab/><text:tab/></text:span><text:span text:style-name="T18">const</text:span><text:span text:style-name="T17"> FEValuesExtractors::Vector velocities (0);</text:span></text:p>
      <text:p text:style-name="P1"><text:span text:style-name="T17"><text:tab/><text:tab/><text:tab/></text:span><text:span text:style-name="T18">const</text:span><text:span text:style-name="T17"> FEValuesExtractors::Scalar pressure (dim);</text:span></text:p>
      <text:p text:style-name="P2"/>
      <text:p text:style-name="P1"><text:span text:style-name="T17"><text:tab/><text:tab/><text:tab/>vector&lt;Tensor&lt;2,dim&gt; &gt; grad_phi_u;</text:span></text:p>
      <text:p text:style-name="P1"><text:span text:style-name="T17"><text:tab/><text:tab/><text:tab/>vector&lt;double&gt; div_phi_u;</text:span></text:p>
      <text:p text:style-name="P1"><text:span text:style-name="T17"><text:tab/><text:tab/><text:tab/>vector&lt;Tensor&lt;1,dim&gt; &gt; phi_u;</text:span></text:p>
      <text:p text:style-name="P1"><text:span text:style-name="T17"><text:tab/><text:tab/><text:tab/>vector&lt;double&gt; phi_p;</text:span></text:p>
      <text:p text:style-name="P2"/>
      <text:p text:style-name="P1"><text:span text:style-name="T17"><text:tab/><text:tab/><text:tab/>vector&lt;Tensor&lt;1,dim&gt;&gt; gradients_p;</text:span></text:p>
      <text:p text:style-name="P1"><text:span text:style-name="T17"><text:tab/><text:tab/><text:tab/>vector&lt;double&gt; divergences;</text:span></text:p>
      <text:p text:style-name="P1"><text:span text:style-name="T17"><text:tab/><text:tab/><text:tab/>vector&lt;Tensor&lt;1,dim&gt;&gt; </text:span><text:span text:style-name="T18">laplacians</text:span><text:span text:style-name="T17">;</text:span></text:p>
      <text:p text:style-name="P2"/>
      <text:p text:style-name="P1"><text:span text:style-name="T17"><text:tab/><text:tab/><text:tab/>vector&lt;double&gt; values;</text:span></text:p>
      <text:p text:style-name="P1"><text:span text:style-name="T17"><text:tab/><text:tab/><text:tab/>vector&lt;Tensor&lt;2,dim&gt;&gt; gradients;</text:span></text:p>
      <text:p text:style-name="P2"/>
      <text:p text:style-name="P1"><text:span text:style-name="T17"><text:tab/><text:tab/><text:tab/></text:span><text:span text:style-name="T18">typename</text:span><text:span text:style-name="T17"> </text:span><text:span text:style-name="T18">hp</text:span><text:span text:style-name="T17">::DoFHandler&lt;dim&gt;::active_cell_iterator</text:span></text:p>
      <text:p text:style-name="P1"><text:span text:style-name="T17"><text:tab/><text:tab/><text:tab/><text:tab/>cell = dof_handler_patch.begin_active(),</text:span></text:p>
      <text:p text:style-name="P1"><text:span text:style-name="T17"><text:tab/><text:tab/><text:tab/><text:tab/></text:span><text:span text:style-name="T18">endc</text:span><text:span text:style-name="T17"> = dof_handler_patch.end();</text:span></text:p>
      <text:p text:style-name="P1"><text:span text:style-name="T17"><text:tab/><text:tab/><text:tab/>for (; cell!=</text:span><text:span text:style-name="T18">endc</text:span><text:span text:style-name="T17">; ++cell)</text:span></text:p>
      <text:p text:style-name="P1"><text:span text:style-name="T17"><text:tab/><text:tab/><text:tab/>{</text:span></text:p>
      <text:p text:style-name="P2"/>
      <text:p text:style-name="P1"><text:span text:style-name="T17"><text:tab/><text:tab/><text:tab/><text:tab/></text:span><text:span text:style-name="T18">const</text:span><text:span text:style-name="T17"> unsigned </text:span><text:span text:style-name="T18">int</text:span><text:span text:style-name="T17"> <text:s text:c="2"/>dofs_per_cell = cell-&gt;get_fe().dofs_per_cell;</text:span></text:p>
      <text:p text:style-name="P1"><text:span text:style-name="T17"><text:tab/><text:tab/><text:tab/><text:tab/>local_matrix.reinit (dofs_per_cell, dofs_per_cell);</text:span></text:p>
      <text:p text:style-name="P1"><text:span text:style-name="T17"><text:tab/><text:tab/><text:tab/><text:tab/>local_rhs.reinit (dofs_per_cell);</text:span></text:p>
      <text:p text:style-name="P1"><text:span text:style-name="T17"><text:tab/><text:tab/><text:tab/><text:tab/>local_rhs1.</text:span><text:span text:style-name="T18">reinit</text:span><text:span text:style-name="T17"> (dofs_per_cell);</text:span></text:p>
      <text:p text:style-name="P1"><text:span text:style-name="T17"><text:tab/><text:tab/><text:tab/><text:tab/>local_rhs2.</text:span><text:span text:style-name="T18">reinit</text:span><text:span text:style-name="T17"> (dofs_per_cell);</text:span></text:p>
      <text:p text:style-name="P2"/>
      <text:p text:style-name="P1"><text:span text:style-name="T17"><text:tab/><text:tab/><text:tab/><text:tab/>hp_fe_values.reinit (cell);</text:span></text:p>
      <text:p text:style-name="P1"><text:span text:style-name="T17"><text:tab/><text:tab/><text:tab/><text:tab/></text:span><text:span text:style-name="T18">const</text:span><text:span text:style-name="T17"> FEValues&lt;dim&gt; </text:span><text:span text:style-name="T18">&amp;fe_values</text:span><text:span text:style-name="T17"> = hp_fe_values.get_present_fe_values ();</text:span></text:p>
      <text:p text:style-name="P1"><text:span text:style-name="T17"><text:tab/><text:tab/><text:tab/><text:tab/></text:span><text:span text:style-name="T18">const</text:span><text:span text:style-name="T17"> vector&lt;double&gt;&amp; JxW_values = fe_values.get_JxW_values ();</text:span></text:p>
      <text:p text:style-name="P1"><text:span text:style-name="T17"><text:tab/><text:tab/><text:tab/><text:tab/></text:span><text:span text:style-name="T18">const</text:span><text:span text:style-name="T17"> unsigned </text:span><text:span text:style-name="T18">int</text:span><text:span text:style-name="T17"> n_q_points = fe_values.n_quadrature_points;</text:span></text:p>
      <text:p text:style-name="P2"/>
      <text:p text:style-name="P1"><text:span text:style-name="T17"><text:tab/><text:tab/><text:tab/><text:tab/>rhs_values.resize(n_q_points, Vector&lt;double&gt;(dim+1));</text:span></text:p>
      <text:p text:style-name="P1"><text:span text:style-name="T17"><text:tab/><text:tab/><text:tab/><text:tab/>rhs_function.vector_value_list (fe_values.get_quadrature_points(), rhs_values);</text:span></text:p>
      <text:p text:style-name="P2"/>
      <text:p text:style-name="P1"><text:span text:style-name="T17"><text:tab/><text:tab/><text:tab/><text:tab/>grad_phi_u.resize(dofs_per_cell);</text:span></text:p>
      <text:p text:style-name="P1"><text:span text:style-name="T17"><text:tab/><text:tab/><text:tab/><text:tab/>div_phi_u.resize(dofs_per_cell);</text:span></text:p>
      <text:p text:style-name="P1"><text:span text:style-name="T17"><text:tab/><text:tab/><text:tab/><text:tab/>phi_u.resize (dofs_per_cell);</text:span></text:p>
      <text:p text:style-name="P1"><text:span text:style-name="T17"><text:tab/><text:tab/><text:tab/><text:tab/>phi_p.resize(dofs_per_cell);</text:span></text:p>
      <text:p text:style-name="P2"/>
      <text:p text:style-name="P1"><text:span text:style-name="T17"><text:tab/><text:tab/><text:tab/><text:tab/>divergences.resize(n_q_points);</text:span></text:p>
      <text:p text:style-name="P1"><text:soft-page-break/><text:span text:style-name="T17"><text:tab/><text:tab/><text:tab/><text:tab/>gradients_p.resize(n_q_points) ;</text:span></text:p>
      <text:p text:style-name="P1"><text:span text:style-name="T17"><text:tab/><text:tab/><text:tab/><text:tab/>laplacians.resize(n_q_points);</text:span></text:p>
      <text:p text:style-name="P2"/>
      <text:p text:style-name="P1"><text:span text:style-name="T17"><text:tab/><text:tab/><text:tab/><text:tab/>fe_values[pressure].get_function_gradients(solution, gradients_p);</text:span></text:p>
      <text:p text:style-name="P1"><text:span text:style-name="T17"><text:tab/><text:tab/><text:tab/><text:tab/>fe_values[velocities].get_function_divergences(solution, divergences);</text:span></text:p>
      <text:p text:style-name="P1"><text:span text:style-name="T17"><text:tab/><text:tab/><text:tab/><text:tab/>fe_values[velocities].get_function_laplacians(solution, </text:span><text:span text:style-name="T18">laplacians</text:span><text:span text:style-name="T17">);</text:span></text:p>
      <text:p text:style-name="P2"/>
      <text:p text:style-name="P1"><text:span text:style-name="T17"><text:tab/><text:tab/><text:tab/><text:tab/>gradients.resize(n_q_points);</text:span></text:p>
      <text:p text:style-name="P1"><text:span text:style-name="T17"><text:tab/><text:tab/><text:tab/><text:tab/>values.resize(n_q_points);</text:span></text:p>
      <text:p text:style-name="P2"/>
      <text:p text:style-name="P2"/>
      <text:p text:style-name="P1"><text:span text:style-name="T17"><text:tab/><text:tab/><text:tab/><text:tab/>for (unsigned </text:span><text:span text:style-name="T18">int</text:span><text:span text:style-name="T17"> q=0; q&lt;n_q_points; ++q)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for (unsigned </text:span><text:span text:style-name="T18">int</text:span><text:span text:style-name="T17"> k=0; k&lt;dofs_per_cell; ++k)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grad_phi_u[k] = fe_values[velocities].gradient (k, q);</text:span></text:p>
      <text:p text:style-name="P1"><text:span text:style-name="T17"><text:tab/><text:tab/><text:tab/><text:tab/><text:tab/><text:tab/>div_phi_u[k] = fe_values[velocities].divergence (k, q);</text:span></text:p>
      <text:p text:style-name="P1"><text:span text:style-name="T17"><text:tab/><text:tab/><text:tab/><text:tab/><text:tab/><text:tab/>phi_u[k] = fe_values[velocities].value (k, q);</text:span></text:p>
      <text:p text:style-name="P1"><text:span text:style-name="T17"><text:tab/><text:tab/><text:tab/><text:tab/><text:tab/><text:tab/>phi_p[k] = fe_values[pressure].value (k, q);</text:span></text:p>
      <text:p text:style-name="P1"><text:span text:style-name="T17"><text:tab/><text:tab/><text:tab/><text:tab/><text:tab/>}</text:span></text:p>
      <text:p text:style-name="P1"><text:span text:style-name="T17"><text:tab/><text:tab/><text:tab/><text:tab/><text:tab/>for (unsigned </text:span><text:span text:style-name="T18">int</text:span><text:span text:style-name="T17"> i=0; i&lt;dofs_per_cell; ++i)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for (unsigned </text:span><text:span text:style-name="T18">int</text:span><text:span text:style-name="T17"> j=0; j&lt;dofs_per_cell; ++j)</text:span></text:p>
      <text:p text:style-name="P1"><text:span text:style-name="T17"><text:tab/><text:tab/><text:tab/><text:tab/><text:tab/><text:tab/>{</text:span></text:p>
      <text:p text:style-name="P1"><text:span text:style-name="T17"><text:tab/><text:tab/><text:tab/><text:tab/><text:tab/><text:tab/><text:tab/>local_matrix(i,j) += (double_contract (grad_phi_u[i], grad_phi_u[j])</text:span></text:p>
      <text:p text:style-name="P1"><text:span text:style-name="T17"><text:tab/><text:tab/><text:tab/><text:tab/><text:tab/><text:tab/><text:tab/><text:tab/>- div_phi_u[i] * phi_p[j]</text:span></text:p>
      <text:p text:style-name="P1"><text:span text:style-name="T17"><text:tab/><text:tab/><text:tab/><text:tab/><text:tab/><text:tab/><text:tab/>- phi_p[i] * div_phi_u[j]</text:span></text:p>
      <text:p text:style-name="P1"><text:span text:style-name="T17"><text:tab/><text:tab/><text:tab/><text:tab/><text:tab/><text:tab/><text:tab/>+ phi_p[i] * phi_p[j])</text:span></text:p>
      <text:p text:style-name="P1"><text:span text:style-name="T17"><text:tab/><text:tab/><text:tab/><text:tab/><text:tab/><text:tab/><text:tab/><text:tab/>* JxW_values[q];</text:span></text:p>
      <text:p text:style-name="P1"><text:span text:style-name="T17"><text:tab/><text:tab/><text:tab/><text:tab/><text:tab/><text:tab/>} // end of loop over 'j'</text:span></text:p>
      <text:p text:style-name="P2"/>
      <text:p text:style-name="P1"><text:span text:style-name="T17"><text:tab/><text:tab/><text:tab/><text:tab/><text:tab/><text:tab/>local_rhs1(i)+= ((rhs_values[q](0)+</text:span><text:span text:style-name="T18">laplacians</text:span><text:span text:style-name="T17">[q][0]-gradients_p[q][0])*(phi_u[i][0])+ (rhs_values[q](1)+</text:span><text:span text:style-name="T18">laplacians</text:span><text:span text:style-name="T17">[q][1]-gradients_p[q][1])*(phi_u[i][1]))* JxW_values[q];//?</text:span></text:p>
      <text:p text:style-name="P1"><text:span text:style-name="T17"><text:tab/><text:tab/><text:tab/><text:tab/><text:tab/><text:tab/>local_rhs2(i)+= (phi_p[i]*divergences[q])*JxW_values[q];//?</text:span></text:p>
      <text:p text:style-name="P1"><text:span text:style-name="T17"><text:tab/><text:tab/><text:tab/><text:tab/><text:tab/><text:tab/>local_rhs(i)= local_rhs1(i)-local_rhs2(i);//?</text:span></text:p>
      <text:p text:style-name="P1"><text:span text:style-name="T17"><text:tab/><text:tab/><text:tab/><text:tab/><text:tab/>}// i</text:span></text:p>
      <text:p text:style-name="P1"><text:span text:style-name="T17"><text:tab/><text:tab/><text:tab/><text:tab/>}//q</text:span></text:p>
      <text:p text:style-name="P2"/>
      <text:p text:style-name="P2"/>
      <text:p text:style-name="P1"><text:span text:style-name="T17"><text:tab/><text:tab/><text:tab/><text:tab/>local_dof_indices.resize (dofs_per_cell);</text:span></text:p>
      <text:p text:style-name="P1"><text:span text:style-name="T17"><text:tab/><text:tab/><text:tab/><text:tab/>cell-&gt;get_dof_indices (local_dof_indices);</text:span></text:p>
      <text:p text:style-name="P1"><text:span text:style-name="T17"><text:tab/><text:tab/><text:tab/><text:tab/>constraints.distribute_local_to_global (local_matrix, local_rhs, local_dof_indices, patch_system, patch_rhs);</text:span></text:p>
      <text:p text:style-name="P1"><text:span text:style-name="T17"><text:tab/><text:tab/><text:tab/>}// for patch_c</text:span></text:p>
      <text:p text:style-name="P2"/>
      <text:p text:style-name="P1"><text:span text:style-name="T17"><text:tab/><text:tab/><text:tab/>// .....................................solve patch_system and patch_rhs ............get <text:s/>patch_solution ...................... //</text:span></text:p>
      <text:p text:style-name="P1"><text:span text:style-name="T17"><text:tab/><text:tab/><text:tab/>{</text:span></text:p>
      <text:p text:style-name="P1"><text:span text:style-name="T17"><text:tab/><text:tab/><text:tab/><text:tab/>SparseDirectUMFPACK A_inverse;</text:span></text:p>
      <text:p text:style-name="P1"><text:span text:style-name="T17"><text:tab/><text:tab/><text:tab/><text:tab/>A_inverse.initialize (patch_system.block(0,0), </text:span><text:soft-page-break/><text:span text:style-name="T17">SparseDirectUMFPACK::AdditionalData());</text:span></text:p>
      <text:p text:style-name="P1"><text:span text:style-name="T17"><text:tab/><text:tab/><text:tab/><text:tab/>Vector&lt;double&gt; </text:span><text:span text:style-name="T18">tmp</text:span><text:span text:style-name="T17"> (patch_solution.block(0).size());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Vector&lt;double&gt; schur_rhs (patch_solution.block(1).size());</text:span></text:p>
      <text:p text:style-name="P1"><text:span text:style-name="T17"><text:tab/><text:tab/><text:tab/><text:tab/><text:tab/>A_inverse.vmult (</text:span><text:span text:style-name="T18">tmp</text:span><text:span text:style-name="T17">, patch_rhs.block(0));</text:span></text:p>
      <text:p text:style-name="P1"><text:span text:style-name="T17"><text:tab/><text:tab/><text:tab/><text:tab/><text:tab/>patch_system.block(1,0).</text:span><text:span text:style-name="T18">vmult</text:span><text:span text:style-name="T17"> (schur_rhs, </text:span><text:span text:style-name="T18">tmp</text:span><text:span text:style-name="T17">);</text:span></text:p>
      <text:p text:style-name="P1"><text:span text:style-name="T17"><text:tab/><text:tab/><text:tab/><text:tab/><text:tab/>schur_rhs -= patch_rhs.block(1);</text:span></text:p>
      <text:p text:style-name="P2"/>
      <text:p text:style-name="P1"><text:span text:style-name="T17"><text:tab/><text:tab/><text:tab/><text:tab/><text:tab/>SchurComplement schur_complement (patch_system, A_inverse);</text:span></text:p>
      <text:p text:style-name="P1"><text:span text:style-name="T17"><text:tab/><text:tab/><text:tab/><text:tab/><text:tab/>SolverControl solver_control (patch_solution.block(1).size(), 1e-6);</text:span></text:p>
      <text:p text:style-name="P1"><text:span text:style-name="T17"><text:tab/><text:tab/><text:tab/><text:tab/><text:tab/>SolverCG&lt;&gt; <text:s text:c="3"/></text:span><text:span text:style-name="T18">cg</text:span><text:span text:style-name="T17"> (solver_control);</text:span></text:p>
      <text:p text:style-name="P1"><text:span text:style-name="T17"><text:tab/><text:tab/><text:tab/><text:tab/><text:tab/>SparseDirectUMFPACK </text:span><text:span text:style-name="T18">preconditioner</text:span><text:span text:style-name="T17">;</text:span></text:p>
      <text:p text:style-name="P1"><text:span text:style-name="T17"><text:tab/><text:tab/><text:tab/><text:tab/><text:tab/>preconditioner.initialize (patch_system.block(1,1),</text:span></text:p>
      <text:p text:style-name="P1"><text:span text:style-name="T17"><text:tab/><text:tab/><text:tab/><text:tab/><text:tab/><text:tab/>SparseDirectUMFPACK::AdditionalData());</text:span></text:p>
      <text:p text:style-name="P2"/>
      <text:p text:style-name="P1"><text:span text:style-name="T17"><text:tab/><text:tab/><text:tab/><text:tab/><text:tab/>cg.solve (schur_complement, patch_solution.block(1), schur_rhs,</text:span></text:p>
      <text:p text:style-name="P1"><text:span text:style-name="T17"><text:tab/><text:tab/><text:tab/><text:tab/><text:tab/><text:tab/></text:span><text:span text:style-name="T18">preconditioner</text:span><text:span text:style-name="T17">);</text:span></text:p>
      <text:p text:style-name="P1"><text:span text:style-name="T17"><text:tab/><text:tab/><text:tab/><text:tab/><text:tab/>constraints.distribute (patch_solution);</text:span></text:p>
      <text:p text:style-name="P1"><text:span text:style-name="T17"><text:tab/><text:tab/><text:tab/><text:tab/><text:tab/></text:span><text:span text:style-name="T18">cout</text:span><text:span text:style-name="T17"> &lt;&lt; " <text:s/>"</text:span></text:p>
      <text:p text:style-name="P1"><text:span text:style-name="T17"><text:tab/><text:tab/><text:tab/><text:tab/><text:tab/><text:tab/>&lt;&lt; solver_control.last_step()</text:span></text:p>
      <text:p text:style-name="P1"><text:span text:style-name="T17"><text:tab/><text:tab/><text:tab/><text:tab/><text:tab/><text:tab/>&lt;&lt; " outer CG </text:span><text:span text:style-name="T18">Schur</text:span><text:span text:style-name="T17"> complement iterations for pressure"</text:span></text:p>
      <text:p text:style-name="P1"><text:span text:style-name="T17"><text:tab/><text:tab/><text:tab/><text:tab/><text:tab/><text:tab/>&lt;&lt; </text:span><text:span text:style-name="T18">endl</text:span><text:span text:style-name="T17">;</text:span></text:p>
      <text:p text:style-name="P1"><text:span text:style-name="T17"><text:tab/><text:tab/><text:tab/><text:tab/>}</text:span></text:p>
      <text:p text:style-name="P2"/>
      <text:p text:style-name="P1"><text:span text:style-name="T17"><text:tab/><text:tab/><text:tab/><text:tab/>{</text:span></text:p>
      <text:p text:style-name="P1"><text:span text:style-name="T17"><text:tab/><text:tab/><text:tab/><text:tab/><text:tab/>patch_system.block(0,1).</text:span><text:span text:style-name="T18">vmult</text:span><text:span text:style-name="T17"> (</text:span><text:span text:style-name="T18">tmp</text:span><text:span text:style-name="T17">, patch_solution.block(1));</text:span></text:p>
      <text:p text:style-name="P1"><text:span text:style-name="T17"><text:tab/><text:tab/><text:tab/><text:tab/><text:tab/></text:span><text:span text:style-name="T18">tmp</text:span><text:span text:style-name="T17"> *= -1.0;</text:span></text:p>
      <text:p text:style-name="P1"><text:span text:style-name="T17"><text:tab/><text:tab/><text:tab/><text:tab/><text:tab/></text:span><text:span text:style-name="T18">tmp</text:span><text:span text:style-name="T17"> += patch_rhs.block(0);</text:span></text:p>
      <text:p text:style-name="P1"><text:span text:style-name="T17"><text:tab/><text:tab/><text:tab/><text:tab/><text:tab/>A_inverse.vmult (patch_solution.block(0), </text:span><text:span text:style-name="T18">tmp</text:span><text:span text:style-name="T17">);</text:span></text:p>
      <text:p text:style-name="P1"><text:span text:style-name="T17"><text:tab/><text:tab/><text:tab/><text:tab/><text:tab/>constraints.distribute (patch_solution);</text:span></text:p>
      <text:p text:style-name="P1"><text:span text:style-name="T17"><text:tab/><text:tab/><text:tab/><text:tab/>}</text:span></text:p>
      <text:p text:style-name="P2"/>
      <text:p text:style-name="P1"><text:span text:style-name="T17"><text:tab/><text:tab/><text:tab/><text:tab/>//......................... <text:s/>get the L2 norm of the gradient of velocity solution and pressure value <text:s/>.....................//</text:span></text:p>
      <text:p text:style-name="P2"/>
      <text:p text:style-name="P1"><text:span text:style-name="T17"><text:tab/><text:tab/><text:tab/><text:tab/>fe_values[velocities].get_function_gradients(patch_solution, gradients);</text:span></text:p>
      <text:p text:style-name="P1"><text:span text:style-name="T17"><text:tab/><text:tab/><text:tab/><text:tab/>fe_values[pressure].get_function_values(patch_solution, values);</text:span></text:p>
      <text:p text:style-name="P2"/>
      <text:p text:style-name="P1"><text:span text:style-name="T17"><text:tab/><text:tab/><text:tab/><text:tab/>double pressure_val=0;</text:span></text:p>
      <text:p text:style-name="P1"><text:span text:style-name="T17"><text:tab/><text:tab/><text:tab/><text:tab/>double grad_u_val=0;</text:span></text:p>
      <text:p text:style-name="P2"/>
      <text:p text:style-name="P1"><text:span text:style-name="T17"><text:tab/><text:tab/><text:tab/><text:tab/></text:span><text:span text:style-name="T18">typename</text:span><text:span text:style-name="T17"> </text:span><text:span text:style-name="T18">hp</text:span><text:span text:style-name="T17">::DoFHandler&lt;2&gt;::active_cell_iterator</text:span></text:p>
      <text:p text:style-name="P1"><text:span text:style-name="T17"><text:tab/><text:tab/><text:tab/><text:tab/><text:tab/>cell = dof_handler_patch.begin_active(),</text:span></text:p>
      <text:p text:style-name="P1"><text:span text:style-name="T17"><text:tab/><text:tab/><text:tab/><text:tab/><text:tab/></text:span><text:span text:style-name="T18">endc</text:span><text:span text:style-name="T17"> = dof_handler_patch.end();</text:span></text:p>
      <text:p text:style-name="P1"><text:span text:style-name="T17"><text:tab/><text:tab/><text:tab/><text:tab/>for (; cell!=</text:span><text:span text:style-name="T18">endc</text:span><text:span text:style-name="T17">; ++cell)</text:span></text:p>
      <text:p text:style-name="P1"><text:span text:style-name="T17"><text:tab/><text:tab/><text:tab/><text:tab/>{</text:span></text:p>
      <text:p text:style-name="P1"><text:span text:style-name="T17"><text:tab/><text:tab/><text:tab/><text:tab/><text:tab/>hp_fe_values.reinit (cell);</text:span></text:p>
      <text:p text:style-name="P1"><text:span text:style-name="T17"><text:tab/><text:tab/><text:tab/><text:tab/><text:tab/></text:span><text:span text:style-name="T18">const</text:span><text:span text:style-name="T17"> FEValues&lt;2&gt; </text:span><text:span text:style-name="T18">&amp;fe_values</text:span><text:span text:style-name="T17"> = hp_fe_values.get_present_fe_values ();</text:span></text:p>
      <text:p text:style-name="P1"><text:span text:style-name="T17"><text:tab/><text:tab/><text:tab/><text:tab/><text:tab/></text:span><text:span text:style-name="T18">const</text:span><text:span text:style-name="T17"> vector&lt;double&gt;&amp; JxW_values = </text:span><text:soft-page-break/><text:span text:style-name="T17">fe_values.get_JxW_values ();</text:span></text:p>
      <text:p text:style-name="P1"><text:span text:style-name="T17"><text:tab/><text:tab/><text:tab/><text:tab/><text:tab/></text:span><text:span text:style-name="T18">const</text:span><text:span text:style-name="T17"> unsigned </text:span><text:span text:style-name="T18">int</text:span><text:span text:style-name="T17"> n_q_points = fe_values.n_quadrature_points;</text:span></text:p>
      <text:p text:style-name="P2"/>
      <text:p text:style-name="P1"><text:span text:style-name="T17"><text:tab/><text:tab/><text:tab/><text:tab/><text:tab/>for (unsigned </text:span><text:span text:style-name="T18">int</text:span><text:span text:style-name="T17"> q=0; q&lt;n_q_points; ++q)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pressure_val +=values[q]*values[q]* JxW_values[q];</text:span></text:p>
      <text:p text:style-name="P2"/>
      <text:p text:style-name="P1"><text:span text:style-name="T17"><text:tab/><text:tab/><text:tab/><text:tab/><text:tab/><text:tab/>for (unsigned </text:span><text:span text:style-name="T18">int</text:span><text:span text:style-name="T17"> i=0; i&lt;2; ++i)</text:span></text:p>
      <text:p text:style-name="P2"/>
      <text:p text:style-name="P1"><text:span text:style-name="T17"><text:tab/><text:tab/><text:tab/><text:tab/><text:tab/><text:tab/><text:tab/>grad_u_val += contract(gradients[q][i],gradients[q][i])* JxW_values[q];</text:span></text:p>
      <text:p text:style-name="P1"><text:span text:style-name="T17"><text:tab/><text:tab/><text:tab/><text:tab/><text:tab/>} // q</text:span></text:p>
      <text:p text:style-name="P2"/>
      <text:p text:style-name="P1"><text:span text:style-name="T17"><text:tab/><text:tab/><text:tab/><text:tab/>}// cells on patch</text:span></text:p>
      <text:p text:style-name="P1"><text:span text:style-name="T17"><text:tab/><text:tab/><text:tab/><text:tab/>p_solu_norm_per_patch +=(</text:span><text:span text:style-name="T18">sqrt</text:span><text:span text:style-name="T17">(pressure_val) + </text:span><text:span text:style-name="T18">sqrt</text:span><text:span text:style-name="T17">(grad_u_val)); <text:s/>//?</text:span></text:p>
      <text:p text:style-name="P1"><text:span text:style-name="T17"><text:tab/><text:tab/><text:tab/>}// solve//......................................................................?</text:span></text:p>
      <text:p text:style-name="P1"><text:span text:style-name="T17"><text:tab/><text:tab/><text:tab/>p_convergence_est_per_cell = p_solu_norm_per_patch ;</text:span></text:p>
      <text:p text:style-name="P2"/>
      <text:p text:style-name="P1"><text:span text:style-name="T17"><text:tab/><text:tab/>} // function p_patch_conv_load_no</text:span></text:p>
      <text:p text:style-name="P1"><text:span text:style-name="T17"><text:tab/><text:tab/>*/</text:span></text:p>
      <text:p text:style-name="P1"><text:span text:style-name="T5"><text:tab/><text:tab/></text:span><text:span text:style-name="T17">/*..................................................................POSTPROCESS()....................................................*/</text:span></text:p>
      <text:p text:style-name="P1"><text:span text:style-name="T5"><text:tab/></text:span><text:span text:style-name="T17">/*</text:span></text:p>
      <text:p text:style-name="P1"><text:span text:style-name="T17"><text:tab/>template &lt;int dim&gt;</text:span></text:p>
      <text:p text:style-name="P1"><text:span text:style-name="T17"><text:tab/>void StokesProblem &lt;dim&gt;:: </text:span><text:span text:style-name="T18">postprocess</text:span><text:span text:style-name="T17"> (</text:span><text:span text:style-name="T18">const</text:span><text:span text:style-name="T17"> unsigned </text:span><text:span text:style-name="T18">int</text:span><text:span text:style-name="T17"> cycle){</text:span></text:p>
      <text:p text:style-name="P2"/>
      <text:p text:style-name="P1"><text:span text:style-name="T17"><text:tab/><text:tab/><text:tab/></text:span><text:span text:style-name="T18">const</text:span><text:span text:style-name="T17"> double </text:span><text:span text:style-name="T18">theta</text:span><text:span text:style-name="T17">= 0.5;</text:span></text:p>
      <text:p text:style-name="P2"/>
      <text:p text:style-name="P1"><text:span text:style-name="T17"><text:tab/><text:tab/><text:tab/>vector&lt;pair&lt;double, </text:span><text:span text:style-name="T18">hp</text:span><text:span text:style-name="T17">::DoFHandler&lt;dim&gt;::active_cell_iterator&gt; &gt; to_be_sorted;</text:span></text:p>
      <text:p text:style-name="P2"/>
      <text:p text:style-name="P1"><text:span text:style-name="T17"><text:tab/><text:tab/><text:tab/>Vector&lt;double&gt; est_per_cell (triangulation.n_active_cells());</text:span></text:p>
      <text:p text:style-name="P1"><text:span text:style-name="T17"><text:tab/><text:tab/><text:tab/>estimate(est_per_cell);</text:span></text:p>
      <text:p text:style-name="P2"/>
      <text:p text:style-name="P1"><text:span text:style-name="T17"><text:tab/><text:tab/><text:tab/>Vector&lt;double&gt; convergence_est_per_cell (triangulation.n_active_cells());</text:span></text:p>
      <text:p text:style-name="P1"><text:span text:style-name="T17"><text:tab/><text:tab/><text:tab/></text:span><text:span text:style-name="T18">bool</text:span><text:span text:style-name="T17"> need_to_p_refine = false;</text:span></text:p>
      <text:p text:style-name="P1"><text:span text:style-name="T17"><text:tab/><text:tab/><text:tab/></text:span><text:span text:style-name="T18">bool</text:span><text:span text:style-name="T17"> need_to_h_refine = false;</text:span></text:p>
      <text:p text:style-name="P1"><text:span text:style-name="T17"><text:tab/><text:tab/><text:tab/>unsigned </text:span><text:span text:style-name="T18">int</text:span><text:span text:style-name="T17"> cell_index=0;</text:span></text:p>
      <text:p text:style-name="P1"><text:span text:style-name="T17"><text:tab/><text:tab/><text:tab/></text:span><text:span text:style-name="T18">typename</text:span><text:span text:style-name="T17"> </text:span><text:span text:style-name="T18">hp</text:span><text:span text:style-name="T17">::DoFHandler&lt;dim&gt;::active_cell_iterator</text:span></text:p>
      <text:p text:style-name="P1"><text:span text:style-name="T17"><text:tab/><text:tab/><text:tab/><text:tab/>cell = dof_handler.begin_active(),</text:span></text:p>
      <text:p text:style-name="P1"><text:span text:style-name="T17"><text:tab/><text:tab/><text:tab/><text:tab/></text:span><text:span text:style-name="T18">endc</text:span><text:span text:style-name="T17"> = dof_handler.end();</text:span></text:p>
      <text:p text:style-name="P1"><text:span text:style-name="T17"><text:tab/><text:tab/><text:tab/>for (; cell!=</text:span><text:span text:style-name="T18">endc</text:span><text:span text:style-name="T17">; ++cell,++cell_index)</text:span></text:p>
      <text:p text:style-name="P1"><text:span text:style-name="T17"><text:tab/><text:tab/><text:tab/>{</text:span></text:p>
      <text:p text:style-name="P1"><text:span text:style-name="T17"><text:tab/><text:tab/><text:tab/><text:tab/></text:span><text:span text:style-name="T18">bool</text:span><text:span text:style-name="T17"> need_to_p_refine = false;</text:span></text:p>
      <text:p text:style-name="P1"><text:span text:style-name="T17"><text:tab/><text:tab/><text:tab/><text:tab/></text:span><text:span text:style-name="T18">bool</text:span><text:span text:style-name="T17"> need_to_h_refine = false;</text:span></text:p>
      <text:p text:style-name="P1"><text:span text:style-name="T17"><text:tab/><text:tab/><text:tab/><text:tab/>double indicator_per_cell =0.;</text:span></text:p>
      <text:p text:style-name="P2"/>
      <text:p text:style-name="P1"><text:span text:style-name="T17"><text:tab/><text:tab/><text:tab/><text:tab/>double h_convergence_est_per_cell;</text:span></text:p>
      <text:p text:style-name="P1"><text:span text:style-name="T17"><text:tab/><text:tab/><text:tab/><text:tab/>double h_workload_num;</text:span></text:p>
      <text:p text:style-name="P1"><text:span text:style-name="T17"><text:tab/><text:tab/><text:tab/><text:tab/>h_patch_conv_load_no (h_convergence_est_per_cell,h_workload_num, cell);</text:span></text:p>
      <text:p text:style-name="P1"><text:span text:style-name="T17"><text:tab/><text:tab/><text:tab/><text:tab/>h_convergence_est_per_cell = h_convergence_est_per_cell /est_per_cell(cell_index);</text:span></text:p>
      <text:p text:style-name="P2"><text:soft-page-break/></text:p>
      <text:p text:style-name="P1"><text:span text:style-name="T17"><text:tab/><text:tab/><text:tab/><text:tab/>double p_convergence_est_per_cell;</text:span></text:p>
      <text:p text:style-name="P1"><text:span text:style-name="T17"><text:tab/><text:tab/><text:tab/><text:tab/>double p_workload_num;</text:span></text:p>
      <text:p text:style-name="P1"><text:span text:style-name="T17"><text:tab/><text:tab/><text:tab/><text:tab/>p_patch_conv_load_no (p_convergence_est_per_cell,p_workload_num, cell);</text:span></text:p>
      <text:p text:style-name="P1"><text:span text:style-name="T17"><text:tab/><text:tab/><text:tab/><text:tab/>p_convergence_est_per_cell = p_convergence_est_per_cell /est_per_cell(cell_index);</text:span></text:p>
      <text:p text:style-name="P2"/>
      <text:p text:style-name="P1"><text:span text:style-name="T17"><text:tab/><text:tab/><text:tab/><text:tab/>double h_ratio= h_convergence_est_per_cell / <text:s/>h_workload_num ;</text:span></text:p>
      <text:p text:style-name="P1"><text:span text:style-name="T17"><text:tab/><text:tab/><text:tab/><text:tab/>double p_ratio= p_convergence_est_per_cell / <text:s/>p_workload_num ;</text:span></text:p>
      <text:p text:style-name="P2"/>
      <text:p text:style-name="P1"><text:span text:style-name="T17"><text:tab/><text:tab/><text:tab/><text:tab/>if (h_ratio &lt; p_ratio) {</text:span></text:p>
      <text:p text:style-name="P1"><text:span text:style-name="T17"><text:tab/><text:tab/><text:tab/><text:tab/><text:tab/>convergence_est_per_cell(cell_index)=p_convergence_est_per_cell;</text:span></text:p>
      <text:p text:style-name="P1"><text:span text:style-name="T17"><text:tab/><text:tab/><text:tab/><text:tab/><text:tab/>indicator_per_cell=convergence_est_per_cell(cell_index)*est_per_cell(cell_index);</text:span></text:p>
      <text:p text:style-name="P1"><text:span text:style-name="T17"><text:tab/><text:tab/><text:tab/><text:tab/><text:tab/>need_to_p_refine = true;</text:span></text:p>
      <text:p text:style-name="P2"/>
      <text:p text:style-name="P1"><text:span text:style-name="T17"><text:tab/><text:tab/><text:tab/><text:tab/>}</text:span></text:p>
      <text:p text:style-name="P1"><text:span text:style-name="T17"><text:tab/><text:tab/><text:tab/><text:tab/>else{</text:span></text:p>
      <text:p text:style-name="P1"><text:span text:style-name="T17"><text:tab/><text:tab/><text:tab/><text:tab/><text:tab/>convergence_est_per_cell(cell_index)=h_convergence_est_per_cell;</text:span></text:p>
      <text:p text:style-name="P1"><text:span text:style-name="T17"><text:tab/><text:tab/><text:tab/><text:tab/><text:tab/>indicator_per_cell=convergence_est_per_cell(cell_index)*est_per_cell(cell_index);</text:span></text:p>
      <text:p text:style-name="P1"><text:span text:style-name="T17"><text:tab/><text:tab/><text:tab/><text:tab/><text:tab/>need_to_h_refine = true;</text:span></text:p>
      <text:p text:style-name="P2"/>
      <text:p text:style-name="P1"><text:span text:style-name="T17"><text:tab/><text:tab/><text:tab/><text:tab/>}</text:span></text:p>
      <text:p text:style-name="P2"/>
      <text:p text:style-name="P1"><text:span text:style-name="T17"><text:tab/><text:tab/><text:tab/><text:tab/>to_be_sorted.push_back(pair&lt;double, </text:span><text:span text:style-name="T18">hp</text:span><text:span text:style-name="T17">::DoFHandler&lt;dim&gt;::active_cell_iterator&gt; &gt; (indicator_per_cell,cell));//.............?</text:span></text:p>
      <text:p text:style-name="P1"><text:span text:style-name="T17"><text:tab/><text:tab/><text:tab/>}// cell</text:span></text:p>
      <text:p text:style-name="P1"><text:span text:style-name="T17"><text:tab/><text:tab/><text:tab/>sort (to_be_sorted.first.begin(), to_be_sorted.first.end(), decreasing);</text:span></text:p>
      <text:p text:style-name="P2"/>
      <text:p text:style-name="P2"/>
      <text:p text:style-name="P1"><text:span text:style-name="T17"><text:tab/><text:tab/><text:tab/>vector&lt;hp::DoFHandler&lt;dim&gt;::active_cell_iterator&gt; candidate_cell_set;</text:span></text:p>
      <text:p text:style-name="P1"><text:span text:style-name="T17"><text:tab/><text:tab/><text:tab/>double L2_norm=est_per_cell.l2_norm();</text:span></text:p>
      <text:p text:style-name="P1"><text:span text:style-name="T17"><text:tab/><text:tab/><text:tab/></text:span><text:span text:style-name="T18">typename</text:span><text:span text:style-name="T17"> </text:span><text:span text:style-name="T18">hp</text:span><text:span text:style-name="T17">::DoFHandler&lt;dim&gt;::active_cell_iterator <text:s/>cell_sort=to_be_sorted.second.begin(), endc_sort=to_be_sorted.second.end(); //...............?</text:span></text:p>
      <text:p text:style-name="P1"><text:span text:style-name="T17"><text:tab/><text:tab/><text:tab/>double sum=0;</text:span></text:p>
      <text:p text:style-name="P1"><text:span text:style-name="T17"><text:tab/><text:tab/><text:tab/>unsigned </text:span><text:span text:style-name="T18">int</text:span><text:span text:style-name="T17"> index_cell=0;</text:span></text:p>
      <text:p text:style-name="P1"><text:span text:style-name="T17"><text:tab/><text:tab/><text:tab/>for (; cell_sort!=endc_sort; ++cell_sort,++index_cell)</text:span></text:p>
      <text:p text:style-name="P1"><text:span text:style-name="T17"><text:tab/><text:tab/><text:tab/>{</text:span></text:p>
      <text:p text:style-name="P1"><text:span text:style-name="T17"><text:tab/><text:tab/><text:tab/><text:tab/>sum +=to_be_sorted.first(index_cell)*to_be_sorted.first(index_cell);</text:span></text:p>
      <text:p text:style-name="P1"><text:span text:style-name="T17"><text:tab/><text:tab/><text:tab/><text:tab/>if (sum &lt; (</text:span><text:span text:style-name="T18">theta</text:span><text:span text:style-name="T17">*(L2_norm))*(</text:span><text:span text:style-name="T18">theta</text:span><text:span text:style-name="T17">*(L2_norm)))</text:span></text:p>
      <text:p text:style-name="P1"><text:span text:style-name="T17"><text:tab/><text:tab/><text:tab/><text:tab/><text:tab/>candidate_cell_set.push_back (cell_sort);</text:span></text:p>
      <text:p text:style-name="P1"><text:span text:style-name="T17"><text:tab/><text:tab/><text:tab/>}// cell_sort</text:span></text:p>
      <text:p text:style-name="P2"/>
      <text:p text:style-name="P1"><text:span text:style-name="T17"><text:tab/><text:tab/><text:tab/>//...................................... <text:s/>Output results ....................................................//</text:span></text:p>
      <text:p text:style-name="P1"><text:span text:style-name="T17"><text:tab/><text:tab/><text:tab/><text:tab/>{</text:span></text:p>
      <text:p text:style-name="P1"><text:span text:style-name="T17"><text:tab/><text:tab/><text:tab/></text:span><text:span text:style-name="T18">std</text:span><text:span text:style-name="T17">::vector&lt;std::string&gt; solution_names (dim, "velocity");</text:span></text:p>
      <text:p text:style-name="P1"><text:soft-page-break/><text:span text:style-name="T17"><text:tab/><text:tab/><text:tab/>solution_names.push_back ("pressure");</text:span></text:p>
      <text:p text:style-name="P2"/>
      <text:p text:style-name="P1"><text:span text:style-name="T17"><text:tab/><text:tab/><text:tab/></text:span><text:span text:style-name="T18">std</text:span><text:span text:style-name="T17">::vector&lt;DataComponentInterpretation::DataComponentInterpretation&gt;</text:span></text:p>
      <text:p text:style-name="P1"><text:span text:style-name="T17"><text:tab/><text:tab/><text:tab/>data_component_interpretation</text:span></text:p>
      <text:p text:style-name="P1"><text:span text:style-name="T17"><text:tab/><text:tab/><text:tab/>(dim, DataComponentInterpretation::component_is_part_of_vector);</text:span></text:p>
      <text:p text:style-name="P1"><text:span text:style-name="T17"><text:tab/><text:tab/><text:tab/>data_component_interpretation</text:span></text:p>
      <text:p text:style-name="P1"><text:span text:style-name="T17"><text:tab/><text:tab/><text:tab/>.push_back (DataComponentInterpretation::component_is_scalar);</text:span></text:p>
      <text:p text:style-name="P2"/>
      <text:p text:style-name="P1"><text:span text:style-name="T17"><text:tab/><text:tab/><text:tab/>DataOut&lt;2,</text:span><text:span text:style-name="T18">hp</text:span><text:span text:style-name="T17">::DoFHandler&lt;2&gt; &gt; data_out;</text:span></text:p>
      <text:p text:style-name="P1"><text:span text:style-name="T17"><text:tab/><text:tab/><text:tab/>data_out.attach_dof_handler (dof_handler);</text:span></text:p>
      <text:p text:style-name="P1"><text:span text:style-name="T17"><text:tab/><text:tab/><text:tab/>data_out.add_data_vector (solution, solution_names,</text:span></text:p>
      <text:p text:style-name="P1"><text:span text:style-name="T17"><text:tab/><text:tab/><text:tab/>DataOut&lt;2,</text:span><text:span text:style-name="T18">hp</text:span><text:span text:style-name="T17">::DoFHandler&lt;2&gt; &gt;::type_dof_data,</text:span></text:p>
      <text:p text:style-name="P1"><text:span text:style-name="T17"><text:tab/><text:tab/><text:tab/>data_component_interpretation);</text:span></text:p>
      <text:p text:style-name="P2"/>
      <text:p text:style-name="P1"><text:span text:style-name="T17"><text:tab/><text:tab/><text:tab/>data_out.add_data_vector (est_per_cell, "error_estimator");</text:span></text:p>
      <text:p text:style-name="P1"><text:span text:style-name="T17"><text:tab/><text:tab/><text:tab/>data_out.add_data_vector (est_per_cell, "error_estimator");</text:span></text:p>
      <text:p text:style-name="P2"/>
      <text:p text:style-name="P1"><text:span text:style-name="T17"><text:tab/><text:tab/><text:tab/>data_out.build_patches ();</text:span></text:p>
      <text:p text:style-name="P2"/>
      <text:p text:style-name="P1"><text:span text:style-name="T17"><text:tab/><text:tab/><text:tab/></text:span><text:span text:style-name="T18">std</text:span><text:span text:style-name="T17">::</text:span><text:span text:style-name="T18">ostringstream</text:span><text:span text:style-name="T17"> filename;</text:span></text:p>
      <text:p text:style-name="P1"><text:span text:style-name="T17"><text:tab/><text:tab/><text:tab/>filename &lt;&lt; "solution-"</text:span></text:p>
      <text:p text:style-name="P1"><text:span text:style-name="T17"><text:tab/><text:tab/><text:tab/>&lt;&lt; Utilities::int_to_string (cycle, 2)</text:span></text:p>
      <text:p text:style-name="P1"><text:span text:style-name="T17"><text:tab/><text:tab/><text:tab/>&lt;&lt; ".</text:span><text:span text:style-name="T18">vtk</text:span><text:span text:style-name="T17">";</text:span></text:p>
      <text:p text:style-name="P2"/>
      <text:p text:style-name="P1"><text:span text:style-name="T17"><text:tab/><text:tab/><text:tab/></text:span><text:span text:style-name="T18">std</text:span><text:span text:style-name="T17">::</text:span><text:span text:style-name="T18">ofstream</text:span><text:span text:style-name="T17"> output (filename.str().c_str());</text:span></text:p>
      <text:p text:style-name="P1"><text:span text:style-name="T17"><text:tab/><text:tab/><text:tab/>data_out.write_vtk (output);</text:span></text:p>
      <text:p text:style-name="P1"><text:span text:style-name="T17"><text:tab/><text:tab/><text:tab/>}</text:span></text:p>
      <text:p text:style-name="P2"/>
      <text:p text:style-name="P1"><text:span text:style-name="T17"><text:tab/><text:tab/><text:tab/>//............................................................................................................//</text:span></text:p>
      <text:p text:style-name="P2"/>
      <text:p text:style-name="P2"/>
      <text:p text:style-name="P1"><text:span text:style-name="T17"><text:tab/><text:tab/><text:tab/></text:span><text:span text:style-name="T18">typename</text:span><text:span text:style-name="T17"> </text:span><text:span text:style-name="T18">hp</text:span><text:span text:style-name="T17">::DoFHandler&lt;dim&gt;::active_cell_iterator <text:s/>cell_candidate=candidate_cell_set.begin(), endc_candidate=candidate_cell_set.end();</text:span></text:p>
      <text:p text:style-name="P1"><text:span text:style-name="T17"><text:tab/><text:tab/><text:tab/>for (; cell_candidate!=endc_candidate; ++ cell_candidate)</text:span></text:p>
      <text:p text:style-name="P1"><text:span text:style-name="T17"><text:tab/><text:tab/><text:tab/>{</text:span></text:p>
      <text:p text:style-name="P1"><text:span text:style-name="T17"><text:tab/><text:tab/><text:tab/><text:tab/></text:span><text:span text:style-name="T18">Triangulation</text:span><text:span text:style-name="T17">&lt;dim&gt; tria_patch;//</text:span></text:p>
      <text:p text:style-name="P1"><text:span text:style-name="T17"><text:tab/><text:tab/><text:tab/><text:tab/></text:span><text:span text:style-name="T18">hp</text:span><text:span text:style-name="T17">::DoFHandler&lt;dim&gt; dof_handler_patch;//</text:span></text:p>
      <text:p text:style-name="P1"><text:span text:style-name="T17"><text:tab/><text:tab/><text:tab/><text:tab/>dof_handler_patch(tria_patch);//</text:span></text:p>
      <text:p text:style-name="P2"/>
      <text:p text:style-name="P1"><text:span text:style-name="T17"><text:tab/><text:tab/><text:tab/><text:tab/>if (need_to_h_refine == true){</text:span></text:p>
      <text:p text:style-name="P2"/>
      <text:p text:style-name="P1"><text:span text:style-name="T17"><text:tab/><text:tab/><text:tab/><text:tab/><text:tab/>vector&lt;hp::DoFHandler&lt;dim&gt;::active_cell_iterator&gt; patch = get_patch_around_cell (cell_candidate);</text:span></text:p>
      <text:p text:style-name="P1"><text:span text:style-name="T17"><text:tab/><text:tab/><text:tab/><text:tab/><text:tab/>build_triangulation_from_patch (patch, tria_patch,level_h_refine, level_p_refine);</text:span></text:p>
      <text:p text:style-name="P1"><text:span text:style-name="T17"><text:tab/><text:tab/><text:tab/><text:tab/><text:tab/>//................................................set_fe_nothing...........................................//</text:span></text:p>
      <text:p text:style-name="P1"><text:span text:style-name="T17"><text:tab/><text:tab/><text:tab/><text:tab/><text:tab/></text:span><text:span text:style-name="T18">typename</text:span><text:span text:style-name="T17"> DoFHandler&lt;dim&gt;::active_cell_iterator</text:span></text:p>
      <text:p text:style-name="P2"/>
      <text:p text:style-name="P1"><text:span text:style-name="T17"><text:tab/><text:tab/><text:tab/><text:tab/><text:tab/><text:tab/>cell_p = dof_handler_patch.begin_active(),</text:span></text:p>
      <text:p text:style-name="P1"><text:span text:style-name="T17"><text:tab/><text:tab/><text:tab/><text:tab/><text:tab/><text:tab/>endc_p = dof_handler_patch.end();</text:span></text:p>
      <text:p text:style-name="P1"><text:span text:style-name="T17"><text:tab/><text:tab/><text:tab/><text:tab/><text:tab/>for (; cell_p!=endc_p; ++cell_p){</text:span></text:p>
      <text:p text:style-name="P2"/>
      <text:p text:style-name="P1"><text:span text:style-name="T17"><text:tab/><text:tab/><text:tab/><text:tab/><text:tab/><text:tab/>if (cell_is_on_patch(cell_p))</text:span></text:p>
      <text:p text:style-name="P1"><text:span text:style-name="T17"><text:tab/><text:tab/><text:tab/><text:tab/><text:tab/><text:tab/><text:tab/>cell_p-&gt;set_active_fe_index (0);</text:span></text:p>
      <text:p text:style-name="P1"><text:span text:style-name="T17"><text:tab/><text:tab/><text:tab/><text:tab/><text:tab/><text:tab/>else if (cell_is_NOT_on_patch(cell_p))</text:span></text:p>
      <text:p text:style-name="P1"><text:soft-page-break/><text:span text:style-name="T17"><text:tab/><text:tab/><text:tab/><text:tab/><text:tab/><text:tab/><text:tab/>cell_p-&gt;set_active_fe_index (max_degree);</text:span></text:p>
      <text:p text:style-name="P1"><text:span text:style-name="T17"><text:tab/><text:tab/><text:tab/><text:tab/><text:tab/><text:tab/>else</text:span></text:p>
      <text:p text:style-name="P1"><text:span text:style-name="T17"><text:tab/><text:tab/><text:tab/><text:tab/><text:tab/><text:tab/><text:tab/>Assert (false, ExcNotImplemented());</text:span></text:p>
      <text:p text:style-name="P1"><text:span text:style-name="T17"><text:tab/><text:tab/><text:tab/><text:tab/><text:tab/>}//cell_p</text:span></text:p>
      <text:p text:style-name="P1"><text:span text:style-name="T17"><text:tab/><text:tab/><text:tab/><text:tab/><text:tab/>//.........................................................................................................//</text:span></text:p>
      <text:p text:style-name="P1"><text:span text:style-name="T17"><text:tab/><text:tab/><text:tab/><text:tab/><text:tab/></text:span><text:span text:style-name="T18">bool</text:span><text:span text:style-name="T17"> need_to_refine;</text:span></text:p>
      <text:p text:style-name="P1"><text:span text:style-name="T17"><text:tab/><text:tab/><text:tab/><text:tab/><text:tab/>do</text:span></text:p>
      <text:p text:style-name="P1"><text:span text:style-name="T17"><text:tab/><text:tab/><text:tab/><text:tab/><text:tab/>{</text:span></text:p>
      <text:p text:style-name="P1"><text:span text:style-name="T17"><text:tab/><text:tab/><text:tab/><text:tab/><text:tab/><text:tab/>need_to_refine = false;</text:span></text:p>
      <text:p text:style-name="P1"><text:span text:style-name="T17"><text:tab/><text:tab/><text:tab/><text:tab/><text:tab/><text:tab/></text:span><text:span text:style-name="T18">typename</text:span><text:span text:style-name="T17"> </text:span><text:span text:style-name="T18">hp</text:span><text:span text:style-name="T17">::DoFHandler&lt;2&gt;::active_cell_iterator</text:span></text:p>
      <text:p text:style-name="P1"><text:span text:style-name="T17"><text:tab/><text:tab/><text:tab/><text:tab/><text:tab/><text:tab/><text:tab/>cell_p = dof_handler_patch.begin_active(),</text:span></text:p>
      <text:p text:style-name="P1"><text:span text:style-name="T17"><text:tab/><text:tab/><text:tab/><text:tab/><text:tab/><text:tab/><text:tab/>endc_p = dof_handler_patch.end();</text:span></text:p>
      <text:p text:style-name="P1"><text:span text:style-name="T17"><text:tab/><text:tab/><text:tab/><text:tab/><text:tab/><text:tab/>for (; cell_p!=endc_p; ++cell_p){</text:span></text:p>
      <text:p text:style-name="P2"/>
      <text:p text:style-name="P1"><text:span text:style-name="T17"><text:tab/><text:tab/><text:tab/><text:tab/><text:tab/><text:tab/><text:tab/>if ( (cell_is_on_patch(cell_p)) &amp;&amp; <text:s/>(cell_p-&gt;level() &lt; <text:s/>level_h_refine+1) ) <text:s/>{</text:span></text:p>
      <text:p text:style-name="P1"><text:span text:style-name="T17"><text:tab/><text:tab/><text:tab/><text:tab/><text:tab/><text:tab/><text:tab/><text:tab/>need_to_refine = true;</text:span></text:p>
      <text:p text:style-name="P1"><text:span text:style-name="T17"><text:tab/><text:tab/><text:tab/><text:tab/><text:tab/><text:tab/><text:tab/><text:tab/>cell_p-&gt;refine_flag_set(); ///..........................?</text:span></text:p>
      <text:p text:style-name="P1"><text:span text:style-name="T17"><text:tab/><text:tab/><text:tab/><text:tab/><text:tab/><text:tab/><text:tab/>}</text:span></text:p>
      <text:p text:style-name="P1"><text:span text:style-name="T17"><text:tab/><text:tab/><text:tab/><text:tab/><text:tab/><text:tab/>}</text:span></text:p>
      <text:p text:style-name="P1"><text:span text:style-name="T17"><text:tab/><text:tab/><text:tab/><text:tab/><text:tab/>}//cell_p</text:span></text:p>
      <text:p text:style-name="P1"><text:span text:style-name="T17"><text:tab/><text:tab/><text:tab/><text:tab/><text:tab/>if (need_to_refine == true)</text:span></text:p>
      <text:p text:style-name="P1"><text:span text:style-name="T17"><text:tab/><text:tab/><text:tab/><text:tab/><text:tab/><text:tab/>tria_patch.execute_coarsening_and_refinement ();</text:span></text:p>
      <text:p text:style-name="P1"><text:span text:style-name="T17"><text:tab/><text:tab/><text:tab/><text:tab/>}//do</text:span></text:p>
      <text:p text:style-name="P1"><text:span text:style-name="T17"><text:tab/><text:tab/><text:tab/><text:tab/>while (need_to_refine == true);</text:span></text:p>
      <text:p text:style-name="P2"/>
      <text:p text:style-name="P1"><text:span text:style-name="T17"><text:tab/><text:tab/><text:tab/>}//if <text:s text:c="3"/>need_to_h_refine</text:span></text:p>
      <text:p text:style-name="P1"><text:span text:style-name="T17"><text:tab/><text:tab/><text:tab/>//......................................................................................................................................................//</text:span></text:p>
      <text:p text:style-name="P1"><text:span text:style-name="T17"><text:tab/><text:tab/><text:tab/>if(need_to_p_refine == true){</text:span></text:p>
      <text:p text:style-name="P2"/>
      <text:p text:style-name="P1"><text:span text:style-name="T17"><text:tab/><text:tab/><text:tab/><text:tab/>vector&lt;hp::DoFHandler&lt;dim&gt;::active_cell_iterator&gt; patch = get_patch_around_cell (cell_candidate);</text:span></text:p>
      <text:p text:style-name="P1"><text:span text:style-name="T17"><text:tab/><text:tab/><text:tab/><text:tab/>build_triangulation_from_patch (patch, tria_patch,level_h_refine, level_p_refine);</text:span></text:p>
      <text:p text:style-name="P2"/>
      <text:p text:style-name="P1"><text:span text:style-name="T17"><text:tab/><text:tab/><text:tab/><text:tab/>//................................................set_fe_nothing...........................................//</text:span></text:p>
      <text:p text:style-name="P1"><text:span text:style-name="T17"><text:tab/><text:tab/><text:tab/><text:tab/></text:span><text:span text:style-name="T18">typename</text:span><text:span text:style-name="T17"> DoFHandler&lt;dim&gt;::active_cell_iterator</text:span></text:p>
      <text:p text:style-name="P1"><text:span text:style-name="T17"><text:tab/><text:tab/><text:tab/><text:tab/><text:tab/>cell_p = dof_handler_patch.begin_active(),</text:span></text:p>
      <text:p text:style-name="P1"><text:span text:style-name="T17"><text:tab/><text:tab/><text:tab/><text:tab/><text:tab/>endc_p = dof_handler_patch.end();</text:span></text:p>
      <text:p text:style-name="P1"><text:span text:style-name="T17"><text:tab/><text:tab/><text:tab/><text:tab/>for (; cell_p!=endc_p; ++cell_p){</text:span></text:p>
      <text:p text:style-name="P2"/>
      <text:p text:style-name="P1"><text:span text:style-name="T17"><text:tab/><text:tab/><text:tab/><text:tab/><text:tab/>if (cell_is_on_patch(cell_p))</text:span></text:p>
      <text:p text:style-name="P1"><text:span text:style-name="T17"><text:tab/><text:tab/><text:tab/><text:tab/><text:tab/><text:tab/>cell_p-&gt;set_active_fe_index (0);</text:span></text:p>
      <text:p text:style-name="P1"><text:span text:style-name="T17"><text:tab/><text:tab/><text:tab/><text:tab/><text:tab/>else if (cell_is_NOT_on_patch(cell_p))</text:span></text:p>
      <text:p text:style-name="P1"><text:span text:style-name="T17"><text:tab/><text:tab/><text:tab/><text:tab/><text:tab/><text:tab/>cell_p-&gt;set_active_fe_index (max_degree);</text:span></text:p>
      <text:p text:style-name="P1"><text:span text:style-name="T17"><text:tab/><text:tab/><text:tab/><text:tab/><text:tab/>else</text:span></text:p>
      <text:p text:style-name="P1"><text:span text:style-name="T17"><text:tab/><text:tab/><text:tab/><text:tab/><text:tab/><text:tab/>Assert (false, ExcNotImplemented());</text:span></text:p>
      <text:p text:style-name="P1"><text:span text:style-name="T17"><text:tab/><text:tab/><text:tab/><text:tab/>}//cell</text:span></text:p>
      <text:p text:style-name="P1"><text:span text:style-name="T17"><text:tab/><text:tab/><text:tab/><text:tab/>//.........................................................................................................//</text:span></text:p>
      <text:p text:style-name="P1"><text:soft-page-break/><text:span text:style-name="T17"><text:tab/><text:tab/><text:tab/><text:tab/></text:span><text:span text:style-name="T18">typename</text:span><text:span text:style-name="T17"> DoFHandler&lt;dim&gt;::active_cell_iterator</text:span></text:p>
      <text:p text:style-name="P1"><text:span text:style-name="T17"><text:tab/><text:tab/><text:tab/><text:tab/><text:tab/>cell_p = dof_handler_patch.begin_active(),</text:span></text:p>
      <text:p text:style-name="P1"><text:span text:style-name="T17"><text:tab/><text:tab/><text:tab/><text:tab/><text:tab/>endc_p = dof_handler_patch.end();</text:span></text:p>
      <text:p text:style-name="P1"><text:span text:style-name="T17"><text:tab/><text:tab/><text:tab/><text:tab/>for (; cell_p!=endc_p; ++cell_p){</text:span></text:p>
      <text:p text:style-name="P1"><text:span text:style-name="T17"><text:tab/><text:tab/><text:tab/><text:tab/><text:tab/>if (cell_is_on_patch(cell_p)){</text:span></text:p>
      <text:p text:style-name="P1"><text:span text:style-name="T17"><text:tab/><text:tab/><text:tab/><text:tab/><text:tab/><text:tab/>if (cell_p-&gt;active_fe_index()+1 &lt; fe_collection.size() &amp;&amp; cell_p-&gt;active_fe_index() &lt; level_p_refine+1)</text:span></text:p>
      <text:p text:style-name="P1"><text:span text:style-name="T17"><text:tab/><text:tab/><text:tab/><text:tab/><text:tab/><text:tab/><text:tab/>cell_P-&gt;set_active_fe_index (cell_p-&gt;active_fe_index() + 1);</text:span></text:p>
      <text:p text:style-name="P1"><text:span text:style-name="T17"><text:tab/><text:tab/><text:tab/><text:tab/><text:tab/>}//if</text:span></text:p>
      <text:p text:style-name="P1"><text:span text:style-name="T17"><text:tab/><text:tab/><text:tab/><text:tab/>}//cell_p</text:span></text:p>
      <text:p text:style-name="P1"><text:span text:style-name="T17"><text:tab/><text:tab/><text:tab/>}// if <text:s/>need_to_p_refine</text:span></text:p>
      <text:p text:style-name="P1"><text:span text:style-name="T17"><text:tab/><text:tab/><text:tab/>//......................................................................................................................................................//</text:span></text:p>
      <text:p text:style-name="P1"><text:span text:style-name="T17"><text:tab/><text:tab/>}// candidate_cells</text:span></text:p>
      <text:p text:style-name="P2"/>
      <text:p text:style-name="P1"><text:span text:style-name="T17"><text:tab/>}// </text:span><text:span text:style-name="T18">postprocess</text:span></text:p>
      <text:p text:style-name="P1"><text:span text:style-name="T17">*/</text:span></text:p>
      <text:p text:style-name="P1"><text:span text:style-name="T5"><text:tab/></text:span><text:span text:style-name="T17">/*......................................................................................................................................................*/</text:span></text:p>
      <text:p text:style-name="P1"><text:span text:style-name="T1">template</text:span><text:span text:style-name="T5"> &lt;</text:span><text:span text:style-name="T1">int</text:span><text:span text:style-name="T5"> </text:span><text:span text:style-name="T21">dim</text:span><text:span text:style-name="T5">&gt;</text:span></text:p>
      <text:p text:style-name="P1"><text:span text:style-name="T5"><text:tab/></text:span><text:span text:style-name="T1">void</text:span><text:span text:style-name="T5"> </text:span><text:span text:style-name="T8">StokesProblem &lt;dim&gt;::run</text:span><text:span text:style-name="T5">(){</text:span></text:p>
      <text:p text:style-name="P2"/>
      <text:p text:style-name="P1"><text:span text:style-name="T5"><text:tab/><text:tab/></text:span><text:span text:style-name="T17">//for (unsigned </text:span><text:span text:style-name="T18">int</text:span><text:span text:style-name="T17"> cycle=0; cycle&lt;6; ++cycle)</text:span></text:p>
      <text:p text:style-name="P1"><text:span text:style-name="T5"><text:tab/><text:tab/></text:span><text:span text:style-name="T17">//{</text:span></text:p>
      <text:p text:style-name="P1"><text:span text:style-name="T5"><text:tab/><text:tab/><text:tab/></text:span><text:span text:style-name="T17">//</text:span><text:span text:style-name="T18">cout</text:span><text:span text:style-name="T17"> &lt;&lt; "Cycle " &lt;&lt; cycle &lt;&lt; ':' &lt;&lt; </text:span><text:span text:style-name="T18">endl</text:span><text:span text:style-name="T17">;</text:span></text:p>
      <text:p text:style-name="P1"><text:span text:style-name="T5"><text:tab/><text:tab/><text:tab/></text:span><text:span text:style-name="T17">//if (cycle == 0)</text:span></text:p>
      <text:p text:style-name="P2"/>
      <text:p text:style-name="P1"><text:span text:style-name="T5"><text:tab/><text:tab/><text:tab/><text:tab/>generate_mesh();</text:span></text:p>
      <text:p text:style-name="P2"/>
      <text:p text:style-name="P1"><text:span text:style-name="T5"><text:tab/><text:tab/><text:tab/>setup_system ();</text:span></text:p>
      <text:p text:style-name="P1"><text:span text:style-name="T5"><text:tab/><text:tab/><text:tab/>assemble_system();</text:span></text:p>
      <text:p text:style-name="P1"><text:span text:style-name="T5"><text:tab/><text:tab/><text:tab/>solve ();</text:span></text:p>
      <text:p text:style-name="P1"><text:span text:style-name="T5"><text:tab/><text:tab/><text:tab/>compute_error ();</text:span></text:p>
      <text:p text:style-name="P1"><text:span text:style-name="T5"><text:tab/><text:tab/><text:tab/></text:span><text:span text:style-name="T17">//estimate(est_per_cell);</text:span></text:p>
      <text:p text:style-name="P1"><text:span text:style-name="T5"><text:tab/><text:tab/><text:tab/></text:span><text:span text:style-name="T17">//L2_norm_est= est_per_cell.l2_norm();</text:span></text:p>
      <text:p text:style-name="P1"><text:span text:style-name="T5"><text:tab/><text:tab/><text:tab/></text:span><text:span text:style-name="T17">//</text:span><text:span text:style-name="T18">cout</text:span><text:span text:style-name="T17">&lt;&lt; "L2_norm Estimate is: "&lt;&lt; L2_norm_est &lt;&lt; </text:span><text:span text:style-name="T18">endl</text:span><text:span text:style-name="T17">;</text:span></text:p>
      <text:p text:style-name="P2"/>
      <text:p text:style-name="P1"><text:span text:style-name="T5"><text:tab/><text:tab/><text:tab/></text:span><text:span text:style-name="T17">//if (L2_norm_est &lt; Tolerance) break;</text:span></text:p>
      <text:p text:style-name="P2"/>
      <text:p text:style-name="P1"><text:span text:style-name="T5"><text:tab/><text:tab/><text:tab/></text:span><text:span text:style-name="T17">//</text:span><text:span text:style-name="T18">postprocess</text:span><text:span text:style-name="T17">(cycle);</text:span></text:p>
      <text:p text:style-name="P1"><text:span text:style-name="T5"><text:tab/><text:tab/></text:span><text:span text:style-name="T17">//}</text:span></text:p>
      <text:p text:style-name="P1"><text:span text:style-name="T5"><text:tab/>}</text:span><text:span text:style-name="T17">//run</text:span></text:p>
      <text:p text:style-name="P1"><text:span text:style-name="T5">}</text:span><text:span text:style-name="T17">// <text:s/></text:span><text:span text:style-name="T18">namespace</text:span><text:span text:style-name="T17"> </text:span><text:span text:style-name="T18">hp</text:span><text:span text:style-name="T17">-</text:span><text:span text:style-name="T18">Stokes</text:span></text:p>
      <text:p text:style-name="P1"><text:span text:style-name="T17">/*......................................................................................*/</text:span></text:p>
      <text:p text:style-name="P1"><text:span text:style-name="T1">int</text:span><text:span text:style-name="T5"> </text:span><text:span text:style-name="T8">main</text:span><text:span text:style-name="T5"> ()</text:span></text:p>
      <text:p text:style-name="P1"><text:span text:style-name="T5">{</text:span></text:p>
      <text:p text:style-name="P2"/>
      <text:p text:style-name="P1"><text:span text:style-name="T5"><text:tab/></text:span><text:span text:style-name="T1">try</text:span></text:p>
      <text:p text:style-name="P1"><text:span text:style-name="T5"><text:tab/>{</text:span></text:p>
      <text:p text:style-name="P1"><text:span text:style-name="T5"><text:tab/><text:tab/></text:span><text:span text:style-name="T1">using</text:span><text:span text:style-name="T5"> </text:span><text:span text:style-name="T1">namespace</text:span><text:span text:style-name="T5"> </text:span><text:span text:style-name="T6">dealii</text:span><text:span text:style-name="T5">;</text:span></text:p>
      <text:p text:style-name="P1"><text:span text:style-name="T5"><text:tab/><text:tab/></text:span><text:span text:style-name="T1">using</text:span><text:span text:style-name="T5"> </text:span><text:span text:style-name="T1">namespace</text:span><text:span text:style-name="T5"> hp_Stokes;</text:span></text:p>
      <text:p text:style-name="P1"><text:span text:style-name="T5"><text:tab/><text:tab/></text:span><text:span text:style-name="T6">deallog</text:span><text:span text:style-name="T5">.</text:span><text:span text:style-name="T6">depth_console</text:span><text:span text:style-name="T5"> (0);</text:span></text:p>
      <text:p text:style-name="P1"><text:span text:style-name="T5"><text:tab/><text:tab/></text:span><text:span text:style-name="T26">StokesProblem</text:span><text:span text:style-name="T5">&lt;2&gt; stokesproblem;</text:span></text:p>
      <text:p text:style-name="P1"><text:span text:style-name="T5"><text:tab/><text:tab/>stokesproblem.run();</text:span></text:p>
      <text:p text:style-name="P1"><text:soft-page-break/><text:span text:style-name="T5"><text:tab/>}</text:span></text:p>
      <text:p text:style-name="P1"><text:span text:style-name="T5"><text:tab/></text:span><text:span text:style-name="T1">catch</text:span><text:span text:style-name="T5"> (std::</text:span><text:span text:style-name="T26">exception</text:span><text:span text:style-name="T5"> &amp;exc)</text:span></text:p>
      <text:p text:style-name="P1"><text:span text:style-name="T5"><text:tab/>{</text:span></text:p>
      <text:p text:style-name="P1"><text:span text:style-name="T5"><text:tab/><text:tab/>std::cerr &lt;&lt; std::</text:span><text:span text:style-name="T29">endl</text:span><text:span text:style-name="T5"> &lt;&lt; std::</text:span><text:span text:style-name="T29">endl</text:span></text:p>
      <text:p text:style-name="P1"><text:span text:style-name="T5"><text:tab/><text:tab/><text:tab/>&lt;&lt; </text:span><text:span text:style-name="T13">"----------------------------------------------------"</text:span></text:p>
      <text:p text:style-name="P1"><text:span text:style-name="T5"><text:tab/><text:tab/><text:tab/>&lt;&lt; std::</text:span><text:span text:style-name="T29">endl</text:span><text:span text:style-name="T5">;</text:span></text:p>
      <text:p text:style-name="P1"><text:span text:style-name="T5"><text:tab/><text:tab/>std::cerr &lt;&lt; </text:span><text:span text:style-name="T13">"Exception on processing: "</text:span><text:span text:style-name="T5"> &lt;&lt; std::</text:span><text:span text:style-name="T29">endl</text:span></text:p>
      <text:p text:style-name="P1"><text:span text:style-name="T5"><text:tab/><text:tab/><text:tab/>&lt;&lt; exc.</text:span><text:span text:style-name="T29">what</text:span><text:span text:style-name="T5">() &lt;&lt; std::</text:span><text:span text:style-name="T29">endl</text:span></text:p>
      <text:p text:style-name="P1"><text:span text:style-name="T5"><text:tab/><text:tab/><text:tab/>&lt;&lt; </text:span><text:span text:style-name="T13">"Aborting!"</text:span><text:span text:style-name="T5"> &lt;&lt; std::</text:span><text:span text:style-name="T29">endl</text:span></text:p>
      <text:p text:style-name="P1"><text:span text:style-name="T5"><text:tab/><text:tab/><text:tab/>&lt;&lt; </text:span><text:span text:style-name="T13">"----------------------------------------------------"</text:span></text:p>
      <text:p text:style-name="P1"><text:span text:style-name="T5"><text:tab/><text:tab/><text:tab/>&lt;&lt; std::</text:span><text:span text:style-name="T29">endl</text:span><text:span text:style-name="T5">;</text:span></text:p>
      <text:p text:style-name="P1"><text:span text:style-name="T5"><text:tab/><text:tab/></text:span><text:span text:style-name="T1">return</text:span><text:span text:style-name="T5"> 1;</text:span></text:p>
      <text:p text:style-name="P1"><text:span text:style-name="T5"><text:tab/>}</text:span></text:p>
      <text:p text:style-name="P1"><text:span text:style-name="T5"><text:tab/></text:span><text:span text:style-name="T1">catch</text:span><text:span text:style-name="T5"> (...)</text:span></text:p>
      <text:p text:style-name="P1"><text:span text:style-name="T5"><text:tab/>{</text:span></text:p>
      <text:p text:style-name="P1"><text:span text:style-name="T5"><text:tab/><text:tab/>std::cerr &lt;&lt; std::</text:span><text:span text:style-name="T29">endl</text:span><text:span text:style-name="T5"> &lt;&lt; std::</text:span><text:span text:style-name="T29">endl</text:span></text:p>
      <text:p text:style-name="P1"><text:span text:style-name="T5"><text:tab/><text:tab/><text:tab/>&lt;&lt; </text:span><text:span text:style-name="T13">"----------------------------------------------------"</text:span></text:p>
      <text:p text:style-name="P1"><text:span text:style-name="T5"><text:tab/><text:tab/><text:tab/>&lt;&lt; std::</text:span><text:span text:style-name="T29">endl</text:span><text:span text:style-name="T5">;</text:span></text:p>
      <text:p text:style-name="P1"><text:span text:style-name="T5"><text:tab/><text:tab/>std::cerr &lt;&lt; </text:span><text:span text:style-name="T13">"Unknown exception!"</text:span><text:span text:style-name="T5"> &lt;&lt; std::</text:span><text:span text:style-name="T29">endl</text:span></text:p>
      <text:p text:style-name="P1"><text:span text:style-name="T5"><text:tab/><text:tab/><text:tab/>&lt;&lt; </text:span><text:span text:style-name="T13">"Aborting!"</text:span><text:span text:style-name="T5"> &lt;&lt; std::</text:span><text:span text:style-name="T29">endl</text:span></text:p>
      <text:p text:style-name="P1"><text:span text:style-name="T5"><text:tab/><text:tab/><text:tab/>&lt;&lt; </text:span><text:span text:style-name="T13">"----------------------------------------------------"</text:span></text:p>
      <text:p text:style-name="P1"><text:span text:style-name="T5"><text:tab/><text:tab/><text:tab/>&lt;&lt; std::</text:span><text:span text:style-name="T29">endl</text:span><text:span text:style-name="T5">;</text:span></text:p>
      <text:p text:style-name="P1"><text:span text:style-name="T5"><text:tab/><text:tab/></text:span><text:span text:style-name="T1">return</text:span><text:span text:style-name="T5"> 1;</text:span></text:p>
      <text:p text:style-name="P1"><text:span text:style-name="T5"><text:tab/>}</text:span></text:p>
      <text:p text:style-name="P1"><text:span text:style-name="T5"><text:tab/></text:span><text:span text:style-name="T1">return</text:span><text:span text:style-name="T5"> 0;</text:span></text:p>
      <text:p text:style-name="P2"/>
      <text:p text:style-name="P1"><text:span text:style-name="T5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ezou Ghesmati</meta:initial-creator>
    <meta:creation-date>2014-09-25T11:27:32.373627575</meta:creation-date>
    <dc:date>2014-09-26T14:35:10.044073137</dc:date>
    <dc:creator>Arezou Ghesmati</dc:creator>
    <meta:editing-duration>PT18M11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36" meta:paragraph-count="1431" meta:word-count="4393" meta:character-count="63678" meta:non-whitespace-character-count="55510"/>
  </office:meta>
</office:document-meta>
</file>